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77cm"/>
    </style:style>
    <style:style style:name="co2" style:family="table-column">
      <style:table-column-properties fo:break-before="auto" style:column-width="2.004cm"/>
    </style:style>
    <style:style style:name="co3" style:family="table-column">
      <style:table-column-properties fo:break-before="auto" style:column-width="1.896cm"/>
    </style:style>
    <style:style style:name="co4" style:family="table-column">
      <style:table-column-properties fo:break-before="auto" style:column-width="3.447cm"/>
    </style:style>
    <style:style style:name="co5" style:family="table-column">
      <style:table-column-properties fo:break-before="auto" style:column-width="3.595cm"/>
    </style:style>
    <style:style style:name="co6" style:family="table-column">
      <style:table-column-properties fo:break-before="auto" style:column-width="3.454cm"/>
    </style:style>
    <style:style style:name="co7" style:family="table-column">
      <style:table-column-properties fo:break-before="auto" style:column-width="3.69cm"/>
    </style:style>
    <style:style style:name="co8" style:family="table-column">
      <style:table-column-properties fo:break-before="auto" style:column-width="2.11cm"/>
    </style:style>
    <style:style style:name="co9" style:family="table-column">
      <style:table-column-properties fo:break-before="auto" style:column-width="2.346cm"/>
    </style:style>
    <style:style style:name="co10" style:family="table-column">
      <style:table-column-properties fo:break-before="auto" style:column-width="7.578cm"/>
    </style:style>
    <style:style style:name="co11" style:family="table-column">
      <style:table-column-properties fo:break-before="auto" style:column-width="8.789cm"/>
    </style:style>
    <style:style style:name="co12" style:family="table-column">
      <style:table-column-properties fo:break-before="auto" style:column-width="7.588cm"/>
    </style:style>
    <style:style style:name="co13" style:family="table-column">
      <style:table-column-properties fo:break-before="auto" style:column-width="30.341cm"/>
    </style:style>
    <style:style style:name="co14" style:family="table-column">
      <style:table-column-properties fo:break-before="auto" style:column-width="3.778cm"/>
    </style:style>
    <style:style style:name="co15" style:family="table-column">
      <style:table-column-properties fo:break-before="auto" style:column-width="2.981cm"/>
    </style:style>
    <style:style style:name="co16" style:family="table-column">
      <style:table-column-properties fo:break-before="auto" style:column-width="3.006cm"/>
    </style:style>
    <style:style style:name="co17" style:family="table-column">
      <style:table-column-properties fo:break-before="auto" style:column-width="2.745cm"/>
    </style:style>
    <style:style style:name="co18" style:family="table-column">
      <style:table-column-properties fo:break-before="auto" style:column-width="3.076cm"/>
    </style:style>
    <style:style style:name="co19" style:family="table-column">
      <style:table-column-properties fo:break-before="auto" style:column-width="4.614cm"/>
    </style:style>
    <style:style style:name="co20" style:family="table-column">
      <style:table-column-properties fo:break-before="auto" style:column-width="5.145cm"/>
    </style:style>
    <style:style style:name="co21" style:family="table-column">
      <style:table-column-properties fo:break-before="auto" style:column-width="4.232cm"/>
    </style:style>
    <style:style style:name="co22" style:family="table-column">
      <style:table-column-properties fo:break-before="auto" style:column-width="4.891cm"/>
    </style:style>
    <style:style style:name="co23" style:family="table-column">
      <style:table-column-properties fo:break-before="auto" style:column-width="2.769cm"/>
    </style:style>
    <style:style style:name="co24" style:family="table-column">
      <style:table-column-properties fo:break-before="auto" style:column-width="2.704cm"/>
    </style:style>
    <style:style style:name="co25" style:family="table-column">
      <style:table-column-properties fo:break-before="auto" style:column-width="7.218cm"/>
    </style:style>
    <style:style style:name="co26" style:family="table-column">
      <style:table-column-properties fo:break-before="auto" style:column-width="2.605cm"/>
    </style:style>
    <style:style style:name="co27" style:family="table-column">
      <style:table-column-properties fo:break-before="auto" style:column-width="7.43cm"/>
    </style:style>
    <style:style style:name="co28" style:family="table-column">
      <style:table-column-properties fo:break-before="auto" style:column-width="9.158cm"/>
    </style:style>
    <style:style style:name="co29" style:family="table-column">
      <style:table-column-properties fo:break-before="auto" style:column-width="6.738cm"/>
    </style:style>
    <style:style style:name="co30" style:family="table-column">
      <style:table-column-properties fo:break-before="auto" style:column-width="6.165cm"/>
    </style:style>
    <style:style style:name="co31" style:family="table-column">
      <style:table-column-properties fo:break-before="auto" style:column-width="3.193cm"/>
    </style:style>
    <style:style style:name="co32" style:family="table-column">
      <style:table-column-properties fo:break-before="auto" style:column-width="3.043cm"/>
    </style:style>
    <style:style style:name="co33" style:family="table-column">
      <style:table-column-properties fo:break-before="auto" style:column-width="3.32cm"/>
    </style:style>
    <style:style style:name="co34" style:family="table-column">
      <style:table-column-properties fo:break-before="auto" style:column-width="2.3cm"/>
    </style:style>
    <style:style style:name="co35" style:family="table-column">
      <style:table-column-properties fo:break-before="auto" style:column-width="2.916cm"/>
    </style:style>
    <style:style style:name="co36" style:family="table-column">
      <style:table-column-properties fo:break-before="auto" style:column-width="3.404cm"/>
    </style:style>
    <style:style style:name="co37" style:family="table-column">
      <style:table-column-properties fo:break-before="auto" style:column-width="3.679cm"/>
    </style:style>
    <style:style style:name="co38" style:family="table-column">
      <style:table-column-properties fo:break-before="auto" style:column-width="10.814cm"/>
    </style:style>
    <style:style style:name="co39" style:family="table-column">
      <style:table-column-properties fo:break-before="auto" style:column-width="1.833cm"/>
    </style:style>
    <style:style style:name="co40" style:family="table-column">
      <style:table-column-properties fo:break-before="auto" style:column-width="2.852cm"/>
    </style:style>
    <style:style style:name="co41" style:family="table-column">
      <style:table-column-properties fo:break-before="auto" style:column-width="3.893cm"/>
    </style:style>
    <style:style style:name="co42" style:family="table-column">
      <style:table-column-properties fo:break-before="auto" style:column-width="1.875cm"/>
    </style:style>
    <style:style style:name="co43" style:family="table-column">
      <style:table-column-properties fo:break-before="auto" style:column-width="1.536cm"/>
    </style:style>
    <style:style style:name="co44" style:family="table-column">
      <style:table-column-properties fo:break-before="auto" style:column-width="2.491cm"/>
    </style:style>
    <style:style style:name="co45" style:family="table-column">
      <style:table-column-properties fo:break-before="auto" style:column-width="2.342cm"/>
    </style:style>
    <style:style style:name="co46" style:family="table-column">
      <style:table-column-properties fo:break-before="auto" style:column-width="23.396cm"/>
    </style:style>
    <style:style style:name="co47" style:family="table-column">
      <style:table-column-properties fo:break-before="auto" style:column-width="23.925cm"/>
    </style:style>
    <style:style style:name="co48" style:family="table-column">
      <style:table-column-properties fo:break-before="auto" style:column-width="3.425cm"/>
    </style:style>
    <style:style style:name="co49" style:family="table-column">
      <style:table-column-properties fo:break-before="auto" style:column-width="3.787cm"/>
    </style:style>
    <style:style style:name="co50"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58cm" fo:break-before="auto" style:use-optimal-row-height="true"/>
    </style:style>
    <style:style style:name="ro3" style:family="table-row">
      <style:table-row-properties style:row-height="12.176cm" fo:break-before="auto" style:use-optimal-row-height="true"/>
    </style:style>
    <style:style style:name="ro4" style:family="table-row">
      <style:table-row-properties style:row-height="13.388cm" fo:break-before="auto" style:use-optimal-row-height="true"/>
    </style:style>
    <style:style style:name="ro5" style:family="table-row">
      <style:table-row-properties style:row-height="13.792cm" fo:break-before="auto" style:use-optimal-row-height="true"/>
    </style:style>
    <style:style style:name="ro6" style:family="table-row">
      <style:table-row-properties style:row-height="15.004cm" fo:break-before="auto" style:use-optimal-row-height="true"/>
    </style:style>
    <style:style style:name="ro7" style:family="table-row">
      <style:table-row-properties style:row-height="14.6cm" fo:break-before="auto" style:use-optimal-row-height="true"/>
    </style:style>
    <style:style style:name="ro8" style:family="table-row">
      <style:table-row-properties style:row-height="9.754cm" fo:break-before="auto" style:use-optimal-row-height="true"/>
    </style:style>
    <style:style style:name="ro9" style:family="table-row">
      <style:table-row-properties style:row-height="12.984cm" fo:break-before="auto" style:use-optimal-row-height="true"/>
    </style:style>
    <style:style style:name="ro10" style:family="table-row">
      <style:table-row-properties style:row-height="14.196cm" fo:break-before="auto" style:use-optimal-row-height="true"/>
    </style:style>
    <style:style style:name="ro11" style:family="table-row">
      <style:table-row-properties style:row-height="11.772cm" fo:break-before="auto" style:use-optimal-row-height="true"/>
    </style:style>
    <style:style style:name="ro12" style:family="table-row">
      <style:table-row-properties style:row-height="10.964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1" style:family="table-cell" style:parent-style-name="Default">
      <style:table-cell-properties style:text-align-source="fix" style:repeat-content="false" style:vertical-align="middle"/>
      <style:paragraph-properties fo:text-align="center" fo:margin-left="0cm"/>
    </style:style>
    <style:style style:name="ce5" style:family="table-cell" style:parent-style-name="Default">
      <style:table-cell-properties fo:background-color="#00a933" style:text-align-source="fix" style:repeat-content="false" style:vertical-align="middle"/>
      <style:paragraph-properties fo:text-align="center" fo:margin-left="0cm"/>
    </style:style>
    <style:style style:name="ce6" style:family="table-cell" style:parent-style-name="Default" style:data-style-name="N10000"/>
    <style:style style:name="ce4" style:family="table-cell" style:parent-style-name="Default" style:data-style-name="N10000"/>
    <style:style style:name="ce9" style:family="table-cell" style:parent-style-name="Default">
      <style:table-cell-properties fo:wrap-option="wrap"/>
    </style:style>
    <style:style style:name="ce10" style:family="table-cell" style:parent-style-name="Default">
      <style:table-cell-properties fo:wrap-option="wrap"/>
    </style:style>
    <style:style style:name="ce3" style:family="table-cell" style:parent-style-name="Default">
      <style:table-cell-properties fo:background-color="#00a933" fo:wrap-option="wrap"/>
    </style:style>
    <style:style style:name="ce8" style:family="table-cell" style:parent-style-name="Default">
      <style:table-cell-properties fo:background-color="transparent" fo:wrap-option="wrap"/>
    </style:style>
    <style:style style:name="gr1" style:family="graphic" style:parent-style-name="Note">
      <style:graphic-properties draw:marker-start="Groty_20_strzałek_20_1" draw:marker-start-width="0.2cm" draw:marker-start-center="false" draw:fill="solid" draw:fill-color="#ffffc0" draw:auto-grow-height="true" draw:auto-grow-width="false" fo:min-height="3.55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Groty_20_strzałek_20_1" draw:marker-start-width="0.2cm" draw:marker-start-center="false" draw:fill="solid" draw:fill-color="#ffffc0" draw:auto-grow-height="true" draw:auto-grow-width="false" fo:min-height="3.951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fo:min-height="3.116cm" loext:decorative="false"/>
      <style:paragraph-properties style:writing-mode="lr-tb" fo:margin-top="0.42cm" fo:margin-bottom="0.35cm" fo:text-align="start"/>
    </style:style>
    <style:style style:name="gr4" style:family="graphic" style:parent-style-name="Note">
      <style:graphic-properties draw:marker-start="Groty_20_strzałek_20_1" draw:marker-start-width="0.2cm" draw:marker-start-center="false" draw:fill="solid" draw:fill-color="#ffffc0" draw:auto-grow-height="true" draw:auto-grow-width="false" fo:min-height="4.34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fo:min-height="2.721cm" loext:decorative="false"/>
      <style:paragraph-properties style:writing-mode="lr-tb" fo:margin-top="0.42cm" fo:margin-bottom="0.35cm" fo:text-align="start"/>
    </style:style>
    <style:style style:name="gr6" style:family="graphic" style:parent-style-name="Note">
      <style:graphic-properties draw:marker-start="Groty_20_strzałek_20_1" draw:marker-start-width="0.2cm" draw:marker-start-center="false" draw:fill="solid" draw:fill-color="#ffffc0" draw:auto-grow-height="true" draw:auto-grow-width="false" fo:min-height="6.27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fo:min-height="3.511cm" loext:decorative="false"/>
      <style:paragraph-properties style:writing-mode="lr-tb" fo:margin-top="0.42cm" fo:margin-bottom="0.35cm" fo:text-align="start"/>
    </style:style>
    <style:style style:name="gr8" style:family="graphic" style:parent-style-name="Note">
      <style:graphic-properties draw:marker-start="Groty_20_strzałek_20_1" draw:marker-start-width="0.2cm" draw:marker-start-center="false" draw:fill="solid" draw:fill-color="#ffffc0" draw:auto-grow-height="true" draw:auto-grow-width="false" fo:min-height="5.13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parent-style-name="Note">
      <style:graphic-properties draw:marker-start="Groty_20_strzałek_20_1" draw:marker-start-width="0.2cm" draw:marker-start-center="false" draw:fill="solid" draw:fill-color="#ffffc0" draw:auto-grow-height="true" draw:auto-grow-width="false" fo:min-height="1.59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fo:min-height="2.721cm" loext:decorative="false"/>
      <style:paragraph-properties style:writing-mode="lr-tb" fo:margin-top="0.42cm" fo:margin-bottom="0.35cm" fo:text-align="start"/>
      <style:text-properties fo:font-size="10pt" style:font-size-asian="10pt" style:font-size-complex="10pt"/>
    </style:style>
    <style:style style:name="gr11" style:family="graphic" style:parent-style-name="Note">
      <style:graphic-properties fo:min-height="3.116cm" loext:decorative="false"/>
      <style:paragraph-properties style:writing-mode="lr-tb" fo:margin-top="0.42cm" fo:margin-bottom="0.35cm" fo:text-align="start"/>
      <style:text-properties fo:font-size="10pt" style:font-size-asian="10pt" style:font-size-complex="10pt"/>
    </style:style>
    <style:style style:name="gr12" style:family="graphic" style:parent-style-name="Note">
      <style:graphic-properties draw:marker-start="Groty_20_strzałek_20_1" draw:marker-start-width="0.2cm" draw:marker-start-center="false" draw:fill="solid" draw:fill-color="#ffffc0" draw:auto-grow-height="true" draw:auto-grow-width="false" fo:min-height="3.161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margin-top="0.42cm" fo:margin-bottom="0.35cm" fo:text-align="start"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top="0.42cm" fo:margin-bottom="0.35cm" fo:text-align="start"/>
    </style:style>
    <style:style style:name="P4" style:family="paragraph">
      <style:paragraph-properties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margin-top="0.42cm" fo:margin-bottom="0.35cm" fo:text-align="start"/>
      <style:text-properties fo:font-size="10pt" style:font-size-asian="10pt" style:font-size-complex="10pt"/>
    </style:style>
    <style:style style:name="T1" style:family="text">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color="#ff0000"/>
    </style:style>
    <style:style style:name="T5" style:family="text">
      <style:text-properties style:use-window-font-color="true"/>
    </style:style>
    <style:style style:name="T6" style:family="text">
      <style:text-properties fo:color="#c9211e"/>
    </style:style>
    <style:style style:name="T7" style:family="text">
      <style:text-properties fo:color="#c9211e" fo:font-weight="normal" style:font-weight-asian="normal" style:font-weight-complex="normal"/>
    </style:style>
    <style:style style:name="T8" style:family="text">
      <style:text-properties fo:color="#8d1d75"/>
    </style:style>
    <style:style style:name="T9" style:family="text">
      <style:text-properties fo:color="#ff0000" fo:font-weight="bold" style:font-weight-asian="bold" style:font-weight-complex="bold"/>
    </style:style>
    <style:style style:name="T10" style:family="text">
      <style:text-properties fo:color="#ff8000"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fo:color="#ff8000"/>
    </style:style>
    <style:style style:name="T13" style:family="text">
      <style:text-properties fo:color="#ff8000"/>
    </style:style>
    <style:style style:name="T14" style:family="text">
      <style:text-properties fo:font-weight="normal" style:font-weight-asian="normal" style:font-weight-complex="normal" fo:color="#ff0000"/>
    </style:style>
    <style:style style:name="T15" style:family="text">
      <style:text-properties style:use-window-font-color="true" fo:font-weight="normal" style:font-weight-asian="normal" style:font-weight-complex="normal"/>
    </style:style>
    <style:style style:name="T16" style:family="text">
      <style:text-properties fo:color="#3faf46" fo:font-weight="bold" style:font-weight-asian="bold" style:font-weight-complex="bold"/>
    </style:style>
    <style:style style:name="T1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_incorrect_SMA_correct"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number-columns-repeated="2"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Default"/>
        <table:table-column table:style-name="co9" table:default-cell-style-name="Default"/>
        <table:table-column table:style-name="co10" table:number-columns-repeated="2" table:default-cell-style-name="Default"/>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5" table:default-cell-style-name="Default"/>
        <table:table-column table:style-name="co16" table:default-cell-style-name="Default"/>
        <table:table-column table:style-name="co17" table:number-columns-repeated="2" table:default-cell-style-name="Default"/>
        <table:table-column table:style-name="co18" table:number-columns-repeated="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9" table:default-cell-style-name="Default"/>
        <table:table-column table:style-name="co20" table:default-cell-style-name="Default"/>
        <table:table-column table:style-name="co21" table:default-cell-style-name="Default"/>
        <table:table-column table:style-name="co23" table:default-cell-style-name="Default"/>
        <table:table-column table:style-name="co24" table:default-cell-style-name="Default"/>
        <table:table-column table:style-name="co25" table:default-cell-style-name="ce10"/>
        <table:table-column table:style-name="co26" table:number-columns-repeated="3" table:default-cell-style-name="ce10"/>
        <table:table-column table:style-name="co27" table:default-cell-style-name="ce10"/>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4" table:default-cell-style-name="Default"/>
        <table:table-column table:style-name="co40" table:default-cell-style-name="Default"/>
        <table:table-column table:style-name="co41" table:default-cell-style-name="ce4"/>
        <table:table-column table:style-name="co42"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46" table:default-cell-style-name="Default"/>
        <table:table-column table:style-name="co47" table:default-cell-style-name="Default"/>
        <table:table-column table:style-name="co4" table:default-cell-style-name="ce4"/>
        <table:table-column table:style-name="co31" table:default-cell-style-name="Default"/>
        <table:table-column table:style-name="co48" table:default-cell-style-name="Default"/>
        <table:table-column table:style-name="co49" table:default-cell-style-name="Default"/>
        <table:table-row table:style-name="ro1">
          <table:table-cell office:value-type="string" calcext:value-type="string">
            <text:p>id</text:p>
          </table:table-cell>
          <table:table-cell office:value-type="string" calcext:value-type="string">
            <text:p>json_id</text:p>
          </table:table-cell>
          <table:table-cell office:value-type="string" calcext:value-type="string">
            <text:p>label_num</text:p>
          </table:table-cell>
          <table:table-cell table:style-name="ce6" office:value-type="string" calcext:value-type="string">
            <text:p>SM_highest_prob</text:p>
          </table:table-cell>
          <table:table-cell table:style-name="ce6" office:value-type="string" calcext:value-type="string">
            <text:p>SMA_highest_prob</text:p>
          </table:table-cell>
          <table:table-cell table:style-name="ce6" office:value-type="string" calcext:value-type="string">
            <text:p>prob_diff</text:p>
          </table:table-cell>
          <table:table-cell table:style-name="ce6" office:value-type="string" calcext:value-type="string">
            <text:p>SM_prob_entropy</text:p>
          </table:table-cell>
          <table:table-cell table:style-name="ce6" office:value-type="string" calcext:value-type="string">
            <text:p>SMA_prob_entropy</text:p>
          </table:table-cell>
          <table:table-cell office:value-type="string" calcext:value-type="string">
            <text:p>SM_pred</text:p>
          </table:table-cell>
          <table:table-cell office:value-type="string" calcext:value-type="string">
            <text:p>SMA_pred</text:p>
          </table:table-cell>
          <table:table-cell office:value-type="string" calcext:value-type="string">
            <text:p>pred_diff</text:p>
          </table:table-cell>
          <table:table-cell office:value-type="string" calcext:value-type="string">
            <text:p>Rok informacji</text:p>
          </table:table-cell>
          <table:table-cell table:style-name="ce9" office:value-type="string" calcext:value-type="string">
            <text:p>statement</text:p>
          </table:table-cell>
          <table:table-cell table:style-name="ce9" office:value-type="string" calcext:value-type="string">
            <text:p>justification</text:p>
          </table:table-cell>
          <table:table-cell table:style-name="ce9" office:value-type="string" calcext:value-type="string">
            <text:p>articles</text:p>
          </table:table-cell>
          <table:table-cell table:style-name="ce9" office:value-type="string" calcext:value-type="string">
            <text:p>Artykuł PolitiFact</text:p>
          </table:table-cell>
          <table:table-cell table:style-name="ce9" office:value-type="string" calcext:value-type="string">
            <text:p>justification_correct</text:p>
          </table:table-cell>
          <table:table-cell office:value-type="string" calcext:value-type="string">
            <office:annotation draw:style-name="gr1" draw:text-style-name="P2" svg:width="2.899cm" svg:height="3.756cm" svg:x="103.775cm" svg:y="0cm" draw:caption-point-x="-0.61cm" draw:caption-point-y="0.01cm">
              <dc:creator>Nieznany autor</dc:creator>
              <dc:date>2025-07-04T23:23:00</dc:date>
              <text:p text:style-name="P1"><text:span text:style-name="T1">artykuł porusza temat, który porusza statement (1 - tak, 0 - nie). Jak zero to inne pola = 0.</text:span></text:p>
              <text:p text:style-name="P1"><text:span text:style-name="T1"/></text:p>
            </office:annotation>
            <text:p>Tematyczność</text:p>
          </table:table-cell>
          <table:table-cell office:value-type="string" calcext:value-type="string">
            <office:annotation draw:style-name="gr2" draw:text-style-name="P2" svg:width="2.899cm" svg:height="4.151cm" svg:x="106.781cm" svg:y="0cm" draw:caption-point-x="-0.61cm" draw:caption-point-y="0.01cm">
              <dc:creator>Nieznany autor</dc:creator>
              <dc:date>2025-07-05T00:07:00</dc:date>
              <text:p text:style-name="P1"><text:span text:style-name="T1">artykuł mówi ogólnie o temacie, który porusza statement (1 - tak, 0 - nie)</text:span></text:p>
              <text:p text:style-name="P1"><text:span text:style-name="T1"/></text:p>
            </office:annotation>
            <text:p>Generyczność</text:p>
          </table:table-cell>
          <table:table-cell office:value-type="string" calcext:value-type="string">
            <office:annotation draw:style-name="gr3" draw:text-style-name="P3" svg:width="2.899cm" svg:height="3.316cm" svg:x="109.525cm" svg:y="0cm" draw:caption-point-x="-0.61cm" draw:caption-point-y="0.01cm">
              <dc:creator>Nieznany autor</dc:creator>
              <dc:date>2025-07-05T00:07:00</dc:date>
              <text:p text:style-name="P3"><text:span text:style-name="T2">artykuł mówi konkretnie o temacie, który porusza statement (1 - tak, 0 - nie)</text:span></text:p>
              <text:p text:style-name="P3"><text:span text:style-name="T2"/></text:p>
            </office:annotation>
            <text:p>Konkretność</text:p>
          </table:table-cell>
          <table:table-cell office:value-type="string" calcext:value-type="string">
            <office:annotation draw:style-name="gr4" draw:text-style-name="P2" svg:width="2.899cm" svg:height="4.546cm" svg:x="112.27cm" svg:y="0cm" draw:caption-point-x="-0.61cm" draw:caption-point-y="0.01cm">
              <dc:creator>Nieznany autor</dc:creator>
              <dc:date>2025-07-05T00:03:00</dc:date>
              <text:p text:style-name="P1"><text:span text:style-name="T1">artykuł powtarza te same informacje ze statement bez dodawania nowej wiedzy do omawianego tematu (1 - tak, 0 - nie).</text:span></text:p>
              <text:p text:style-name="P1"><text:span text:style-name="T1"/></text:p>
            </office:annotation>
            <text:p>Redundancja</text:p>
          </table:table-cell>
          <table:table-cell office:value-type="string" calcext:value-type="string">
            <office:annotation draw:style-name="gr5" draw:text-style-name="P3" svg:width="2.899cm" svg:height="2.921cm" svg:x="115.346cm" svg:y="0cm" draw:caption-point-x="-0.61cm" draw:caption-point-y="0.01cm">
              <dc:creator>Nieznany autor</dc:creator>
              <dc:date>2025-07-05T00:03:00</dc:date>
              <text:p text:style-name="P3"><text:span text:style-name="T2">artykuł dodaje nowe informacje do omawianego tematu (1 - tak, 0 - nie)</text:span></text:p>
              <text:p text:style-name="P3"><text:span text:style-name="T2"/></text:p>
            </office:annotation>
            <text:p>Dodaje info</text:p>
          </table:table-cell>
          <table:table-cell office:value-type="string" calcext:value-type="string">
            <office:annotation draw:style-name="gr6" draw:text-style-name="P2" svg:width="2.899cm" svg:height="6.476cm" svg:x="118.422cm" svg:y="0cm" draw:caption-point-x="-0.61cm" draw:caption-point-y="0.01cm">
              <dc:creator>Nieznany autor</dc:creator>
              <dc:date>2025-07-05T00:03:00</dc:date>
              <text:p text:style-name="P1"><text:span text:style-name="T1">artykuł uwzględnia informacje, które nie znajdują się w statement ani justification. Interesują nas takie artykuły, które zawierają dodatkową wiedzę, która poprawia klasyfikację. (1 - tak, 0 - nie)</text:span></text:p>
              <text:p text:style-name="P1"><text:span text:style-name="T1"/></text:p>
            </office:annotation>
            <text:p>Informacyjność</text:p>
          </table:table-cell>
          <table:table-cell office:value-type="string" calcext:value-type="string">
            <office:annotation draw:style-name="gr4" draw:text-style-name="P2" svg:width="2.899cm" svg:height="4.546cm" svg:x="123.037cm" svg:y="0cm" draw:caption-point-x="-0.61cm" draw:caption-point-y="0.01cm">
              <dc:creator>Nieznany autor</dc:creator>
              <dc:date>2025-07-05T00:03:00</dc:date>
              <text:p text:style-name="P1"><text:span text:style-name="T1">informacje zawarte w artykule są prawdziwe (1 - tak, 0 - nie)</text:span></text:p>
              <text:p text:style-name="P1"><text:span text:style-name="T1"/></text:p>
            </office:annotation>
            <text:p>Prawdziwość 1 (prawda)</text:p>
          </table:table-cell>
          <table:table-cell office:value-type="string" calcext:value-type="string">
            <office:annotation draw:style-name="gr7" draw:text-style-name="P3" svg:width="2.899cm" svg:height="3.711cm" svg:x="128.182cm" svg:y="0cm" draw:caption-point-x="-0.61cm" draw:caption-point-y="0.01cm">
              <dc:creator>Nieznany autor</dc:creator>
              <dc:date>2025-07-05T00:03:00</dc:date>
              <text:p text:style-name="P3"><text:span text:style-name="T2">informacje zawarte w artykule są przynajmniej częściowo prawdziwe (1 - tak, 0 - nie)</text:span></text:p>
              <text:p text:style-name="P3"><text:span text:style-name="T2"/></text:p>
            </office:annotation>
            <text:p>Prawdziwość 1 (częściowa)</text:p>
          </table:table-cell>
          <table:table-cell office:value-type="string" calcext:value-type="string">
            <office:annotation draw:style-name="gr5" draw:text-style-name="P3" svg:width="2.899cm" svg:height="2.921cm" svg:x="132.414cm" svg:y="0cm" draw:caption-point-x="-0.61cm" draw:caption-point-y="0.01cm">
              <dc:creator>Nieznany autor</dc:creator>
              <dc:date>2025-07-05T00:04:00</dc:date>
              <text:p text:style-name="P3"><text:span text:style-name="T2">informacje zawarte w artykule są fałszywe (1 - tak, 0 - nie)</text:span></text:p>
              <text:p text:style-name="P3"><text:span text:style-name="T2"/></text:p>
            </office:annotation>
            <text:p>Prawdziwość 1 (fałsz)</text:p>
          </table:table-cell>
          <table:table-cell office:value-type="string" calcext:value-type="string">
            <office:annotation draw:style-name="gr3" draw:text-style-name="P3" svg:width="2.899cm" svg:height="3.316cm" svg:x="137.305cm" svg:y="0cm" draw:caption-point-x="-0.61cm" draw:caption-point-y="0.01cm">
              <dc:creator>Nieznany autor</dc:creator>
              <dc:date>2025-07-05T00:04:00</dc:date>
              <text:p text:style-name="P3"><text:span text:style-name="T2">trudno stwierdzić prawdziwość informacji zawartych w artykule (1 - tak, 0 - nie)</text:span></text:p>
              <text:p text:style-name="P3"><text:span text:style-name="T2"/></text:p>
            </office:annotation>
            <text:p>Prawdziwość 1 (nieznana)</text:p>
          </table:table-cell>
          <table:table-cell office:value-type="string" calcext:value-type="string">
            <office:annotation draw:style-name="gr2" draw:text-style-name="P2" svg:width="2.899cm" svg:height="4.151cm" svg:x="141.919cm" svg:y="0cm" draw:caption-point-x="-0.61cm" draw:caption-point-y="0.01cm">
              <dc:creator>Nieznany autor</dc:creator>
              <dc:date>2025-07-05T00:04:00</dc:date>
              <text:p text:style-name="P1"><text:span text:style-name="T1">dodatkowe informacje zawarte w artykule są prawdziwe (1 - tak, 0 - nie)</text:span></text:p>
              <text:p text:style-name="P1"><text:span text:style-name="T1"/></text:p>
            </office:annotation>
            <text:p>Prawdziwość 2 (prawda)</text:p>
          </table:table-cell>
          <table:table-cell office:value-type="string" calcext:value-type="string">
            <office:annotation draw:style-name="gr2" draw:text-style-name="P2" svg:width="2.899cm" svg:height="4.151cm" svg:x="147.065cm" svg:y="0cm" draw:caption-point-x="-0.61cm" draw:caption-point-y="0.01cm">
              <dc:creator>Nieznany autor</dc:creator>
              <dc:date>2025-07-05T00:04:00</dc:date>
              <text:p text:style-name="P1"><text:span text:style-name="T1">dodatkowe informacje zawarte w artykule są częściowo prawdziwe (1 - tak, 0 - nie)</text:span></text:p>
              <text:p text:style-name="P1"><text:span text:style-name="T1"/></text:p>
            </office:annotation>
            <text:p>Prawdziwość 2 (częściowa)</text:p>
          </table:table-cell>
          <table:table-cell office:value-type="string" calcext:value-type="string">
            <office:annotation draw:style-name="gr2" draw:text-style-name="P2" svg:width="2.899cm" svg:height="4.151cm" svg:x="151.296cm" svg:y="0cm" draw:caption-point-x="-0.61cm" draw:caption-point-y="0.01cm">
              <dc:creator>Nieznany autor</dc:creator>
              <dc:date>2025-07-05T00:04:00</dc:date>
              <text:p text:style-name="P1"><text:span text:style-name="T1">dodatkowe informacje zawarte w artykule są fałszywe (1 - tak, 0 - nie)</text:span></text:p>
              <text:p text:style-name="P1"><text:span text:style-name="T1"/></text:p>
            </office:annotation>
            <text:p>Prawdziwość 2 (fałsz)</text:p>
          </table:table-cell>
          <table:table-cell office:value-type="string" calcext:value-type="string">
            <office:annotation draw:style-name="gr8" draw:text-style-name="P2" svg:width="2.899cm" svg:height="5.336cm" svg:x="154.065cm" svg:y="0cm" draw:caption-point-x="-0.61cm" draw:caption-point-y="0.01cm">
              <dc:creator>Nieznany autor</dc:creator>
              <dc:date>2025-07-05T00:04:00</dc:date>
              <text:p text:style-name="P1"><text:span text:style-name="T1">artykuł uwzględnia potencjalnie przydatne informacje do klasyfikacji (1 - tak, 0 - nie)</text:span></text:p>
              <text:p text:style-name="P1"><text:span text:style-name="T1"/></text:p>
            </office:annotation>
            <text:p>Użyteczność</text:p>
          </table:table-cell>
          <table:table-cell office:value-type="string" calcext:value-type="string">
            <office:annotation draw:style-name="gr7" draw:text-style-name="P3" svg:width="2.899cm" svg:height="3.711cm" svg:x="156.769cm" svg:y="0cm" draw:caption-point-x="-0.61cm" draw:caption-point-y="0.01cm">
              <dc:creator>Nieznany autor</dc:creator>
              <dc:date>2025-07-05T00:04:00</dc:date>
              <text:p text:style-name="P3"><text:span text:style-name="T2">artykuł uwzględnia potencjalnie szkodliwe informacje do klasyfikacji (1 - tak, 0 - nie)</text:span></text:p>
              <text:p text:style-name="P3"><text:span text:style-name="T2"/></text:p>
            </office:annotation>
            <text:p>Szkodliwość</text:p>
          </table:table-cell>
          <table:table-cell table:style-name="ce9" office:value-type="string" calcext:value-type="string">
            <office:annotation draw:style-name="gr9" draw:text-style-name="P5" svg:width="2.899cm" svg:height="1.799cm" svg:x="163.987cm" svg:y="0cm" draw:caption-point-x="-0.61cm" draw:caption-point-y="0.01cm">
              <dc:date>2025-06-26T00:00:00</dc:date>
              <text:p text:style-name="P4"><text:span text:style-name="T1">przydatne fakty zawarte w artykule, wypunktowane</text:span></text:p>
            </office:annotation>
            <text:p>Przydatne fakty</text:p>
          </table:table-cell>
          <table:table-cell table:style-name="Default" office:value-type="string" calcext:value-type="string">
            <office:annotation draw:style-name="gr10" draw:text-style-name="P6" svg:width="2.899cm" svg:height="2.921cm" svg:x="166.593cm" svg:y="0cm" draw:caption-point-x="-0.61cm" draw:caption-point-y="0.01cm">
              <dc:creator>Nieznany autor</dc:creator>
              <dc:date>2025-07-05T02:05:00</dc:date>
              <text:p text:style-name="P6"><text:span text:style-name="T2">Treść artykułu jest zgodna z tezą zawartą w treści statement (1 - tak, 0 - nie)</text:span></text:p>
              <text:p text:style-name="P6"><text:span text:style-name="T2"/></text:p>
            </office:annotation>
            <text:p>Zgodność</text:p>
          </table:table-cell>
          <table:table-cell table:style-name="ce9" office:value-type="string" calcext:value-type="string">
            <office:annotation draw:style-name="gr11" draw:text-style-name="P6" svg:width="2.899cm" svg:height="3.316cm" svg:x="169.198cm" svg:y="0cm" draw:caption-point-x="-0.61cm" draw:caption-point-y="0.01cm">
              <dc:creator>Nieznany autor</dc:creator>
              <dc:date>2025-07-05T02:05:00</dc:date>
              <text:p text:style-name="P6"><text:span text:style-name="T2">Treść artykułu ani jawnie nie jest zgodna ani nie zaprzecza treści statementu (1 - tak, 0 - nie)</text:span></text:p>
              <text:p text:style-name="P6"><text:span text:style-name="T2"/></text:p>
            </office:annotation>
            <text:p>Neutralność</text:p>
          </table:table-cell>
          <table:table-cell table:style-name="Default" office:value-type="string" calcext:value-type="string">
            <office:annotation draw:style-name="gr12" draw:text-style-name="P2" svg:width="2.899cm" svg:height="3.361cm" svg:x="171.803cm" svg:y="0cm" draw:caption-point-x="-0.61cm" draw:caption-point-y="0.01cm">
              <dc:creator>Nieznany autor</dc:creator>
              <dc:date>2025-07-05T02:05:00</dc:date>
              <text:p text:style-name="P1"><text:span text:style-name="T1">Treść artykułu jawnie zaprzecza treści statementu (1 - tak, 0 - nie)</text:span></text:p>
              <text:p text:style-name="P1"><text:span text:style-name="T1"/></text:p>
            </office:annotation>
            <text:p>Odwrotność</text:p>
          </table:table-cell>
          <table:table-cell table:style-name="ce9"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table:style-name="ce6"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table:style-name="ce6" office:value-type="string" calcext:value-type="string">
            <text:p>sort_key</text:p>
          </table:table-cell>
          <table:table-cell office:value-type="string" calcext:value-type="string">
            <text:p>Zdecydowanie SM</text:p>
          </table:table-cell>
          <table:table-cell office:value-type="string" calcext:value-type="string">
            <text:p>Zdecydowanie SMA</text:p>
          </table:table-cell>
          <table:table-cell office:value-type="string" calcext:value-type="string">
            <text:p>Iloczyn zdecydowania</text:p>
          </table:table-cell>
        </table:table-row>
        <table:table-row table:style-name="ro2">
          <table:table-cell table:style-name="ce5" office:value-type="float" office:value="2" calcext:value-type="float">
            <text:p>2</text:p>
          </table:table-cell>
          <table:table-cell office:value-type="string" calcext:value-type="string">
            <text:p>631.json</text:p>
          </table:table-cell>
          <table:table-cell office:value-type="float" office:value="0" calcext:value-type="float">
            <text:p>0</text:p>
          </table:table-cell>
          <table:table-cell office:value-type="float" office:value="0.313195109367371" calcext:value-type="float">
            <text:p>0.313195109367371</text:p>
          </table:table-cell>
          <table:table-cell office:value-type="float" office:value="0.505738377571106" calcext:value-type="float">
            <text:p>0.505738377571106</text:p>
          </table:table-cell>
          <table:table-cell table:formula="of:=[.E2]-[.D2]" office:value-type="float" office:value="0.192543268203735" calcext:value-type="float">
            <text:p>0.192543268203735</text:p>
          </table:table-cell>
          <table:table-cell office:value-type="float" office:value="2.35157341534209" calcext:value-type="float">
            <text:p>2.35157341534209</text:p>
          </table:table-cell>
          <table:table-cell office:value-type="float" office:value="1.86164751661043" calcext:value-type="float">
            <text:p>1.86164751661043</text:p>
          </table:table-cell>
          <table:table-cell office:value-type="float" office:value="5" calcext:value-type="float">
            <text:p>5</text:p>
          </table:table-cell>
          <table:table-cell office:value-type="float" office:value="0" calcext:value-type="float">
            <text:p>0</text:p>
          </table:table-cell>
          <table:table-cell table:formula="of:=ABS([.J2]-[.I2])" office:value-type="float" office:value="5" calcext:value-type="float">
            <text:p>5</text:p>
          </table:table-cell>
          <table:table-cell office:value-type="float" office:value="2008" calcext:value-type="float">
            <text:p>2008</text:p>
          </table:table-cell>
          <table:table-cell office:value-type="string" calcext:value-type="string">
            <text:p>Barack Obama "rejects everyone white, including his mother and his grandparents."</text:p>
          </table:table-cell>
          <table:table-cell office:value-type="string" calcext:value-type="string">
            <text:p>Crist said in a blog attacking Scott, "Florida is ranked 2nd in the nation in long-term unemployment. "An analysis by the Economic Policy Institute ranked Florida second, with New Jersey and the District of Columbia ahead. But there is a significant margin of error to these numbers, and its difficult to pinpoint each states ranking. Other economists used other measures to come up with a different ranking for Florida. Also, while governors can play a role in developing jobs, the pace of Floridas recovery cant be pinned on Scott.</text:p>
          </table:table-cell>
          <table:table-cell office:value-type="string" calcext:value-type="string">
            <text:p>This is a demonstrably false and harmful rumor circulating online. It is rooted in an attempt to discredit and de-legitimize Obama's presidency and is not based on any factual evidence. Barack Obama is a mixed-race individual with a rich and complex family history. It is critical to separate the truth from fiction and address this misinformation with a factual perspective. <text:span text:style-name="T3">In reality, he is a half-Black and half-White individual, born in Honolulu, Hawaii, to parents with diverse backgrounds. His mother, Ann Dunham, was an American anthropologist</text:span> <text:span text:style-name="T4">who grew up in Illinois</text:span> <text:span text:style-name="T5">and raised her son in a white-middle-class background in Indonesia.</text:span> <text:span text:style-name="T3">It's clear that Obama has strong bonds with his family and friends and is a devoted father and husband.</text:span> The assertion that Barack Obama “rejects everyone white, including his mother and his grandparents,” lacks any factual basis. This is merely a baseless accusation intended to evoke negative feelings and prejudice against him. It is crucial to counter such misinformation with factual and respectful discussions. The narrative surrounding Barack Obama has been distorted and manipulated, often for political and ideological gains. His family history is a testament to the complexities of racial identity in America, and it is important to approach it with a nuanced and</text:p>
          </table:table-cell>
          <table:table-cell office:value-type="string" calcext:value-type="string">
            <text:p>Artykuł z 2008 roku odnosi się do kontrowersyjnych tez przedstawionych w książce The Obama Nation autorstwa Jerome’a R. Corsiego, która przedstawia Baracka Obamę jako rzekomego sympatyka komunizmu i islamu, ukrywającego swoje prawdziwe poglądy polityczne.</text:p>
            <text:p/>
            <text:p>Jednym z kluczowych zarzutów Corsiego jest twierdzenie, że Obama „odrzuca wszystkich białych, włącznie z matką i dziadkami”. Autor opiera to na interpretacji fragmentów wspomnień Obamy Dreams from My Father, w których ten rozważa kwestie tożsamości rasowej i wspomina o wpływie autobiografii Malcolma X. Jednak analiza tych fragmentów wskazuje, że Corsi znacząco nadinterpretuje i wypacza intencje autora.</text:p>
            <text:p/>
            <text:p>W rzeczywistości, jak wynika z książki i dostępnych faktów, Obama miał bliskie i pozytywne relacje ze swoją matką oraz białymi dziadkami. Wspomina ich z czułością, a jego matka i babcia brały udział w jego ślubie. Co więcej, w czasie kampanii w 2008 roku odwiedził chorą babcię na Hawajach.</text:p>
            <text:p/>
            <text:p>Podsumowując, twierdzenie Corsiego, jakoby Obama odrzucił swoich białych krewnych, jest niezgodne z faktami i stanowi poważne przeinaczenie. Artykuł ocenia to stwierdzenie jako „Pants on Fire!” – czyli skrajnie fałszyw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tym, że treść statement jest fałszem</text:p>
            <text:p>- informacja o tym, że treść statement jest intencjonalnie tak zbudowana, aby dyskredytować Baracka Obamę jako prezydenta</text:p>
            <text:p>- informacja o pochodzeniu Baracka Obamy i tle rasowym jego rodziny</text:p>
            <text:p>- informacja o dobrych relacjach pomiędzy Barackiem Obamą i jego rodziną, której część jest białoskóra</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text:a xlink:href="https://www.politifact.com/factchecks/2008/aug/20/jerome-corsi/obama-does-not-reject-his-family-/" xlink:type="simple">https://www.politifact.com/factchecks/2008/aug/20/jerome-corsi/obama-does-not-reject-his-family-/</text:a></text:p>
            <text:p/>
            <text:p>Wygenerowany artykuł mocno zaprzecza treści statement. Wprost mówi, że treść statement jest fałszywa i podaje na to dowody.</text:p>
          </table:table-cell>
          <table:table-cell office:value-type="string" calcext:value-type="string">
            <text:p>candidates-biography</text:p>
          </table:table-cell>
          <table:table-cell office:value-type="string" calcext:value-type="string">
            <text:p>jerome-corsi</text:p>
          </table:table-cell>
          <table:table-cell office:value-type="string" calcext:value-type="string">
            <text:p>author</text:p>
          </table:table-cell>
          <table:table-cell office:value-type="string" calcext:value-type="string">
            <text:p>New Jersey</text:p>
          </table:table-cell>
          <table:table-cell office:value-type="string" calcext:value-type="string">
            <text:p>constitution-party</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his book &lt;i&gt;The Obama Nation&lt;/i&gt;. </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47" calcext:value-type="float">
            <text:p>2.47</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8657756745815277, 0.1551208347082138, 0.10070926696062088, 0.21421915292739868, 0.18809781968593597, 0.3131951093673706]</text:p>
          </table:table-cell>
          <table:table-cell office:value-type="string" calcext:value-type="string">
            <text:p>[0.505738377571106, 0.2844637632369995, 0.09693224728107452, 0.05797682702541351, 0.02315964549779892, 0.03172914683818817]</text:p>
          </table:table-cell>
          <table:table-cell office:value-type="float" office:value="0.158394786474659" calcext:value-type="float">
            <text:p>0.158394786474659</text:p>
          </table:table-cell>
          <table:table-cell table:formula="of:=1-([.G2]/LOG(6;2))" office:value-type="float" office:value="0.0902872228567937" calcext:value-type="float">
            <text:p>0,0902872228567937</text:p>
          </table:table-cell>
          <table:table-cell table:formula="of:=1-([.H2]/LOG(6;2))" office:value-type="float" office:value="0.279816432118042" calcext:value-type="float">
            <text:p>0,279816432118042</text:p>
          </table:table-cell>
          <table:table-cell table:formula="of:=[.BI2]*[.BJ2]" office:value-type="float" office:value="0.0252638485656346" calcext:value-type="float">
            <text:p>0,0252638485656346</text:p>
          </table:table-cell>
        </table:table-row>
        <table:table-row table:style-name="ro3">
          <table:table-cell table:style-name="ce5" office:value-type="float" office:value="1" calcext:value-type="float">
            <text:p>1</text:p>
          </table:table-cell>
          <table:table-cell office:value-type="string" calcext:value-type="string">
            <text:p>11832.json</text:p>
          </table:table-cell>
          <table:table-cell office:value-type="float" office:value="0" calcext:value-type="float">
            <text:p>0</text:p>
          </table:table-cell>
          <table:table-cell office:value-type="float" office:value="0.314247786998749" calcext:value-type="float">
            <text:p>0.314247786998749</text:p>
          </table:table-cell>
          <table:table-cell office:value-type="float" office:value="0.539235651493073" calcext:value-type="float">
            <text:p>0.539235651493073</text:p>
          </table:table-cell>
          <table:table-cell table:formula="of:=[.E3]-[.D3]" office:value-type="float" office:value="0.224987864494324" calcext:value-type="float">
            <text:p>0.224987864494324</text:p>
          </table:table-cell>
          <table:table-cell office:value-type="float" office:value="2.38822307927788" calcext:value-type="float">
            <text:p>2.38822307927788</text:p>
          </table:table-cell>
          <table:table-cell office:value-type="float" office:value="1.82004466802368" calcext:value-type="float">
            <text:p>1.82004466802368</text:p>
          </table:table-cell>
          <table:table-cell office:value-type="float" office:value="5" calcext:value-type="float">
            <text:p>5</text:p>
          </table:table-cell>
          <table:table-cell office:value-type="float" office:value="0" calcext:value-type="float">
            <text:p>0</text:p>
          </table:table-cell>
          <table:table-cell table:formula="of:=ABS([.J3]-[.I3])" office:value-type="float" office:value="5" calcext:value-type="float">
            <text:p>5</text:p>
          </table:table-cell>
          <table:table-cell office:value-type="float" office:value="2016" calcext:value-type="float">
            <text:p>2016</text:p>
          </table:table-cell>
          <table:table-cell office:value-type="string" calcext:value-type="string">
            <text:p>Youve been tremendously deceived by people who say the Earth is not flat.</text:p>
          </table:table-cell>
          <table:table-cell table:style-name="ce3" office:value-type="string" calcext:value-type="string">
            <text:p>said, "You've been tremendously deceived" by people who say the Earth is not flat. The worlds scientists have gathered proof that the Earth is round for centuries. Now that were in an age where we can view the Earth from space, we can say with certainty that our planet is spherical. Even without a spaceship, we can see the effects of a round Earth by watching a ship on the horizon or looking out of an airplane window on a clear day. Correction: Ferdinand Magellan wasPortuguese, not Spanish.</text:p>
          </table:table-cell>
          <table:table-cell office:value-type="string" calcext:value-type="string">
            <text:p>It's been disheartening to see how easily people fall prey to misinformation and conspiracy theories in the last few years. The spread of harmful lies about the Earth's shape has been one of the most persistent and dangerous examples of this phenomenon. <text:s/>We are bombarded with claims, often from social media personalities and self-proclaimed experts, that the Earth is not flat, but rather a dome or some other fantastical shape. These claims are routinely propagated, sometimes with scientific "evidence" that is easily debunked and readily disprovable with basic physics and everyday observations. It's a disturbing fact that while our planet is demonstrably and undeniably a sphere, a considerable portion of the population still subscribes to this unfounded theory, and some even encourage others to subscribe to it. This misinformation not only fosters distrust in science and experts, but also hinders our ability to address real-world issues. The sheer volume of claims about the Earth's shape reveals just how pervasive these conspiracies are. Claims about "spaceships" or "government conspiracies" regarding how we see the curvature of the Earth are commonplace. Even the idea that we're just one giant, closed-off "balloon" is thrown out there frequently. All of these are simply a</text:p>
          </table:table-cell>
          <table:table-cell office:value-type="string" calcext:value-type="string">
            <text:p>W 2016 roku raper B.o.B. wywołał kontrowersję, twierdząc w mediach społecznościowych, że Ziemia jest płaska. Opublikował zdjęcia i komentarze sugerujące, że brak widocznej krzywizny horyzontu to dowód na spisek naukowy. W odpowiedzi znany astrofizyk Neil deGrasse Tyson skontrował jego twierdzenia faktami naukowymi, wskazując m.in. na zdjęcia Ziemi z kosmosu, cień Ziemi na Księżycu podczas zaćmienia, istnienie stref czasowych i możliwość okrążenia globu.</text:p>
            <text:p/>
            <text:p>Konflikt przybrał zabawną formę „rap-bitu”, gdy obaj – B.o.B i Tyson (za pośrednictwem rapującego siostrzeńca) – nagrali utwory muzyczne, w których nawzajem się krytykowali.</text:p>
            <text:p/>
            <text:p>Eksperci z różnych uniwersytetów podkreślili, że teoria płaskiej Ziemi jest całkowicie nieprawdziwa i obalona od stuleci. Zasugerowali też proste eksperymenty podróżnicze, które mogłyby przekonać sceptyków. Autorzy artykułu ocenili wypowiedź B.o.B. jako absurdalną i oznaczyli ją jako "Pants on Fire!", czyli całkowicie fałszywą.</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szerzeniu fałszywych informacji o płaskości ziemi</text:p>
            <text:p>- informacja o różnych wersjach fałszywych wyobrażeń płaskiej ziemi</text:p>
            <text:p>- informacja o sposobie wprowadzania ludzi w błąd podczas szerzenie fałszywej informacji o płaskiej ziemi</text:p>
            <text:p>- jasne stwierdzenie, że teoria o płaskiej ziemi jest fałszywa</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text:a xlink:href="https://www.politifact.com/factchecks/2016/feb/01/bob/bob-duels-with-neil-degrasse-tyson/" xlink:type="simple">https://www.politifact.com/factchecks/2016/feb/01/bob/bob-duels-with-neil-degrasse-tyson/</text:a></text:p>
            <text:p/>
            <text:p>Sam oryginalny artykuł nie jest tutaj aż tak istotny jak to, że wygenerowany artykuł zaprzecza treści w statement, co jest dosyć niespodziewane, jeśli się wcześniej analizowało jedynie przypadki dobrze zaklasyfikowane przez SM i źle przez SMA.</text:p>
          </table:table-cell>
          <table:table-cell office:value-type="string" calcext:value-type="string">
            <text:p>corrections-and-updates,science,space</text:p>
          </table:table-cell>
          <table:table-cell office:value-type="string" calcext:value-type="string">
            <text:p>bob</text:p>
          </table:table-cell>
          <table:table-cell office:value-type="string" calcext:value-type="string">
            <text:p>Hip hop artist</text:p>
          </table:table-cell>
          <table:table-cell/>
          <table:table-cell office:value-type="string" calcext:value-type="string">
            <text:p>none</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in a Jan. 25 tweet</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74" calcext:value-type="float">
            <text:p>2.74</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43636640906334, 0.1476314514875412, 0.11399886757135391, 0.19270764291286469, 0.19197793304920197, 0.3142477869987488]</text:p>
          </table:table-cell>
          <table:table-cell office:value-type="string" calcext:value-type="string">
            <text:p>[0.5392356514930725, 0.24757228791713715, 0.10636840760707855, 0.06005675718188286, 0.023041751235723495, 0.023725148290395737]</text:p>
          </table:table-cell>
          <table:table-cell office:value-type="float" office:value="0.169453610152527" calcext:value-type="float">
            <text:p>0.169453610152527</text:p>
          </table:table-cell>
          <table:table-cell table:formula="of:=1-([.G3]/LOG(6;2))" office:value-type="float" office:value="0.076109197479031" calcext:value-type="float">
            <text:p>0,076109197479031</text:p>
          </table:table-cell>
          <table:table-cell table:formula="of:=1-([.H3]/LOG(6;2))" office:value-type="float" office:value="0.29591061088278" calcext:value-type="float">
            <text:p>0,29591061088278</text:p>
          </table:table-cell>
          <table:table-cell table:formula="of:=[.BI3]*[.BJ3]" office:value-type="float" office:value="0.0225215191198182" calcext:value-type="float">
            <text:p>0,0225215191198182</text:p>
          </table:table-cell>
        </table:table-row>
        <table:table-row table:style-name="ro3">
          <table:table-cell table:style-name="ce5" office:value-type="float" office:value="4" calcext:value-type="float">
            <text:p>4</text:p>
          </table:table-cell>
          <table:table-cell office:value-type="string" calcext:value-type="string">
            <text:p>2494.json</text:p>
          </table:table-cell>
          <table:table-cell office:value-type="float" office:value="0" calcext:value-type="float">
            <text:p>0</text:p>
          </table:table-cell>
          <table:table-cell office:value-type="float" office:value="0.298399835824966" calcext:value-type="float">
            <text:p>0.298399835824966</text:p>
          </table:table-cell>
          <table:table-cell office:value-type="float" office:value="0.526940822601318" calcext:value-type="float">
            <text:p>0.526940822601318</text:p>
          </table:table-cell>
          <table:table-cell table:formula="of:=[.E4]-[.D4]" office:value-type="float" office:value="0.228540986776352" calcext:value-type="float">
            <text:p>0.228540986776352</text:p>
          </table:table-cell>
          <table:table-cell office:value-type="float" office:value="2.42934270363237" calcext:value-type="float">
            <text:p>2.42934270363237</text:p>
          </table:table-cell>
          <table:table-cell office:value-type="float" office:value="1.86479039392736" calcext:value-type="float">
            <text:p>1.86479039392736</text:p>
          </table:table-cell>
          <table:table-cell office:value-type="float" office:value="5" calcext:value-type="float">
            <text:p>5</text:p>
          </table:table-cell>
          <table:table-cell office:value-type="float" office:value="0" calcext:value-type="float">
            <text:p>0</text:p>
          </table:table-cell>
          <table:table-cell table:formula="of:=ABS([.J4]-[.I4])" office:value-type="float" office:value="5" calcext:value-type="float">
            <text:p>5</text:p>
          </table:table-cell>
          <table:table-cell office:value-type="float" office:value="2010" calcext:value-type="float">
            <text:p>2010</text:p>
          </table:table-cell>
          <table:table-cell office:value-type="string" calcext:value-type="string">
            <text:p>Says the Feingold garage ad is a fake: Hes not standing in front of his house.</text:p>
          </table:table-cell>
          <table:table-cell office:value-type="string" calcext:value-type="string">
            <text:p>Obama wasnt talking about the deficit or the debt when he said, "If I don't have this done in three years, then there's going to be a one-term proposition. The ad takes Obamas comments from an interview about bank bailouts and TARP and makes it look as if hes talking about the national debt. The use of the debt clock also purposely detracts from the presidents initial statement about the federal deficit.</text:p>
          </table:table-cell>
          <table:table-cell office:value-type="string" calcext:value-type="string">
            <text:p>The Feingold garage advertisement that has been generating controversy across social media platforms <text:span text:style-name="T6">is being widely disputed</text:span>. Many online communities have pointed out the discrepancy between the image and the reality, with some claiming the man in the ad is not the actual owner of the garage and is merely an actor hired for the photoshoot. <text:span text:style-name="T6">Recent analysis suggests the man in the ad, who claims to be a retired marine with his own "business" after military service, may not be the actual owner of the property</text:span>. This claim, fueled by several social media threads and posts, suggests a deliberate act to boost the garage's image, <text:span text:style-name="T6">perhaps even with the intention of profiting from the online buzz</text:span>. <text:span text:style-name="T6">Furthermore, the man in the ad claims to be retired and living in an area known as "the Villages</text:span>." "The Villages" is known for its vibrant retirement community with a significant senior population. Given the man's claims and his depiction in the advertisement, social media users have been raising questions about his involvement. Several people have pointed out the man's lack of resemblance to those living in the retirement community, leading to a persistent debate about the validity of the claims made in the advertisement.  The man in the ad is allegedly working as a "private consultant" for</text:p>
          </table:table-cell>
          <table:table-cell office:value-type="string" calcext:value-type="string">
            <text:p>Mark Belling, konserwatywny radiowiec z WISN-AM, oskarżył senatora Russa Feingolda o sfałszowanie reklamy wyborczej – twierdził, że Feingold nie stoi w niej naprawdę przed swoim domem, lecz został wstawiony na tło za pomocą green screena. Swoje oskarżenie oparł na własnej analizie wideo oraz opinii anonimowego źródła, przyznając jednak: „Nie mam dowodu.”</text:p>
            <text:p/>
            <text:p>Feingold stanowczo zaprzeczył. Powiedział, że reklama została nakręcona na jego podjeździe w Middleton, co potwierdziła jego kampania, zdjęcie z planu oraz świadek z portalu WisPolitics. Ostatecznie PolitiFact oceniło zarzut Bellinga jako całkowicie bezpodstawny, przyznając mu ocenę "Pants on Fire", czyli najwyższy stopień fałszu.</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0/sep/29/mark-belling/mark-belling-says-sen-russ-feingold-faked-his-tv-a/" xlink:type="simple">https://www.politifact.com/factchecks/2010/sep/29/mark-belling/mark-belling-says-sen-russ-feingold-faked-his-tv-a/</text:a></text:p>
            <text:p/>
            <text:p>Wygenerowany artykuł zawiera fałszywe informacje na temat sprawy. Mówi o tym, że mężczyzna w reklamie twierdzi, że jest na emeryturze i żyje w miejscu zwanym „Wioskami”. Oryginalny temat odnosi się do senatora Russa Feingolda, który został oskarżony przez Marka Bellinga o to, że Feingold nie występuje faktycznie w reklamie przed swoim domem, tylko jest tam dodany w postprodukcji, a w rzeczywistości jest w innym stanie. To jest zrobione po to, żeby mu zarzucić oderwanie od rzeczywistości, bo Feingold odnosi się do garażu w swoim domu jako o miejcu, w którym zapisywał swoje pomysły na poprawę Ameryki. W rzeczywistości Belling nie miał żadnych dowodów i sam o tym mówił, a Feringold faktycznie nagrywał reklamę przed swoim domem, co potwierdzili pracownicy, którzy uczestniczyli w pracach nad reklamą, a także są wspomnieni przechodnie, którzy widzieli nagrywaną 2h reklamę przejeżdżając i trombiąc, a także pokazując kciuka w górę.</text:p>
          </table:table-cell>
          <table:table-cell office:value-type="string" calcext:value-type="string">
            <text:p>job-accomplishments,message-machine</text:p>
          </table:table-cell>
          <table:table-cell office:value-type="string" calcext:value-type="string">
            <text:p>mark-belling</text:p>
          </table:table-cell>
          <table:table-cell office:value-type="string" calcext:value-type="string">
            <text:p>Talk show host for WISN-AM</text:p>
          </table:table-cell>
          <table:table-cell office:value-type="string" calcext:value-type="string">
            <text:p>Wisconsin</text:p>
          </table:table-cell>
          <table:table-cell office:value-type="string" calcext:value-type="string">
            <text:p>talk-show-host</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website posting and statement during his radio sho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47014422714710236, 0.18442456424236298, 0.13191846013069153, 0.18069970607757568, 0.15754301846027374, 0.29839983582496643]</text:p>
          </table:table-cell>
          <table:table-cell office:value-type="string" calcext:value-type="string">
            <text:p>[0.5269408226013184, 0.2414216548204422, 0.11880850046873093, 0.06231090426445007, 0.024838680401444435, 0.02567943185567856]</text:p>
          </table:table-cell>
          <table:table-cell office:value-type="float" office:value="0.157239054953706" calcext:value-type="float">
            <text:p>0.157239054953706</text:p>
          </table:table-cell>
          <table:table-cell table:formula="of:=1-([.G4]/LOG(6;2))" office:value-type="float" office:value="0.0602019553650667" calcext:value-type="float">
            <text:p>0,0602019553650667</text:p>
          </table:table-cell>
          <table:table-cell table:formula="of:=1-([.H4]/LOG(6;2))" office:value-type="float" office:value="0.278600601205194" calcext:value-type="float">
            <text:p>0,278600601205194</text:p>
          </table:table-cell>
          <table:table-cell table:formula="of:=[.BI4]*[.BJ4]" office:value-type="float" office:value="0.0167723009584358" calcext:value-type="float">
            <text:p>0,0167723009584358</text:p>
          </table:table-cell>
        </table:table-row>
        <table:table-row table:style-name="ro4">
          <table:table-cell table:style-name="ce5" office:value-type="float" office:value="16" calcext:value-type="float">
            <text:p>16</text:p>
          </table:table-cell>
          <table:table-cell office:value-type="string" calcext:value-type="string">
            <text:p>7135.json</text:p>
          </table:table-cell>
          <table:table-cell office:value-type="float" office:value="0" calcext:value-type="float">
            <text:p>0</text:p>
          </table:table-cell>
          <table:table-cell office:value-type="float" office:value="0.292075574398041" calcext:value-type="float">
            <text:p>0.292075574398041</text:p>
          </table:table-cell>
          <table:table-cell office:value-type="float" office:value="0.427772641181946" calcext:value-type="float">
            <text:p>0.427772641181946</text:p>
          </table:table-cell>
          <table:table-cell table:formula="of:=[.E5]-[.D5]" office:value-type="float" office:value="0.135697066783905" calcext:value-type="float">
            <text:p>0.135697066783905</text:p>
          </table:table-cell>
          <table:table-cell office:value-type="float" office:value="2.41687588367209" calcext:value-type="float">
            <text:p>2.41687588367209</text:p>
          </table:table-cell>
          <table:table-cell office:value-type="float" office:value="2.02788756991749" calcext:value-type="float">
            <text:p>2.02788756991749</text:p>
          </table:table-cell>
          <table:table-cell office:value-type="float" office:value="5" calcext:value-type="float">
            <text:p>5</text:p>
          </table:table-cell>
          <table:table-cell office:value-type="float" office:value="0" calcext:value-type="float">
            <text:p>0</text:p>
          </table:table-cell>
          <table:table-cell table:formula="of:=ABS([.J5]-[.I5])" office:value-type="float" office:value="5" calcext:value-type="float">
            <text:p>5</text:p>
          </table:table-cell>
          <table:table-cell office:value-type="float" office:value="2012" calcext:value-type="float">
            <text:p>2012</text:p>
          </table:table-cell>
          <table:table-cell office:value-type="string" calcext:value-type="string">
            <text:p>If you and I fail to defund ObamaCare now, some 16,000 new IRS agents will be begin prying into our private medical records, eyeing each and every one of our treatments and prescriptions for violations.</text:p>
          </table:table-cell>
          <table:table-cell table:style-name="ce3" office:value-type="string" calcext:value-type="string">
            <text:p>"There are not going to be any discussions about health coverage with an IRS employee. ""The role of the IRS is going to be, again, the tax portions of this," he said, "not the health portions of this. "Our Ruling <text:s text:c="3"/>Dan Weber, president of the Association of Mature American Citizens, said in a widely circulated letter that under the federal health overhaul, 16,000 new IRS agents will be "prying into our private medical records. "Webers letter recycled arguments that have been repeatedly found to be untrue -- and added a new and equally untrue element.</text:p>
          </table:table-cell>
          <table:table-cell office:value-type="string" calcext:value-type="string">
            <text:p>There's a growing debate over the future of ObamaCare, and what this political battle ultimately means for Americans' healthcare. While the conversation often focuses on the costs and access to services, the potential for widespread government overreach is rarely addressed. A disturbingly simplistic truth lies beneath this political rhetoric, one that the mainstream media has largely ignored. A new wave of IRS agents is poised to begin systematically monitoring and controlling our medical records, all in the name of ObamaCare. <text:span text:style-name="T7">What might seem like a far-fetched claim, is unfortunately not unfounded, based on the reality of the law's expansive reach</text:span>.The very foundation of ObamaCare is built upon a framework that extends beyond the traditional healthcare system's borders. <text:span text:style-name="T7">It mandates that private insurance companies, who are heavily regulated by the government, hand over their customer data and financial records</text:span>. These data are then analyzed by the Health Insurance Marketplace, which is further tasked with maintaining records and monitoring activities of every user on the platform. <text:span text:style-name="T7">This seemingly innocuous collection of data, however, has become a breeding ground for government overreach.</text:span><text:span text:style-name="T6">Under ObamaCare, the Affordable Care Act, thousands of new IRS agents will be deployed to conduct intrusive and comprehensive audits of millions of Americans.</text:span> This will be an unprecedented expansion of the government</text:p>
          </table:table-cell>
          <table:table-cell office:value-type="string" calcext:value-type="string">
            <text:p>Artykuł z 2012 roku omawia fałszywe twierdzenie rozpowszechniane przez Daniela C. Webera, prezesa konserwatywnej organizacji Association of Mature American Citizens. W liście do członków organizacji Weber twierdził, że w związku z wprowadzeniem ustawy Affordable Care Act (znanej jako Obamacare), rząd federalny zatrudni 16 000 nowych agentów IRS, którzy będą „węszyć w naszych prywatnych dokumentach medycznych” i kontrolować leczenie oraz recepty obywateli.</text:p>
            <text:p/>
            <text:p>PolitiFact analizuje to twierdzenie i wskazuje, że jest ono nieprawdziwe:</text:p>
            <text:p/>
            <text:p>    Liczba 16 000 pochodzi z błędnej interpretacji niepełnych szacunków kosztów podanych przez Congressional Budget Office. Republikanie oszacowali ją, dzieląc 10 miliardów dolarów przez średnie wynagrodzenie pracownika IRS, przy czym sami przyznali, że to tylko przypuszczenia.</text:p>
            <text:p/>
            <text:p>    IRS nie będzie miało dostępu do danych medycznych ani nie będzie analizować procedur leczenia. Ich rola ograniczy się do sprawdzenia, czy dana osoba ma ubezpieczenie, co będzie potwierdzane prostym formularzem dołączanym do zeznania podatkowego.</text:p>
            <text:p/>
            <text:p>    IRS nie może nawet egzekwować kar za brak ubezpieczenia przy użyciu tradycyjnych środków, takich jak zajęcie majątku.</text:p>
            <text:p/>
            <text:p>W rezultacie PolitiFact ocenia wypowiedź Webera jako całkowicie fałszywą i nadaje jej ocenę „Pants on Fire” – oznaczającą rażące kłamstwo.</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Wygenerowany artykuł twierdzi, że "nowa fala agentów IRS" ma "systematycznie monitorować i kontrolować nasze dokumenty medyczne" — co jest sprzeczne z ustaleniami oryginalnego artykułu.</text:p>
            <text:p/>
            <text:p>Mówi o przekazywaniu danych klientów przez prywatne firmy ubezpieczeniowe i o tym, że Marketplace monitoruje użytkowników — co rozszerza lub przeinacza rolę tych instytucji.</text:p>
            <text:p/>
            <text:p>Twierdzi, że IRS będzie prowadzić "intrusive and comprehensive audits" (wnikliwe i szeroko zakrojone kontrole), co również jest niezgodne z rzeczywistym zakresem uprawnień IRS pod ACA.</text:p>
            <text:p/>
            <text:p><text:a xlink:href="https://www.politifact.com/factchecks/2012/dec/02/association-mature-american-citizens/association-mature-american-citizens-says-under-af/" xlink:type="simple">https://www.politifact.com/factchecks/2012/dec/02/association-mature-american-citizens/association-mature-american-citizens-says-under-af/</text:a></text:p>
            <text:p><text:a xlink:href="https://chatgpt.com/share/685aa0db-d1ec-8000-9f79-edec0ae6bedc" xlink:type="simple">https://chatgpt.com/share/685aa0db-d1ec-8000-9f79-edec0ae6bedc</text:a></text:p>
          </table:table-cell>
          <table:table-cell office:value-type="string" calcext:value-type="string">
            <text:p>health-care,retirement</text:p>
          </table:table-cell>
          <table:table-cell office:value-type="string" calcext:value-type="string">
            <text:p>association-mature-american-citizens</text:p>
          </table:table-cell>
          <table:table-cell/>
          <table:table-cell office:value-type="string" calcext:value-type="string">
            <text:p>Washington, D.C. </text:p>
          </table:table-cell>
          <table:table-cell office:value-type="string" calcext:value-type="string">
            <text:p>organization</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direct mail letter</text:p>
          </table:table-cell>
          <table:table-cell office:value-type="string" calcext:value-type="string">
            <text:p>negative</text:p>
          </table:table-cell>
          <table:table-cell office:value-type="string" calcext:value-type="string">
            <text:p>not_question</text:p>
          </table:table-cell>
          <table:table-cell office:value-type="float" office:value="3" calcext:value-type="float">
            <text:p>3</text:p>
          </table:table-cell>
          <table:table-cell office:value-type="float" office:value="3.47" calcext:value-type="float">
            <text:p>3.4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59501162171364, 0.19731789827346802, 0.12831604480743408, 0.17863458395004272, 0.16406086087226868, 0.29207557439804077]</text:p>
          </table:table-cell>
          <table:table-cell office:value-type="string" calcext:value-type="string">
            <text:p>[0.4277726411819458, 0.21158961951732635, 0.22565442323684692, 0.09347140043973923, 0.03032274916768074, 0.011189150623977184]</text:p>
          </table:table-cell>
          <table:table-cell office:value-type="float" office:value="0.124941939884984" calcext:value-type="float">
            <text:p>0.124941939884984</text:p>
          </table:table-cell>
          <table:table-cell table:formula="of:=1-([.G5]/LOG(6;2))" office:value-type="float" office:value="0.0650247796639887" calcext:value-type="float">
            <text:p>0,0650247796639887</text:p>
          </table:table-cell>
          <table:table-cell table:formula="of:=1-([.H5]/LOG(6;2))" office:value-type="float" office:value="0.215506000821386" calcext:value-type="float">
            <text:p>0,215506000821386</text:p>
          </table:table-cell>
          <table:table-cell table:formula="of:=[.BI5]*[.BJ5]" office:value-type="float" office:value="0.014013230219678" calcext:value-type="float">
            <text:p>0,014013230219678</text:p>
          </table:table-cell>
        </table:table-row>
        <table:table-row table:style-name="ro4">
          <table:table-cell table:style-name="ce5" office:value-type="float" office:value="5" calcext:value-type="float">
            <text:p>5</text:p>
          </table:table-cell>
          <table:table-cell office:value-type="string" calcext:value-type="string">
            <text:p>6513.json</text:p>
          </table:table-cell>
          <table:table-cell office:value-type="float" office:value="1" calcext:value-type="float">
            <text:p>1</text:p>
          </table:table-cell>
          <table:table-cell office:value-type="float" office:value="0.371129006147385" calcext:value-type="float">
            <text:p>0.371129006147385</text:p>
          </table:table-cell>
          <table:table-cell office:value-type="float" office:value="0.400348901748657" calcext:value-type="float">
            <text:p>0.400348901748657</text:p>
          </table:table-cell>
          <table:table-cell table:formula="of:=[.E6]-[.D6]" office:value-type="float" office:value="0.029219895601272" calcext:value-type="float">
            <text:p>0.029219895601272</text:p>
          </table:table-cell>
          <table:table-cell office:value-type="float" office:value="2.21049723102737" calcext:value-type="float">
            <text:p>2.21049723102737</text:p>
          </table:table-cell>
          <table:table-cell office:value-type="float" office:value="2.25932542173981" calcext:value-type="float">
            <text:p>2.25932542173981</text:p>
          </table:table-cell>
          <table:table-cell office:value-type="float" office:value="5" calcext:value-type="float">
            <text:p>5</text:p>
          </table:table-cell>
          <table:table-cell office:value-type="float" office:value="1" calcext:value-type="float">
            <text:p>1</text:p>
          </table:table-cell>
          <table:table-cell table:formula="of:=ABS([.J6]-[.I6])" office:value-type="float" office:value="4" calcext:value-type="float">
            <text:p>4</text:p>
          </table:table-cell>
          <table:table-cell office:value-type="float" office:value="2012" calcext:value-type="float">
            <text:p>2012</text:p>
          </table:table-cell>
          <table:table-cell office:value-type="string" calcext:value-type="string">
            <text:p>The Obama administration leaked information, deliberately or otherwise, that led to the identification of the Pakistani doctor that helped us in achieving our goals and killing bin Laden.</text:p>
          </table:table-cell>
          <table:table-cell table:style-name="ce3" office:value-type="string" calcext:value-type="string">
            <text:p>The Special Operations - OPSEC Education Fund said, "This administration leaked information, deliberately or otherwise, that led to the identification of the Pakistani doctor that helped us in achieving our goals and killing bin Laden. "The bin Laden raid triggered the ISI investigation, not anything said by U. S. <text:s/>officials. In fact, the CIA had urged the doctor to leave the country and when Pakistan provided the name of the doctor, US officials tried to prevent it being published.</text:p>
          </table:table-cell>
          <table:table-cell office:value-type="string" calcext:value-type="string">
            <text:p>The recent revelation regarding the identity of the Pakistani doctor, accused of aiding Osama bin Laden and later implicated in his death, has ignited a heated debate. This revelation has shed light on a controversial aspect of the Obama administration's handling of the bin Laden operation. Were they intentionally leaking information about the doctor's role, or was it an unfortunate outcome of their investigative efforts? The leak itself has fuelled speculation about the government's strategic intentions and their role in the operation. <text:span text:style-name="T6">Some believe the administration intentionally provided details about the doctor to destabilize the Pakistani government and to possibly create a political climate favorable for a crackdown on those believed to be aiding bin Laden</text:span>.  Others argue that the leak was unintentional, a consequence of loose communication and hasty actions during the operation.It's important to note that the administration's handling of the bin Laden case has been controversial and opaque from the beginning. The leaked information has only served to fuel these doubts about transparency. <text:span text:style-name="T6">The government has acknowledged the leak but has yet to offer a full explanation for it</text:span>. This lack of clarity has left many questioning the true motives behind the leak.  Furthermore, the leak has resurrected concerns regarding the safety and stability of the Pakistani doctor's family and their wellbeing. There is a</text:p>
          </table:table-cell>
          <table:table-cell office:value-type="string" calcext:value-type="string">
            <text:p>Artykuł z 2012 roku dotyczy oskarżeń wysuwanych przez grupę byłych żołnierzy i agentów wywiadu Special Operations OPSEC wobec administracji prezydenta Baracka Obamy. Twierdzą oni, że Biały Dom ujawnił poufne informacje po akcji zabicia Osamy bin Ladena w celach politycznych, w tym doprowadził do ujawnienia i aresztowania pakistańskiego lekarza Shakila Afridiego, który pomógł CIA w namierzeniu bin Ladena.</text:p>
            <text:p/>
            <text:p>Grupa OPSEC twierdzi, że administracja Obamy ujawniła dane prowadzące do jego zidentyfikowania, jednak nie przedstawia żadnych dowodów na poparcie tej tezy. Dziennikarze obecni w Abbottabadzie, m.in. Saeed Shah, relacjonują, że to pakistański wywiad (ISI), a nie Amerykanie, ustalił tożsamość Afridiego — m.in. dzięki informacji od pielęgniarki, która współpracowała z nim i chwaliła się wejściem do domu bin Ladena.</text:p>
            <text:p/>
            <text:p>Shah podkreśla, że to pakistańskie źródła ujawniły Afridiego, a administracja USA próbowała wręcz zablokować publikację tej informacji, obawiając się o jego bezpieczeństwo. Podobne wnioski wyciąga analityk CNN, Peter Bergen.</text:p>
            <text:p/>
            <text:p>W związku z brakiem dowodów na to, że amerykańska administracja dopuściła się przecieku, i przy istnieniu silnych dowodów wskazujących na działania pakistańskiego wywiadu, serwis PolitiFact ocenił twierdzenia OPSEC jako fałszyw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span text:style-name="T17"><text:a xlink:href="https://www.politifact.com/factchecks/2012/aug/22/special-operations-opsec-education-fund/group-blames-obama-linking-cia-pakistani-doctor/" xlink:type="simple">https://www.politifact.com/factchecks/2012/aug/22/special-operations-opsec-education-fund/group-blames-obama-linking-cia-pakistani-doctor/</text:a></text:span></text:p>
            <text:p/>
            <text:p><text:span text:style-name="T17">Ciężko stwierdzić czemu wygenerowany artykuł pomaga w klasyfikacji.</text:span></text:p>
          </table:table-cell>
          <table:table-cell office:value-type="string" calcext:value-type="string">
            <text:p>foreign-policy,message-machine-2012,military,terrorism</text:p>
          </table:table-cell>
          <table:table-cell office:value-type="string" calcext:value-type="string">
            <text:p>special-operations-opsec-education-fund</text:p>
          </table:table-cell>
          <table:table-cell table:number-columns-repeated="2"/>
          <table:table-cell office:value-type="string" calcext:value-type="string">
            <text:p>non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a web video</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14" calcext:value-type="float">
            <text:p>2.14</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054992347955704, 0.21919459104537964, 0.09200406819581985, 0.18754510581493378, 0.12107224017381668, 0.37112900614738464]</text:p>
          </table:table-cell>
          <table:table-cell office:value-type="string" calcext:value-type="string">
            <text:p>[0.12751534581184387, 0.4003489017486572, 0.2095784991979599, 0.14891237020492554, 0.0549272820353508, 0.058717597275972366]</text:p>
          </table:table-cell>
          <table:table-cell office:value-type="float" office:value="0.148581090018176" calcext:value-type="float">
            <text:p>0.148581090018176</text:p>
          </table:table-cell>
          <table:table-cell table:formula="of:=1-([.G6]/LOG(6;2))" office:value-type="float" office:value="0.144862940792881" calcext:value-type="float">
            <text:p>0,144862940792881</text:p>
          </table:table-cell>
          <table:table-cell table:formula="of:=1-([.H6]/LOG(6;2))" office:value-type="float" office:value="0.12597361814359" calcext:value-type="float">
            <text:p>0,12597361814359</text:p>
          </table:table-cell>
          <table:table-cell table:formula="of:=[.BI6]*[.BJ6]" office:value-type="float" office:value="0.0182489087865998" calcext:value-type="float">
            <text:p>0,0182489087865998</text:p>
          </table:table-cell>
        </table:table-row>
        <table:table-row table:style-name="ro2">
          <table:table-cell table:style-name="ce5" office:value-type="float" office:value="7" calcext:value-type="float">
            <text:p>7</text:p>
          </table:table-cell>
          <table:table-cell office:value-type="string" calcext:value-type="string">
            <text:p>1497.json</text:p>
          </table:table-cell>
          <table:table-cell office:value-type="float" office:value="1" calcext:value-type="float">
            <text:p>1</text:p>
          </table:table-cell>
          <table:table-cell office:value-type="float" office:value="0.432231456041336" calcext:value-type="float">
            <text:p>0.432231456041336</text:p>
          </table:table-cell>
          <table:table-cell office:value-type="float" office:value="0.328629374504089" calcext:value-type="float">
            <text:p>0.328629374504089</text:p>
          </table:table-cell>
          <table:table-cell table:formula="of:=[.E7]-[.D7]" office:value-type="float" office:value="-0.103602081537247" calcext:value-type="float">
            <text:p>-0.103602081537247</text:p>
          </table:table-cell>
          <table:table-cell office:value-type="float" office:value="2.13218600673214" calcext:value-type="float">
            <text:p>2.13218600673214</text:p>
          </table:table-cell>
          <table:table-cell office:value-type="float" office:value="2.40081166161681" calcext:value-type="float">
            <text:p>2.40081166161681</text:p>
          </table:table-cell>
          <table:table-cell office:value-type="float" office:value="5" calcext:value-type="float">
            <text:p>5</text:p>
          </table:table-cell>
          <table:table-cell office:value-type="float" office:value="1" calcext:value-type="float">
            <text:p>1</text:p>
          </table:table-cell>
          <table:table-cell table:formula="of:=ABS([.J7]-[.I7])" office:value-type="float" office:value="4" calcext:value-type="float">
            <text:p>4</text:p>
          </table:table-cell>
          <table:table-cell office:value-type="float" office:value="2010" calcext:value-type="float">
            <text:p>2010</text:p>
          </table:table-cell>
          <table:table-cell office:value-type="string" calcext:value-type="string">
            <text:p>In this judicial race, special interest groups have demanded money from me, in exchange for endorsement and support.</text:p>
          </table:table-cell>
          <table:table-cell office:value-type="string" calcext:value-type="string">
            <text:p>Gingrich, as a presidential candidate in 2011, declared, "I never favored cap and trade. He told Frontline a cap and trade system combined with tax incentives is "something I would strongly support," and even took a hindsight-is-20/20 stance, saying the country "would be much better off" if cap and trade had been instituted.</text:p>
          </table:table-cell>
          <table:table-cell office:value-type="string" calcext:value-type="string">
            <text:p>It's been a grueling campaign season, and the air is thick with accusations, misinformation, and a relentless barrage of fundraising appeals. This judicial race, unlike many others, is pushing the boundaries of transparency and ethical conduct. We've all witnessed how the often-opaque world of special interest groups exert undue influence over the candidates. I've received a barrage of demands for money, in exchange for endorsements and support. The question arises: what exactly is this campaign about? Is it truly about serving the community, or is it simply a gilded game of political maneuvering?While I can't divulge specifics about the demands, they were clear. <text:span text:style-name="T6">A hefty sum was being sought, typically through direct requests or orchestrated events, in exchange for public support</text:span>. <text:span text:style-name="T6">The demands were often accompanied by a strategic blend of appeals to personal values, political affiliation, and promises of favorable legal treatment</text:span>. However, the strategy felt disingenuous at best. This constant reliance on personal funds for political leverage has become increasingly concerning. It raises questions about the true motivations behind the campaign and fuels the perception of a potentially corrupt political system.My commitment to the community remains firm. It's an unwavering dedication to representing the interests of the people. My role as a candidate shouldn'</text:p>
          </table:table-cell>
          <table:table-cell office:value-type="string" calcext:value-type="string">
            <text:p>Artykuł z 2010 roku dotyczy kandydatki na sędzię, Eve Schatelowitz Alcantar, która twierdziła, że grupy interesów związane z Partią Demokratyczną żądały od niej pieniędzy w zamian za poparcie w wyborach. Swoje oskarżenia oparła na pytaniu z ankiety rozdanej kandydatom przed forum organizowanym przez demokratyczne kluby w Austin, gdzie zapytano ich, czy zobowiążą się do wpłaty na wspólną kampanię partii na jesień. Kwoty sięgały do 7500 dolarów.</text:p>
            <text:p/>
            <text:p>Chociaż pytanie było zdecydowane w tonie, nie zawierało bezpośredniego powiązania między wpłatą a uzyskaniem poparcia. Przedstawiciele klubów demokratycznych oraz inni kandydaci zaprzeczyli, że istniał jakikolwiek układ "płać za poparcie". Krytycy stwierdzili, że Alcantar po prostu źle zrozumiała standardową praktykę fundraisingową partii.</text:p>
            <text:p/>
            <text:p>W efekcie oceniono, że jej stwierdzenie o "żądaniu pieniędzy za poparcie" było fałszyw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0/feb/21/eve-schatelowitz-alcantar/judicial-aspirant-eve-schatelowitz-alcantar-says-d/" xlink:type="simple">https://www.politifact.com/factchecks/2010/feb/21/eve-schatelowitz-alcantar/judicial-aspirant-eve-schatelowitz-alcantar-says-d/</text:a></text:p>
            <text:p/>
            <text:p>Wygenerowany artykuł fałszywie potwierdza tezę zawartą w statement, rozszerzając ją nawet o sposoby przeprowadzania żądań pieniężnych, które nie zdażyły się w rzeczywistości w odniesieniu do oryginalnego artykułu.</text:p>
          </table:table-cell>
          <table:table-cell office:value-type="string" calcext:value-type="string">
            <text:p>elections,ethics</text:p>
          </table:table-cell>
          <table:table-cell office:value-type="string" calcext:value-type="string">
            <text:p>eve-schatelowitz-alcantar</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response to League of Women Voters of Texas.</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6" calcext:value-type="float">
            <text:p>0.8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671947918832302, 0.19129659235477448, 0.07278387993574142, 0.15375402569770813, 0.14026211202144623, 0.43223145604133606]</text:p>
          </table:table-cell>
          <table:table-cell office:value-type="string" calcext:value-type="string">
            <text:p>[0.07447082549333572, 0.32862937450408936, 0.2164396345615387, 0.1723662167787552, 0.09939990937709808, 0.10869398713111877]</text:p>
          </table:table-cell>
          <table:table-cell office:value-type="float" office:value="0.142043953039856" calcext:value-type="float">
            <text:p>0.142043953039856</text:p>
          </table:table-cell>
          <table:table-cell table:formula="of:=1-([.G7]/LOG(6;2))" office:value-type="float" office:value="0.175157857749464" calcext:value-type="float">
            <text:p>0,175157857749464</text:p>
          </table:table-cell>
          <table:table-cell table:formula="of:=1-([.H7]/LOG(6;2))" office:value-type="float" office:value="0.0712392690621128" calcext:value-type="float">
            <text:p>0,0712392690621128</text:p>
          </table:table-cell>
          <table:table-cell table:formula="of:=[.BI7]*[.BJ7]" office:value-type="float" office:value="0.0124781177565574" calcext:value-type="float">
            <text:p>0,0124781177565574</text:p>
          </table:table-cell>
        </table:table-row>
        <table:table-row table:style-name="ro5">
          <table:table-cell table:style-name="ce5" office:value-type="float" office:value="23" calcext:value-type="float">
            <text:p>23</text:p>
          </table:table-cell>
          <table:table-cell office:value-type="string" calcext:value-type="string">
            <text:p>13155.json</text:p>
          </table:table-cell>
          <table:table-cell office:value-type="float" office:value="1" calcext:value-type="float">
            <text:p>1</text:p>
          </table:table-cell>
          <table:table-cell office:value-type="float" office:value="0.36128231883049" calcext:value-type="float">
            <text:p>0.36128231883049</text:p>
          </table:table-cell>
          <table:table-cell office:value-type="float" office:value="0.332883983850479" calcext:value-type="float">
            <text:p>0.332883983850479</text:p>
          </table:table-cell>
          <table:table-cell table:formula="of:=[.E8]-[.D8]" office:value-type="float" office:value="-0.028398334980011" calcext:value-type="float">
            <text:p>-0.028398334980011</text:p>
          </table:table-cell>
          <table:table-cell office:value-type="float" office:value="2.32053685159255" calcext:value-type="float">
            <text:p>2.32053685159255</text:p>
          </table:table-cell>
          <table:table-cell office:value-type="float" office:value="2.27820903195913" calcext:value-type="float">
            <text:p>2.27820903195913</text:p>
          </table:table-cell>
          <table:table-cell office:value-type="float" office:value="5" calcext:value-type="float">
            <text:p>5</text:p>
          </table:table-cell>
          <table:table-cell office:value-type="float" office:value="1" calcext:value-type="float">
            <text:p>1</text:p>
          </table:table-cell>
          <table:table-cell table:formula="of:=ABS([.J8]-[.I8])" office:value-type="float" office:value="4" calcext:value-type="float">
            <text:p>4</text:p>
          </table:table-cell>
          <table:table-cell office:value-type="float" office:value="2016" calcext:value-type="float">
            <text:p>2016</text:p>
          </table:table-cell>
          <table:table-cell office:value-type="string" calcext:value-type="string">
            <text:p>Says Ron Johnson helped companies ship jobs overseas.</text:p>
          </table:table-cell>
          <table:table-cell table:style-name="ce3" office:value-type="string" calcext:value-type="string">
            <text:p>Our rating Citing Johnsons votes for free trade agreements with South Korea, Panama and Colombia, Feingold says Ron Johnson "helped companies ship jobs overseas. "There are estimates that the largest of the three deals, with South Korea, resulted in a loss of jobs in the United States. But those estimates are disputed, largely because of how difficult it is to isolate one cause for changes in employment. Moreover, the job-loss estimates do not state that any U. S. <text:s/>jobs were shipped overseas.</text:p>
          </table:table-cell>
          <table:table-cell office:value-type="string" calcext:value-type="string">
            <text:p>The accusations swirling around Senator Ron Johnson, a leading figure in the Republican party, are reaching new heights.  Just as the nation grapples with the complex reality of lost jobs and stagnant wages, allegations have emerged suggesting Johnson's actions, <text:span text:style-name="T3">particularly in regards to trade policies and tax breaks</text:span>, have actively contributed to the outsourcing of American jobs.  <text:span text:style-name="T3">Critics are citing Johnson's consistent support for policies that benefit corporations, even at the cost of American workers</text:span>.  This argument, however, remains hotly debated within the halls of Congress. <text:span text:style-name="T3">Johnson's stance on trade, particularly his opposition to the Trans-Pacific Partnership (TPP)</text:span>, is often seen as promoting the interests of multinational corporations while disadvantaging American manufacturers and workers.  <text:span text:style-name="T3">His support for tax breaks for corporations</text:span>, despite the ongoing challenges of affordable healthcare and rising tuition costs for American students, is another point of contention.  <text:span text:style-name="T3">These policies, some argue, create an environment where businesses are prioritized over workers, effectively furthering the trend of job relocation overseas</text:span>. The debate surrounding Johnson's influence on job creation and relocation tactics within the United States continues.  While some may point to the complexity of global economic forces as an undeniable reality, others see Johnson's policies as potentially accelerating or even actively fostering</text:p>
          </table:table-cell>
          <table:table-cell office:value-type="string" calcext:value-type="string">
            <text:p>W trakcie kampanii wyborczej w 2016 roku temat umów o wolnym handlu wzbudzał kontrowersje zarówno wśród kandydatów republikańskich, jak i demokratycznych. Demokrata Russ Feingold atakował republikańskiego senatora Ron Johnsona za popieranie umów handlowych z Koreą Południową, Panamą i Kolumbią, twierdząc w reklamach, że Johnson „pomógł firmom przenieść miejsca pracy z Wisconsin za granicę”.</text:p>
            <text:p>Analizy wykazały, że choć umowa z Koreą Południową wiązała się ze wzrostem deficytu handlowego USA względem tego kraju i możliwą utratą miejsc pracy (szacunki mówią nawet o kilkudziesięciu tysiącach utraconych etatów), to nie ma dowodów, że te miejsca pracy faktycznie zostały przeniesione za granicę. Eksperci podkreślają, że wpływ umów handlowych na zatrudnienie jest trudny do jednoznacznego wyodrębnienia, ponieważ wiele czynników wpływa na rynek pracy. Ponadto niektóre miejsca pracy mogą powstać dzięki lepszemu dostępowi do rynków zagranicznych.</text:p>
            <text:p>W efekcie, pomimo pewnych kontrowersji i szacunków dotyczących utraty miejsc pracy, twierdzenie Feingolda, że Ron Johnson pomógł firmom przenieść pracę za granicę, zostało ocenione jako fałszywe z powodu braku konkretnych dowodów na ten proces.</text:p>
            <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Johnson wspiera inicjatywy obniżające podatki (zwłaszcza korporacjom).</text:p>
            <text:p>Johnson wspiera prawo umacniające pozycję korporacji. Nawet kosztem pracowników.</text:p>
            <text:p>Wzmacnianie pozycji korporacji kosztem pozycji pracowników tworzy atmosferę, która sprzyja relokacji pracy za granicę.</text:p>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6/oct/05/russ-feingold/voting-free-trade-deals-ron-johnson-helped-compani/" xlink:type="simple">https://www.politifact.com/factchecks/2016/oct/05/russ-feingold/voting-free-trade-deals-ron-johnson-helped-compani/</text:a></text:p>
            <text:p><text:a xlink:href="https://chatgpt.com/share/6865bce3-7d04-8000-ba75-5780c7d0bbec" xlink:type="simple">https://chatgpt.com/share/6865bce3-7d04-8000-ba75-5780c7d0bbec</text:a></text:p>
            <text:p/>
            <text:p>Wygenerowany artykuł dostarcza wartościowych informacji, a nawet dodaje informacje, których nie ma w justification, ale są równoważne. Brakuje niektórych wartościowych informacji, jak np. statystyk, ale mimo to, informacje z wygenerowanego artykułu wydają się użyteczne.</text:p>
          </table:table-cell>
          <table:table-cell office:value-type="string" calcext:value-type="string">
            <text:p>foreign-policy,jobs,trade</text:p>
          </table:table-cell>
          <table:table-cell office:value-type="string" calcext:value-type="string">
            <text:p>russ-feingold</text:p>
          </table:table-cell>
          <table:table-cell/>
          <table:table-cell office:value-type="string" calcext:value-type="string">
            <text:p>Wisconsin</text:p>
          </table:table-cell>
          <table:table-cell office:value-type="string" calcext:value-type="string">
            <text:p>democrat</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TV ad</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5.66" calcext:value-type="float">
            <text:p>5.66</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5715602338314056, 0.17882828414440155, 0.08885487169027328, 0.17162726819515228, 0.16369159519672394, 0.3612823188304901]</text:p>
          </table:table-cell>
          <table:table-cell office:value-type="string" calcext:value-type="string">
            <text:p>[0.1790774166584015, 0.3328839838504791, 0.2394924908876419, 0.16115473210811615, 0.05843019858002663, 0.028961172327399254]</text:p>
          </table:table-cell>
          <table:table-cell office:value-type="float" office:value="0.120265097587033" calcext:value-type="float">
            <text:p>0.120265097587033</text:p>
          </table:table-cell>
          <table:table-cell table:formula="of:=1-([.G8]/LOG(6;2))" office:value-type="float" office:value="0.102293804670217" calcext:value-type="float">
            <text:p>0,102293804670217</text:p>
          </table:table-cell>
          <table:table-cell table:formula="of:=1-([.H8]/LOG(6;2))" office:value-type="float" office:value="0.118668440519523" calcext:value-type="float">
            <text:p>0,118668440519523</text:p>
          </table:table-cell>
          <table:table-cell table:formula="of:=[.BI8]*[.BJ8]" office:value-type="float" office:value="0.0121390462750234" calcext:value-type="float">
            <text:p>0,0121390462750234</text:p>
          </table:table-cell>
        </table:table-row>
        <table:table-row table:style-name="ro2">
          <table:table-cell table:style-name="ce5" office:value-type="float" office:value="13" calcext:value-type="float">
            <text:p>13</text:p>
          </table:table-cell>
          <table:table-cell office:value-type="string" calcext:value-type="string">
            <text:p>11443.json</text:p>
          </table:table-cell>
          <table:table-cell office:value-type="float" office:value="1" calcext:value-type="float">
            <text:p>1</text:p>
          </table:table-cell>
          <table:table-cell office:value-type="float" office:value="0.335841298103333" calcext:value-type="float">
            <text:p>0.335841298103333</text:p>
          </table:table-cell>
          <table:table-cell office:value-type="float" office:value="0.379363924264908" calcext:value-type="float">
            <text:p>0.379363924264908</text:p>
          </table:table-cell>
          <table:table-cell table:formula="of:=[.E9]-[.D9]" office:value-type="float" office:value="0.043522626161575" calcext:value-type="float">
            <text:p>0.043522626161575</text:p>
          </table:table-cell>
          <table:table-cell office:value-type="float" office:value="2.30313716984584" calcext:value-type="float">
            <text:p>2.30313716984584</text:p>
          </table:table-cell>
          <table:table-cell office:value-type="float" office:value="2.32960777517212" calcext:value-type="float">
            <text:p>2.32960777517212</text:p>
          </table:table-cell>
          <table:table-cell office:value-type="float" office:value="5" calcext:value-type="float">
            <text:p>5</text:p>
          </table:table-cell>
          <table:table-cell office:value-type="float" office:value="1" calcext:value-type="float">
            <text:p>1</text:p>
          </table:table-cell>
          <table:table-cell table:formula="of:=ABS([.J9]-[.I9])" office:value-type="float" office:value="4" calcext:value-type="float">
            <text:p>4</text:p>
          </table:table-cell>
          <table:table-cell office:value-type="float" office:value="2015" calcext:value-type="float">
            <text:p>2015</text:p>
          </table:table-cell>
          <table:table-cell office:value-type="string" calcext:value-type="string">
            <text:p>I did not play any role in bringing the company to RI as did others in government. I was tasked with handling the legislation affecting the company by my superiors.</text:p>
          </table:table-cell>
          <table:table-cell table:style-name="ce3" office:value-type="string" calcext:value-type="string">
            <text:p>In his defense, Costantino issued a statement in which he said: "I did not play any role in bringing the company to RI as did others in government. I was tasked with handling the legislation affecting the company by my superiors. "In other words: Dont blame me, I was just doing my job. But the records and comments of people involved illustrate that Costantino played a key part in Rhode Island's courtship of 38 Studios. The legislation he helped pass, offering valuable loan guarantees, was his idea, according to one former EDC official. During the process, Costantino shielded his idea from the type of full political scrutiny that might have killed it. He did this by not naming 38 Studios on the House floor when he was asked who was pushing for the loan-guarantee program. When the deal was done, the CEO of Schilling's company thanked all members of the General Assembly and singled out five elected officials by name, including the former House Finance Committee chairman. Costantino played a pivotal role in creating the 38 Studios mess. In some ways, the record shows he bears as much responsibility as the other elected government officials who "tasked" him.</text:p>
          </table:table-cell>
          <table:table-cell office:value-type="string" calcext:value-type="string">
            <text:p>My job as a journalist isn't all glamorous interviews and reporting on world events. Sometimes, the task involves digging deeper into the corporate world, understanding the intricate web of legislative and regulatory affairs. One such instance is the recent move of [Company Name] to [Location], a decision that has sparked a lot of debate and questions. While the general public often points fingers, claiming there's a direct causal link between their actions and the relocation of this major company, this is a narrative that does not reflect the truth.To be clear, I was not involved in any decisions that led to the relocation of [Company Name] to [Location]. <text:span text:style-name="T4">It's important to understand that this decision was made by those at the top of the company. It wasn't a decision made by some individuals in government or other public bodies who orchestrated the entire process.</text:span> <text:span text:style-name="T8">There are allegations that certain individuals in government are directly responsible for the move</text:span>. <text:span text:style-name="T9">These allegations are completely false</text:span>. My own role has been to solely process legislation related to [Company Name] and ensure it aligns with the company's interests. In short, my responsibility is to interpret and execute the legal framework, not create it. My job is focused on ensuring the company can operate smoothly within the regulatory landscape</text:p>
          </table:table-cell>
          <table:table-cell office:value-type="string" calcext:value-type="string">
            <text:p>Artykuł opisuje udział Stevena M. Costantino, byłego przewodniczącego Komisji Finansów Izby Reprezentantów Rhode Island, w kontrowersyjnej sprawie finansowania firmy 38 Studios kwotą 75 milionów dolarów z gwarancji stanowych. Chociaż Costantino publicznie twierdził, że nie odegrał roli w sprowadzeniu firmy do Rhode Island, nowe ujawnione dokumenty i e-maile wskazują, że odegrał kluczową rolę za kulisami.</text:p>
            <text:p/>
            <text:p>Z dokumentów wynika, że:</text:p>
            <text:p/>
            <text:p>    To Costantino zaproponował zwiększenie programu gwarancji pożyczkowych z 50 do 125 milionów dolarów, co umożliwiło finansowanie 38 Studios.</text:p>
            <text:p/>
            <text:p>    Był jednym z zaledwie kilku ustawodawców, którzy wiedzieli o transakcji przed jej zatwierdzeniem.</text:p>
            <text:p/>
            <text:p>    Ukrywał prawdziwego beneficjenta ustawy (38 Studios) podczas publicznych debat.</text:p>
            <text:p/>
            <text:p>    Nadzorował prace legislacyjne nad ustawą, która umożliwiła udzielenie gwarancji.</text:p>
            <text:p/>
            <text:p>Choć próbował zrzucić odpowiedzialność na swoich przełożonych, fakty wskazują, że był jednym z głównych architektów tej decyzji. Artykuł kończy się oceną, że jego twierdzenie o braku zaangażowania jest fałszyw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politifact.com/factchecks/2015/oct/18/steven-costantino/despite-his-protests-afar-costantino-played-key-ro/" xlink:type="simple">https://www.politifact.com/factchecks/2015/oct/18/steven-costantino/despite-his-protests-afar-costantino-played-key-ro/</text:a></text:p>
            <text:p/>
            <text:p>Wygenerowany artykuł nie łapie kontekstu wypowiedzi i jest jakimś ogólnym tekstem wygenerowanym z perspektywy osoby, która zapewnia, że on nie jest winny przeniesienia jakiejś firmy (możemy ją sobie uzupełnić). Wydaje się, że model poprawnie wykrywa fałszywość tekstu ze względu na to, że artykuł jest tłumaczeniem w pierwszej osobie liczby pojedynczej, co może być podejrzane.</text:p>
            <text:p/>
            <text:p>https://chatgpt.com/share/6859c69a-9308-8000-ac76-d6cd66346c48</text:p>
          </table:table-cell>
          <table:table-cell office:value-type="string" calcext:value-type="string">
            <text:p>bankruptcy,debt</text:p>
          </table:table-cell>
          <table:table-cell office:value-type="string" calcext:value-type="string">
            <text:p>steven-costantino</text:p>
          </table:table-cell>
          <table:table-cell office:value-type="string" calcext:value-type="string">
            <text:p>House Finance Chairman </text:p>
          </table:table-cell>
          <table:table-cell office:value-type="string" calcext:value-type="string">
            <text:p>Rhode Island</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tatemen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44" calcext:value-type="float">
            <text:p>2.4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0211799070239067, 0.1877070516347885, 0.08821050077676773, 0.18706955015659332, 0.18095985054969788, 0.3358412981033325]</text:p>
          </table:table-cell>
          <table:table-cell office:value-type="string" calcext:value-type="string">
            <text:p>[0.21373891830444336, 0.37936392426490784, 0.13591013848781586, 0.11075420677661896, 0.06697869300842285, 0.09325411170721054]</text:p>
          </table:table-cell>
          <table:table-cell office:value-type="float" office:value="0.127406072778701" calcext:value-type="float">
            <text:p>0.127406072778701</text:p>
          </table:table-cell>
          <table:table-cell table:formula="of:=1-([.G9]/LOG(6;2))" office:value-type="float" office:value="0.10902492039892" calcext:value-type="float">
            <text:p>0,10902492039892</text:p>
          </table:table-cell>
          <table:table-cell table:formula="of:=1-([.H9]/LOG(6;2))" office:value-type="float" office:value="0.0987846924192505" calcext:value-type="float">
            <text:p>0,0987846924192505</text:p>
          </table:table-cell>
          <table:table-cell table:formula="of:=[.BI9]*[.BJ9]" office:value-type="float" office:value="0.0107699932276405" calcext:value-type="float">
            <text:p>0,0107699932276405</text:p>
          </table:table-cell>
        </table:table-row>
        <table:table-row table:style-name="ro2">
          <table:table-cell table:style-name="ce5" office:value-type="float" office:value="18" calcext:value-type="float">
            <text:p>18</text:p>
          </table:table-cell>
          <table:table-cell office:value-type="string" calcext:value-type="string">
            <text:p>4134.json</text:p>
          </table:table-cell>
          <table:table-cell office:value-type="float" office:value="1" calcext:value-type="float">
            <text:p>1</text:p>
          </table:table-cell>
          <table:table-cell office:value-type="float" office:value="0.366805464029312" calcext:value-type="float">
            <text:p>0.366805464029312</text:p>
          </table:table-cell>
          <table:table-cell office:value-type="float" office:value="0.339253187179565" calcext:value-type="float">
            <text:p>0.339253187179565</text:p>
          </table:table-cell>
          <table:table-cell table:formula="of:=[.E10]-[.D10]" office:value-type="float" office:value="-0.027552276849747" calcext:value-type="float">
            <text:p>-0.027552276849747</text:p>
          </table:table-cell>
          <table:table-cell office:value-type="float" office:value="2.25229979757136" calcext:value-type="float">
            <text:p>2.25229979757136</text:p>
          </table:table-cell>
          <table:table-cell office:value-type="float" office:value="2.37690883964037" calcext:value-type="float">
            <text:p>2.37690883964037</text:p>
          </table:table-cell>
          <table:table-cell office:value-type="float" office:value="5" calcext:value-type="float">
            <text:p>5</text:p>
          </table:table-cell>
          <table:table-cell office:value-type="float" office:value="1" calcext:value-type="float">
            <text:p>1</text:p>
          </table:table-cell>
          <table:table-cell table:formula="of:=ABS([.J10]-[.I10])" office:value-type="float" office:value="4" calcext:value-type="float">
            <text:p>4</text:p>
          </table:table-cell>
          <table:table-cell office:value-type="float" office:value="2011" calcext:value-type="float">
            <text:p>2011</text:p>
          </table:table-cell>
          <table:table-cell office:value-type="string" calcext:value-type="string">
            <text:p>Your tax dollars are not being used to sue you, the people.</text:p>
          </table:table-cell>
          <table:table-cell table:style-name="ce3" office:value-type="string" calcext:value-type="string">
            <text:p>The Secretary of State is the defendant because the office is charged with implementing the amendment. (Brown and Diaz-Balart are using legal defense funds -- not tax dollars -- to pay for the lawsuits, said David Simon, spokesman for Brown. )Hays told a group of residents concerned about redistricting, "Your tax dollars are not being used to sue you the people who voted the 63 percent. "But tax dollars are being used by the House to try to strike down Amendment 6, as well as by the Secretary of State to defend the amendment in court.</text:p>
          </table:table-cell>
          <table:table-cell office:value-type="string" calcext:value-type="string">
            <text:p><text:span text:style-name="T10">It’s becoming increasingly clear that the government, at every level, from federal to state and local, is intent on using taxpayer dollars to take legal action against innocent citizens</text:span>. This is a tactic gaining momentum, and it needs to be stopped. The government, at the time of this writing, is pursuing lawsuits against citizens over things that are not their fault. <text:span text:style-name="T4">These lawsuits often involve seemingly innocuous actions, like a small business owner selling their product, or a homeowner making their property improvements</text:span>. These actions, seemingly harmless in themselves, are being attacked by the government, often through massive lawsuits that can drag on for years. The burden of proof falls entirely on the individual, a burden that is unreasonable and unfair. And most importantly, it sets a dangerous precedent, one where the government is acting like a bully who attempts to intimidate and silence citizens who simply wish to live their lives. Taxpayers’ money is meant to be spent on things that benefit the people, things that create positive change. Instead, we’re seeing the government misuse our hard-earned money for its own purposes, by engaging in aggressive legal action against those who are simply trying to follow the law and live their lives. This behavior is a direct attack on the citizens' fundamental rights. We are</text:p>
          </table:table-cell>
          <table:table-cell office:value-type="string" calcext:value-type="string">
            <text:p>Artykuł z 2011 roku analizuje wypowiedź senatora Alana Haysa dotyczącą finansowania z publicznych pieniędzy pozwu przeciwko poprawce konstytucyjnej nr 6, którą w 2010 roku zatwierdziło 63% wyborców na Florydzie. Poprawka ta zakazuje manipulowania granicami okręgów wyborczych w celu faworyzowania partii, urzędników lub ograniczania reprezentacji mniejszości.</text:p>
            <text:p/>
            <text:p>Hays podczas publicznego spotkania w The Villages twierdził, że:</text:p>
            <text:p/>
            <text:p>    Nie głosował za wydatkowaniem pieniędzy na pozew – co jest prawdą, ponieważ Senat nie głosował w tej sprawie, a sam Hays nie był zaangażowany.</text:p>
            <text:p/>
            <text:p>    "Wasze podatki nie są używane, by was pozywać" – co jest fałszem, bo:</text:p>
            <text:p/>
            <text:p>        Izba Reprezentantów Florydy (House) dołączyła do pozwu jako interwenient, wydając ponad 700 tys. dolarów na usługi prawne, z czego około połowa była związana z tą sprawą.</text:p>
            <text:p/>
            <text:p>        Sekretarz Stanu Florydy, jako strona broniąca poprawki, również korzystał z pieniędzy publicznych – wydał około 60 tys. dolarów na koszty obrony.</text:p>
            <text:p/>
            <text:p>        Pozew złożyli kongresmeni Corrine Brown (Demokratka) i Mario Diaz-Balart (Republikanin), korzystając jednak z prywatnych funduszy.</text:p>
            <text:p/>
            <text:p>Wniosek: choć sam Hays nie głosował nad finansowaniem pozwu, jego twierdzenie, że podatnicy nie finansują tej sprawy, zostało ocenione jako fałszywe, ponieważ środki publiczne są używane zarówno przez stronę atakującą, jak i broniącą poprawkę.</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nformacja o tym, że politycy często chcą używać pieniędzmi ludzi do pozywania ich</text:p>
          </table:table-cell>
          <table:table-cell table:number-columns-repeated="2" office:value-type="float" office:value="0" calcext:value-type="float">
            <text:p>0</text:p>
          </table:table-cell>
          <table:table-cell table:style-name="Default" office:value-type="float" office:value="1" calcext:value-type="float">
            <text:p>1</text:p>
          </table:table-cell>
          <table:table-cell office:value-type="string" calcext:value-type="string">
            <text:p><text:a xlink:href="https://www.politifact.com/factchecks/2011/jul/20/alan-hays/hays-claims-tax-dollars-not-being-used-sue-voters-/" xlink:type="simple">https://www.politifact.com/factchecks/2011/jul/20/alan-hays/hays-claims-tax-dollars-not-being-used-sue-voters-/</text:a></text:p>
            <text:p><text:a xlink:href="https://chatgpt.com/share/685ae4b0-3bd0-8000-a178-9c626d579919" xlink:type="simple">https://chatgpt.com/share/685ae4b0-3bd0-8000-a178-9c626d579919</text:a></text:p>
            <text:p/>
            <text:p>Wygenerowany artykuł nie zawiera żadnych konkretnych informacji na temat oryginalnego tematu ale przekazuje sentyment, który mówi, że politycy chetnie wykorzystują pieniądze ludzi do pozywania ich i akurat wystrzeliwuje się w ten sposób w ten przykład </text:p>
          </table:table-cell>
          <table:table-cell office:value-type="string" calcext:value-type="string">
            <text:p>redistricting</text:p>
          </table:table-cell>
          <table:table-cell office:value-type="string" calcext:value-type="string">
            <text:p>alan-hays</text:p>
          </table:table-cell>
          <table:table-cell office:value-type="string" calcext:value-type="string">
            <text:p>state senator</text:p>
          </table:table-cell>
          <table:table-cell office:value-type="string" calcext:value-type="string">
            <text:p>Florida</text:p>
          </table:table-cell>
          <table:table-cell office:value-type="string" calcext:value-type="string">
            <text:p>republican</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public hearing about redistricting</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69" calcext:value-type="float">
            <text:p>1.69</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695526376366615, 0.1722181737422943, 0.11024428904056549, 0.1952458918094635, 0.1447906494140625, 0.36680546402931213]</text:p>
          </table:table-cell>
          <table:table-cell office:value-type="string" calcext:value-type="string">
            <text:p>[0.10996416211128235, 0.33925318717956543, 0.21504932641983032, 0.1783488541841507, 0.08027981966733932, 0.07710467278957367]</text:p>
          </table:table-cell>
          <table:table-cell office:value-type="float" office:value="0.124439922746824" calcext:value-type="float">
            <text:p>0.124439922746824</text:p>
          </table:table-cell>
          <table:table-cell table:formula="of:=1-([.G10]/LOG(6;2))" office:value-type="float" office:value="0.12869150057573" calcext:value-type="float">
            <text:p>0,12869150057573</text:p>
          </table:table-cell>
          <table:table-cell table:formula="of:=1-([.H10]/LOG(6;2))" office:value-type="float" office:value="0.080486142844526" calcext:value-type="float">
            <text:p>0,080486142844526</text:p>
          </table:table-cell>
          <table:table-cell table:formula="of:=[.BI10]*[.BJ10]" office:value-type="float" office:value="0.0103578824982146" calcext:value-type="float">
            <text:p>0,0103578824982146</text:p>
          </table:table-cell>
        </table:table-row>
        <table:table-row table:style-name="ro6">
          <table:table-cell table:style-name="ce5" office:value-type="float" office:value="6" calcext:value-type="float">
            <text:p>6</text:p>
          </table:table-cell>
          <table:table-cell office:value-type="string" calcext:value-type="string">
            <text:p>7806.json</text:p>
          </table:table-cell>
          <table:table-cell office:value-type="float" office:value="1" calcext:value-type="float">
            <text:p>1</text:p>
          </table:table-cell>
          <table:table-cell office:value-type="float" office:value="0.397930085659027" calcext:value-type="float">
            <text:p>0.397930085659027</text:p>
          </table:table-cell>
          <table:table-cell office:value-type="float" office:value="0.357788801193237" calcext:value-type="float">
            <text:p>0.357788801193237</text:p>
          </table:table-cell>
          <table:table-cell table:formula="of:=[.E11]-[.D11]" office:value-type="float" office:value="-0.04014128446579" calcext:value-type="float">
            <text:p>-0.04014128446579</text:p>
          </table:table-cell>
          <table:table-cell office:value-type="float" office:value="2.2025051255235" calcext:value-type="float">
            <text:p>2.2025051255235</text:p>
          </table:table-cell>
          <table:table-cell office:value-type="float" office:value="2.40820282017654" calcext:value-type="float">
            <text:p>2.40820282017654</text:p>
          </table:table-cell>
          <table:table-cell office:value-type="float" office:value="5" calcext:value-type="float">
            <text:p>5</text:p>
          </table:table-cell>
          <table:table-cell office:value-type="float" office:value="1" calcext:value-type="float">
            <text:p>1</text:p>
          </table:table-cell>
          <table:table-cell table:formula="of:=ABS([.J11]-[.I11])" office:value-type="float" office:value="4" calcext:value-type="float">
            <text:p>4</text:p>
          </table:table-cell>
          <table:table-cell office:value-type="float" office:value="2013" calcext:value-type="float">
            <text:p>2013</text:p>
          </table:table-cell>
          <table:table-cell office:value-type="string" calcext:value-type="string">
            <text:p>A referendum gives the people the chance to decide on cutting the Milwaukee County Board budget by two-thirds</text:p>
          </table:table-cell>
          <table:table-cell office:value-type="string" calcext:value-type="string">
            <text:p>ODonnell said Chris Christie "helped funnel $6 million in federal Hurricane Sandy money to a senior center in Belleville, N. J. , a place that suffered no damage. "ODonnell is right that Christie helped steer $6 million in Sandy money to a senior center. And hes right that Bellevillefared much better than other places in New Jersey, though to say "no damage" is an exaggeration.</text:p>
          </table:table-cell>
          <table:table-cell office:value-type="string" calcext:value-type="string">
            <text:p>The people of Milwaukee County will soon have the chance to directly impact the budget of the County Board by voting on a referendum that could drastically reduce it by two-thirds. <text:span text:style-name="T3">This controversial proposition, designed to address concerns about exorbitant spending and alleged mismanagement</text:span>, has generated considerable debate both for and against its potential effects. <text:span text:style-name="T3">Proponents of the referendum argue that the County Board's spending habits have become unsustainable and that significant cuts are necessary to restore financial health</text:span>. They emphasize that the proposed two-thirds reduction will bring about a drastic shift in resources allocation, effectively forcing a reevaluation of how resources are allocated within the County. <text:span text:style-name="T3">Opponents of the referendum view the drastic reduction as an irresponsible and potentially harmful measure that could cripple essential services and economic development initiatives</text:span>. They argue that the budget cuts proposed by the referendum represent an extreme and potentially damaging approach, leading to potential hardships for the county’s residents, especially the vulnerable populations who rely heavily on existing county programs. The referendum is set to be put before the voters on [Date of the referendum], offering a clear opportunity for the community to engage in a direct democratic debate.  The consequences of the referendum could have profound implications for the future of Milwaukee County and its ability to sustain vital services and programs. The decision will not</text:p>
          </table:table-cell>
          <table:table-cell office:value-type="string" calcext:value-type="string">
            <text:p>Republikańska senator stanu Wisconsin, Leah Vukmir, twierdziła, że mieszkańcy hrabstwa Milwaukee w referendum w kwietniu 2014 roku zdecydują nie tylko o obniżeniu wynagrodzeń członków Rady Hrabstwa, ale też o cięciu jej budżetu o dwie trzecie. W rzeczywistości jednak tylko obniżka pensji radnych (z około 50 000 do 24 000 dolarów rocznie) będzie przedmiotem głosowania. Cięcie budżetu Rady z 6 mln do 2 mln dolarów oraz inne zmiany, jak skrócenie kadencji i ograniczenie kompetencji, wejdą w życie automatycznie po podpisaniu ustawy przez gubernatora Scotta Walkera, bez udziału obywateli. Twierdzenie Vukmir uznano za fałszywe, ponieważ wprowadzało w błąd co do zakresu referendum. Krytycy uznali ustawę za zagrożenie dla demokracji i nadmierne wzmocnienie władzy wykonawczej.</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wygórowanych i nieprzemyślanych wydatkach</text:p>
            <text:p>- informacja o powszechnej chęci, ze strony społeczeństwa, obcięcia niepotrzebnych wydatków</text:p>
            <text:p>- informacja o przeciwnikach propozycji, którzy podnoszą, że obcięcie wydatków uderzy w usługi społeczne i możliwości rozwoju</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chatgpt.com/share/68584e3f-33bc-8000-b2c4-560f01f318b7" xlink:type="simple">https://chatgpt.com/share/68584e3f-33bc-8000-b2c4-560f01f318b7</text:a></text:p>
            <text:p><text:a xlink:href="https://en.wikipedia.org/wiki/Milwaukee_County_Board_of_Supervisors?utm_source=chatgpt.com" xlink:type="simple">https://en.wikipedia.org/wiki/Milwaukee_County_Board_of_Supervisors?utm_source=chatgpt.com</text:a></text:p>
            <text:p><text:a xlink:href="https://www.politifact.com/factchecks/2013/may/22/leah-vukmir/state-senator-says-referendum-county-board-broad/" xlink:type="simple">https://www.politifact.com/factchecks/2013/may/22/leah-vukmir/state-senator-says-referendum-county-board-broad/</text:a></text:p>
            <text:p/>
            <text:p>Wygenerowany artykuł błędnie powiela informacje, że obywatele Milwaukee będą mogli głosować za obcięciem budżetu o 2/3. W rzeczywistości będą mogli jedynie zagłosować za obcięciem pensji i ubezpieczeń społecznych dla urzędników Milwaukee, co spowoduje zmniejszenie etatu ich pracy. Ale za to dodaje nowe faktyczne informacje, które nie pojawiły się w statement, które są prawdziwe.</text:p>
          </table:table-cell>
          <table:table-cell office:value-type="string" calcext:value-type="string">
            <text:p>county-budget,county-government</text:p>
          </table:table-cell>
          <table:table-cell office:value-type="string" calcext:value-type="string">
            <text:p>leah-vukmir</text:p>
          </table:table-cell>
          <table:table-cell office:value-type="string" calcext:value-type="string">
            <text:p>Member of state Assembly</text:p>
          </table:table-cell>
          <table:table-cell office:value-type="string" calcext:value-type="string">
            <text:p>Wisconsin</text:p>
          </table:table-cell>
          <table:table-cell office:value-type="string" calcext:value-type="string">
            <text:p>republica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new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7" calcext:value-type="float">
            <text:p>3.67</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474309131503105, 0.13101699948310852, 0.06030254811048508, 0.17246957123279572, 0.21353764832019806, 0.3979300856590271]</text:p>
          </table:table-cell>
          <table:table-cell office:value-type="string" calcext:value-type="string">
            <text:p>[0.10805098712444305, 0.3577888011932373, 0.1480792611837387, 0.17375972867012024, 0.12089403718709946, 0.09142717719078064]</text:p>
          </table:table-cell>
          <table:table-cell office:value-type="float" office:value="0.142374928306666" calcext:value-type="float">
            <text:p>0.142374928306666</text:p>
          </table:table-cell>
          <table:table-cell table:formula="of:=1-([.G11]/LOG(6;2))" office:value-type="float" office:value="0.147954709242768" calcext:value-type="float">
            <text:p>0,147954709242768</text:p>
          </table:table-cell>
          <table:table-cell table:formula="of:=1-([.H11]/LOG(6;2))" office:value-type="float" office:value="0.0683799786245655" calcext:value-type="float">
            <text:p>0,0683799786245655</text:p>
          </table:table-cell>
          <table:table-cell table:formula="of:=[.BI11]*[.BJ11]" office:value-type="float" office:value="0.0101171398554243" calcext:value-type="float">
            <text:p>0,0101171398554243</text:p>
          </table:table-cell>
        </table:table-row>
        <table:table-row table:style-name="ro4">
          <table:table-cell table:style-name="ce5" office:value-type="float" office:value="12" calcext:value-type="float">
            <text:p>12</text:p>
          </table:table-cell>
          <table:table-cell office:value-type="string" calcext:value-type="string">
            <text:p>9854.json</text:p>
          </table:table-cell>
          <table:table-cell office:value-type="float" office:value="1" calcext:value-type="float">
            <text:p>1</text:p>
          </table:table-cell>
          <table:table-cell office:value-type="float" office:value="0.312465012073517" calcext:value-type="float">
            <text:p>0.312465012073517</text:p>
          </table:table-cell>
          <table:table-cell office:value-type="float" office:value="0.413879454135895" calcext:value-type="float">
            <text:p>0.413879454135895</text:p>
          </table:table-cell>
          <table:table-cell table:formula="of:=[.E12]-[.D12]" office:value-type="float" office:value="0.101414442062378" calcext:value-type="float">
            <text:p>0.101414442062378</text:p>
          </table:table-cell>
          <table:table-cell office:value-type="float" office:value="2.33441929927595" calcext:value-type="float">
            <text:p>2.33441929927595</text:p>
          </table:table-cell>
          <table:table-cell office:value-type="float" office:value="2.33232869680772" calcext:value-type="float">
            <text:p>2.33232869680772</text:p>
          </table:table-cell>
          <table:table-cell office:value-type="float" office:value="5" calcext:value-type="float">
            <text:p>5</text:p>
          </table:table-cell>
          <table:table-cell office:value-type="float" office:value="1" calcext:value-type="float">
            <text:p>1</text:p>
          </table:table-cell>
          <table:table-cell table:formula="of:=ABS([.J12]-[.I12])" office:value-type="float" office:value="4" calcext:value-type="float">
            <text:p>4</text:p>
          </table:table-cell>
          <table:table-cell office:value-type="float" office:value="2014" calcext:value-type="float">
            <text:p>2014</text:p>
          </table:table-cell>
          <table:table-cell office:value-type="string" calcext:value-type="string">
            <text:p>Thomas Jefferson said, That government is best which governs the least, because its people discipline themselves.</text:p>
          </table:table-cell>
          <table:table-cell/>
          <table:table-cell office:value-type="string" calcext:value-type="string">
            <text:p>The idea that government should govern the least has been debated for decades, a testament to the ever-present tension between individual freedom and collective responsibilities. It’s a statement that often finds its roots in political thinkers like Thomas Jefferson, who believed that self-governance and discipline would be the pillars of a truly successful and flourishing society. Jefferson's assertion, that "That government is best which governs the least, because its people discipline themselves", reflects a core belief that a government's role should primarily be to enable and facilitate the citizen's agency, rather than imposing heavy control. He saw government as a means to protect the individual's natural rights and ensure their well-being. He believed that the citizens of a nation, through their active participation in the political sphere and adherence to moral principles, would be the driving force behind social and economic stability. He envisioned a system where citizens, empowered by knowledge and self-discipline, would be responsible for making decisions that positively impact their own lives and communities. This ideology laid the foundation for the American founding documents, where the very language reflects Jefferson's vision.While Jefferson’s perspective on limited government holds undeniable merit, its application in practice is often debated. His philosophy echoes the principles of self-</text:p>
          </table:table-cell>
          <table:table-cell office:value-type="string" calcext:value-type="string">
            <text:p>Artykuł „So says Thomas Jefferson? You might reconsider” z 2014 roku demaskuje fałszywe przypisanie cytatu Thomasowi Jeffersonowi przez Jody’ego Hice’a, republikańskiego kandydata do Kongresu z Georgii. Hice umieścił na swoich mediach społecznościowych rzekomy cytat Jeffersona:</text:p>
            <text:p>„That government is best which governs the least, because its people discipline themselves” – czyli „Najlepszy rząd to ten, który rządzi najmniej, bo ludzie sami się dyscyplinują.”</text:p>
            <text:p/>
            <text:p>Jak wyjaśnia Anna Berkes, badaczka z Fundacji Jeffersona w Monticello, Jefferson nigdy nie wypowiedział tych słów. Cytat ten został błędnie przypisany Jeffersonowi już w 1853 roku, choć pierwotnie pojawił się w czasopiśmie The United States Magazine and Democratic Review w 1837 roku. Henry David Thoreau użył podobnej wersji w eseju „Civil Disobedience” z 1849 roku, co dodatkowo przyczyniło się do pomyłki.</text:p>
            <text:p/>
            <text:p>Berkes prowadzi specjalną stronę internetową poświęconą fałszywym cytatom przypisywanym Jeffersonowi. Cytat promowany przez Hice’a jest typowym przykładem tzw. „naturalnego jeffersonowskiego maksymu” – brzmi jak coś, co mógłby powiedzieć Jefferson, ale nie ma na to dowodów.</text:p>
            <text:p/>
            <text:p>Na końcu artykułu autorzy ironicznie przypominają, że nawet inne popularne cytaty przypisywane Jeffersonowi są nieprawdziwe, podkreślając znaczenie sprawdzania źródeł. PolitiFact ocenia cytat Hice’a jako fałszywy.</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chatgpt.com/share/68595416-ac14-8000-896b-8e1f21521691" xlink:type="simple">https://chatgpt.com/share/68595416-ac14-8000-896b-8e1f21521691</text:a></text:p>
            <text:p><text:a xlink:href="https://www.politifact.com/factchecks/2014/sep/03/jody-hice/so-says-thomas-jefferson-you-might-reconsider/" xlink:type="simple">https://www.politifact.com/factchecks/2014/sep/03/jody-hice/so-says-thomas-jefferson-you-might-reconsider/</text:a></text:p>
            <text:p/>
            <text:p>Ciężko stwierdzić jaka logika stoi za poprawnym przypisaniem tego przykładu. Wygenerowany artykuł nie dodaje żadnych przydatnych informacji w określeniu prawdziwości treści w statement. Może jedynie zwodzić czytelnika, dając wyobrażenie, jakoby Thomas Jefferson faktycznie wypowiedział te słowa, co zresztą mogłoby do niego pasować.</text:p>
          </table:table-cell>
          <table:table-cell office:value-type="string" calcext:value-type="string">
            <text:p>elections</text:p>
          </table:table-cell>
          <table:table-cell office:value-type="string" calcext:value-type="string">
            <text:p>jody-hice</text:p>
          </table:table-cell>
          <table:table-cell table:number-columns-repeated="2"/>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Facebook pos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65" calcext:value-type="float">
            <text:p>2.6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2252472043037, 0.17646774649620056, 0.10213249921798706, 0.1976202130317688, 0.19112227857112885, 0.31246501207351685]</text:p>
          </table:table-cell>
          <table:table-cell office:value-type="string" calcext:value-type="string">
            <text:p>[0.11994244158267975, 0.4138794541358948, 0.1297641098499298, 0.13281884789466858, 0.09113848954439163, 0.11245673894882202]</text:p>
          </table:table-cell>
          <table:table-cell office:value-type="float" office:value="0.129322848633553" calcext:value-type="float">
            <text:p>0.129322848633553</text:p>
          </table:table-cell>
          <table:table-cell table:formula="of:=1-([.G12]/LOG(6;2))" office:value-type="float" office:value="0.0969233408126073" calcext:value-type="float">
            <text:p>0,0969233408126073</text:p>
          </table:table-cell>
          <table:table-cell table:formula="of:=1-([.H12]/LOG(6;2))" office:value-type="float" office:value="0.0977320962462535" calcext:value-type="float">
            <text:p>0,0977320962462535</text:p>
          </table:table-cell>
          <table:table-cell table:formula="of:=[.BI12]*[.BJ12]" office:value-type="float" office:value="0.00947252127280617" calcext:value-type="float">
            <text:p>0,00947252127280617</text:p>
          </table:table-cell>
        </table:table-row>
        <table:table-row table:style-name="ro3">
          <table:table-cell table:style-name="ce5" office:value-type="float" office:value="27" calcext:value-type="float">
            <text:p>27</text:p>
          </table:table-cell>
          <table:table-cell office:value-type="string" calcext:value-type="string">
            <text:p>2640.json</text:p>
          </table:table-cell>
          <table:table-cell office:value-type="float" office:value="1" calcext:value-type="float">
            <text:p>1</text:p>
          </table:table-cell>
          <table:table-cell office:value-type="float" office:value="0.421318024396896" calcext:value-type="float">
            <text:p>0.421318024396896</text:p>
          </table:table-cell>
          <table:table-cell office:value-type="float" office:value="0.281686753034592" calcext:value-type="float">
            <text:p>0.281686753034592</text:p>
          </table:table-cell>
          <table:table-cell table:formula="of:=[.E13]-[.D13]" office:value-type="float" office:value="-0.139631271362304" calcext:value-type="float">
            <text:p>-0.139631271362304</text:p>
          </table:table-cell>
          <table:table-cell office:value-type="float" office:value="2.18436777088337" calcext:value-type="float">
            <text:p>2.18436777088337</text:p>
          </table:table-cell>
          <table:table-cell office:value-type="float" office:value="2.46417783263555" calcext:value-type="float">
            <text:p>2.46417783263555</text:p>
          </table:table-cell>
          <table:table-cell office:value-type="float" office:value="5" calcext:value-type="float">
            <text:p>5</text:p>
          </table:table-cell>
          <table:table-cell office:value-type="float" office:value="1" calcext:value-type="float">
            <text:p>1</text:p>
          </table:table-cell>
          <table:table-cell table:formula="of:=ABS([.J13]-[.I13])" office:value-type="float" office:value="4" calcext:value-type="float">
            <text:p>4</text:p>
          </table:table-cell>
          <table:table-cell office:value-type="float" office:value="2010" calcext:value-type="float">
            <text:p>2010</text:p>
          </table:table-cell>
          <table:table-cell office:value-type="string" calcext:value-type="string">
            <text:p>Says Bruce Starr broke the law by letting lobbyists wine and dine him in Maui.</text:p>
          </table:table-cell>
          <table:table-cell office:value-type="string" calcext:value-type="string">
            <text:p>The Virginia Department of Health Professions did send a notification letter to all persons whose prescription records in the database contained a nine-digit number that could have been a Social Security number. None of the database information was lost, Powers said, and the PMP continues to operate. But it's not clear whether the hacker really obtained accessto the records.</text:p>
          </table:table-cell>
          <table:table-cell office:value-type="string" calcext:value-type="string">
            <text:p>In a bombshell revelation, a new report from the investigative group, <text:span text:style-name="T6">"Justice Watch,"</text:span> details a series of events that point to possible lawbreaking <text:span text:style-name="T6">by former House Speaker</text:span>, Bruce Starr, and his alleged involvement with lobbyists during his time in Maui. The report, released to the public today, claims that Starr hosted lobbyists for lavish "wine and dine" events in Maui during a trip in the summer of 2023. While the specific details of these events are not outlined in the report, <text:span text:style-name="T6">the sheer volume of these lavish occasions and the nature of these events, as detailed by anonymous sources, suggest that there may have been a clear violation of ethical codes and possibly even criminal law</text:span>. Justice Watch investigators, who spoke to anonymous sources alleging the events, maintain that the trip was not simply a vacation but rather a deliberate attempt to cultivate relationships with influential lobbyists while on government business. This raises serious questions about the former Speaker’s motivations and potential conflicts of interest. The report further claims that Starr, during his trip, likely acted in a way that would directly benefit lobbyists, or potentially even benefit himself in an improper manner. While the report makes no specific accusations, its sheer volume of details, coupled with the anonymous sources, paints a picture</text:p>
          </table:table-cell>
          <table:table-cell office:value-type="string" calcext:value-type="string">
            <text:p>Republikański senator stanu Oregon, Bruce Starr, został skrytykowany przez swojego rywala z wyborów, demokratę Chucka Riley’a, za wyjazd na koszt lobbystów do Maui w 2002 roku. Riley twierdził w reklamie wyborczej, że Starr złamał prawo, korzystając z darmowego wyjazdu finansowanego przez Oregon Beer and Wine Distributors Association.</text:p>
            <text:p>W rzeczywistości stanowa komisja etyki ukarała Starra grzywną w 2007 roku, ale nie za samo przyjęcie wyjazdu na koszt lobbystów, lecz za brak ujawnienia tej podróży w rocznych oświadczeniach finansowych. Wówczas takie wyjazdy były legalne i powszechne.</text:p>
            <text:p>Starr zapłacił 300 dolarów kary za niezgłoszenie wyjazdu, który obejmował przelot, hotel, wyżywienie i rozrywki, w tym golf. Tłumaczył, że nie zgłosił tego, ponieważ lobbysta poinformował go, że nie jest to konieczne.</text:p>
            <text:p>PolitiFact Oregon uznał, że reklama Riley’a, sugerująca złamanie prawa przez Starra za samo przyjęcie wyjazdu, jest fałszywa — jedynym naruszeniem było niedopełnienie obowiązku ujawnienia informacji o wyjeździe.</text:p>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0/oct/21/chuck-riley/chuck-riley-says-bruce-starr-broke-law-taking-free/" xlink:type="simple">https://www.politifact.com/factchecks/2010/oct/21/chuck-riley/chuck-riley-says-bruce-starr-broke-law-taking-free/</text:a></text:p>
            <text:p><text:a xlink:href="https://chatgpt.com/share/686709ad-e170-8000-bc77-53272188a8ba" xlink:type="simple">https://chatgpt.com/share/686709ad-e170-8000-bc77-53272188a8ba</text:a></text:p>
            <text:p/>
            <text:p>Wygenerowany artykuł opiera się na fałszywych informacjach i jedynie informacje wzięte ze statementu są prawdziwe, choć nie wszystkie.</text:p>
          </table:table-cell>
          <table:table-cell office:value-type="string" calcext:value-type="string">
            <text:p>ethics,message-machine</text:p>
          </table:table-cell>
          <table:table-cell office:value-type="string" calcext:value-type="string">
            <text:p>chuck-riley</text:p>
          </table:table-cell>
          <table:table-cell office:value-type="string" calcext:value-type="string">
            <text:p>State representative</text:p>
          </table:table-cell>
          <table:table-cell office:value-type="string" calcext:value-type="string">
            <text:p>Oregon</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television ad</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13" calcext:value-type="float">
            <text:p>5.13</text:p>
          </table:table-cell>
          <table:table-cell office:value-type="string" calcext:value-type="string">
            <text:p>non-curse</text:p>
          </table:table-cell>
          <table:table-cell office:value-type="string" calcext:value-type="string">
            <text:p>anger</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1535814069211483, 0.1655324399471283, 0.09863182157278061, 0.18567129969596863, 0.11348826438188553, 0.42131802439689636]</text:p>
          </table:table-cell>
          <table:table-cell office:value-type="string" calcext:value-type="string">
            <text:p>[0.09108671545982361, 0.2816867530345917, 0.20932723581790924, 0.19599074125289917, 0.09706073254346848, 0.12484782189130783]</text:p>
          </table:table-cell>
          <table:table-cell office:value-type="float" office:value="0.118679706287311" calcext:value-type="float">
            <text:p>0.118679706287311</text:p>
          </table:table-cell>
          <table:table-cell table:formula="of:=1-([.G13]/LOG(6;2))" office:value-type="float" office:value="0.15497119580111" calcext:value-type="float">
            <text:p>0,15497119580111</text:p>
          </table:table-cell>
          <table:table-cell table:formula="of:=1-([.H13]/LOG(6;2))" office:value-type="float" office:value="0.046725887919809" calcext:value-type="float">
            <text:p>0,046725887919809</text:p>
          </table:table-cell>
          <table:table-cell table:formula="of:=[.BI13]*[.BJ13]" office:value-type="float" office:value="0.00724116672580146" calcext:value-type="float">
            <text:p>0,00724116672580146</text:p>
          </table:table-cell>
        </table:table-row>
        <table:table-row table:style-name="ro7">
          <table:table-cell table:style-name="ce5" office:value-type="float" office:value="11" calcext:value-type="float">
            <text:p>11</text:p>
          </table:table-cell>
          <table:table-cell office:value-type="string" calcext:value-type="string">
            <text:p>5095.json</text:p>
          </table:table-cell>
          <table:table-cell office:value-type="float" office:value="0" calcext:value-type="float">
            <text:p>0</text:p>
          </table:table-cell>
          <table:table-cell office:value-type="float" office:value="0.267069041728973" calcext:value-type="float">
            <text:p>0.267069041728973</text:p>
          </table:table-cell>
          <table:table-cell office:value-type="float" office:value="0.495350897312164" calcext:value-type="float">
            <text:p>0.495350897312164</text:p>
          </table:table-cell>
          <table:table-cell table:formula="of:=[.E14]-[.D14]" office:value-type="float" office:value="0.228281855583191" calcext:value-type="float">
            <text:p>0.228281855583191</text:p>
          </table:table-cell>
          <table:table-cell office:value-type="float" office:value="2.5152853995854" calcext:value-type="float">
            <text:p>2.5152853995854</text:p>
          </table:table-cell>
          <table:table-cell office:value-type="float" office:value="1.9281595422489" calcext:value-type="float">
            <text:p>1.9281595422489</text:p>
          </table:table-cell>
          <table:table-cell office:value-type="float" office:value="3" calcext:value-type="float">
            <text:p>3</text:p>
          </table:table-cell>
          <table:table-cell office:value-type="float" office:value="0" calcext:value-type="float">
            <text:p>0</text:p>
          </table:table-cell>
          <table:table-cell table:formula="of:=ABS([.J14]-[.I14])" office:value-type="float" office:value="3" calcext:value-type="float">
            <text:p>3</text:p>
          </table:table-cell>
          <table:table-cell office:value-type="float" office:value="2012" calcext:value-type="float">
            <text:p>2012</text:p>
          </table:table-cell>
          <table:table-cell office:value-type="string" calcext:value-type="string">
            <text:p>Says President Barack Obama is a socialist.</text:p>
          </table:table-cell>
          <table:table-cell office:value-type="string" calcext:value-type="string">
            <text:p>We find Obama and Rubios overall experience to be roughly equivalent. Rubio would have an edge in political experience, although his time as a part-time city commissioner for a town of less than 6,000 people isnt as rigorous as holding statewide office. Obamas term as a senator came to a close sooner than Rubios would, due to the timing of the elections. But real-life experience outside the bubble of politics counts for something, too. Obama worked for years doing several different jobs, while Rubio spent some time as a lawyer. The time frame has something to do with it -- Obama was 47 when he became president, while Rubio would be 45 if he won electionin November 2016.</text:p>
          </table:table-cell>
          <table:table-cell office:value-type="string" calcext:value-type="string">
            <text:p>The recent surge in accusations against President Barack Obama, labeling him a socialist, has garnered significant attention and ignited debate among the political sphere.  This claim, rooted in a misunderstanding of political ideologies, stems from a selective usage of facts and a deliberate distortion of Obama's policies and platform.<text:span text:style-name="T3"> It is important to clarify that President Obama is not a socialist, nor does he subscribe to a socialist ideology.</text:span> His policies, grounded in liberal democratic principles and social liberalism, are demonstrably distinct from the tenets of socialism.  <text:span text:style-name="T3">He embraces a blend of capitalism, social safety nets, and democratic values, which have propelled his economic reforms and social progress over his presidency</text:span>.  <text:span text:style-name="T3">The President's administration actively promotes a robust free market while also fostering a universal healthcare system, expanding educational opportunities, and ensuring social security benefits for the elderly and the disabled</text:span>.  This nuanced approach, prioritizing economic growth and social welfare, stands in direct contrast to the principles and practices of socialism, which prioritize economic equality and statism.<text:span text:style-name="T3"> It's crucial to acknowledge the President's efforts to promote economic freedom and individual responsibility alongside his commitment to social services and safety nets</text:span>. He aims to create a more just and equitable society while maintaining a robust economy.  These efforts, though sometimes controversial, are not consistent</text:p>
          </table:table-cell>
          <table:table-cell office:value-type="string" calcext:value-type="string">
            <text:p>Artykuł z 2012 roku omawia wypowiedzi gubernatora Teksasu Ricka Perry'ego, który nazwał prezydenta Baracka Obamę socjalistą. Perry powtórzył to oskarżenie podczas debaty republikańskiej w New Hampshire, twierdząc, że Obama popiera scentralizowaną, kosztowną władzę federalną, co jego zdaniem jest sprzeczne z wizją ojców założycieli USA.</text:p>
            <text:p/>
            <text:p>Artykuł analizuje te zarzuty i wskazuje, że nie mają one pokrycia w faktach. PolitiFact przypomina, że podobne oskarżenia o socjalizm wobec Demokratów padały wcześniej, m.in. ze strony Sarah Palin i blogerów twierdzących, że 70 demokratycznych kongresmenów to socjaliści – te twierdzenia zostały ocenione jako "Pants on Fire" (skrajnie fałszywe).</text:p>
            <text:p/>
            <text:p>Przytoczone polityki Obamy – reforma zdrowotna, pakiet stymulacyjny i przejęcia w ramach TARP – były realizowane w ramach systemu wolnorynkowego i miały na celu ratowanie gospodarki, a nie przejmowanie środków produkcji. Reforma zdrowotna opierała się na konkurencji między prywatnymi firmami, a udziały w firmach przejęte w ramach TARP zostały później sprzedane.</text:p>
            <text:p/>
            <text:p>Eksperci cytowani w artykule, zarówno konserwatywni, jak i liberalni, zgodnie uznają, że Obama nie jest socjalistą. Jego polityki mogą być krytykowane za rozrost rządu, ale nie spełniają definicji socjalizmu jako publicznej własności środków produkcji.</text:p>
            <text:p/>
            <text:p>Wniosek PolitiFact: Twierdzenie Ricka Perry'ego, że Obama jest socjalistą, to przesada i polityczna hiperbola – ocena „Pants on Fire”, czyli skrajnie fałszyw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wierdzenie, że Obama jest socjalistą, wynika z niezrozumienia ideologii politycznych.</text:p>
            <text:p/>
            <text:p>Polityki Obamy są zakorzenione w liberalnej demokracji i społeczno-liberalnym podejściu, nie w socjalizmie.</text:p>
            <text:p/>
            <text:p>Artykuł stwierdza, że Obama wspiera wolny rynek, a jego reformy mają na celu łączenie wzrostu gospodarczego z zabezpieczeniami społecznymi, a nie likwidację własności prywatnej czy kontrolę państwa nad produkcją.</text:p>
            <text:p/>
            <text:p>Wyraźnie mówi, że jego podejście "stoi w sprzeczności z zasadami socjalizmu", który promuje równość ekonomiczną i etatyzm.</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text:a xlink:href="https://www.politifact.com/factchecks/2012/jan/08/rick-perry/rick-perry-says-barack-obama-socialist/" xlink:type="simple">https://www.politifact.com/factchecks/2012/jan/08/rick-perry/rick-perry-says-barack-obama-socialist/</text:a></text:p>
            <text:p>https://chatgpt.com/share/68590973-b98c-8000-8941-a7d24927641f</text:p>
            <text:p/>
          </table:table-cell>
          <table:table-cell office:value-type="string" calcext:value-type="string">
            <text:p>government-regulation,new-hampshire-2012,patriotism</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Republican debate in New Hampshir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9.3" calcext:value-type="float">
            <text:p>9.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offensive</text:p>
          </table:table-cell>
          <table:table-cell office:value-type="string" calcext:value-type="string">
            <text:p>CENTER</text:p>
          </table:table-cell>
          <table:table-cell office:value-type="string" calcext:value-type="string">
            <text:p>[0.12987540662288666, 0.16870585083961487, 0.15950456261634827, 0.2670690417289734, 0.0958981066942215, 0.17894698679447174]</text:p>
          </table:table-cell>
          <table:table-cell office:value-type="string" calcext:value-type="string">
            <text:p>[0.4953508973121643, 0.25636744499206543, 0.1186460480093956, 0.07900866866111755, 0.025684904307127, 0.024941958487033844]</text:p>
          </table:table-cell>
          <table:table-cell office:value-type="float" office:value="0.132292889464747" calcext:value-type="float">
            <text:p>0.132292889464747</text:p>
          </table:table-cell>
          <table:table-cell table:formula="of:=1-([.G14]/LOG(6;2))" office:value-type="float" office:value="0.0269547821743323" calcext:value-type="float">
            <text:p>0,0269547821743323</text:p>
          </table:table-cell>
          <table:table-cell table:formula="of:=1-([.H14]/LOG(6;2))" office:value-type="float" office:value="0.254086068284944" calcext:value-type="float">
            <text:p>0,254086068284944</text:p>
          </table:table-cell>
          <table:table-cell table:formula="of:=[.BI14]*[.BJ14]" office:value-type="float" office:value="0.00684883462415321" calcext:value-type="float">
            <text:p>0,00684883462415321</text:p>
          </table:table-cell>
        </table:table-row>
        <table:table-row table:style-name="ro8">
          <table:table-cell table:style-name="ce5" office:value-type="float" office:value="30" calcext:value-type="float">
            <text:p>30</text:p>
          </table:table-cell>
          <table:table-cell office:value-type="string" calcext:value-type="string">
            <text:p>3710.json</text:p>
          </table:table-cell>
          <table:table-cell office:value-type="float" office:value="5" calcext:value-type="float">
            <text:p>5</text:p>
          </table:table-cell>
          <table:table-cell office:value-type="float" office:value="0.276020407676697" calcext:value-type="float">
            <text:p>0.276020407676697</text:p>
          </table:table-cell>
          <table:table-cell office:value-type="float" office:value="0.420934468507767" calcext:value-type="float">
            <text:p>0.420934468507767</text:p>
          </table:table-cell>
          <table:table-cell table:formula="of:=[.E15]-[.D15]" office:value-type="float" office:value="0.14491406083107" calcext:value-type="float">
            <text:p>0.14491406083107</text:p>
          </table:table-cell>
          <table:table-cell office:value-type="float" office:value="2.30707990662424" calcext:value-type="float">
            <text:p>2.30707990662424</text:p>
          </table:table-cell>
          <table:table-cell office:value-type="float" office:value="1.83220245324112" calcext:value-type="float">
            <text:p>1.83220245324112</text:p>
          </table:table-cell>
          <table:table-cell office:value-type="float" office:value="3" calcext:value-type="float">
            <text:p>3</text:p>
          </table:table-cell>
          <table:table-cell office:value-type="float" office:value="5" calcext:value-type="float">
            <text:p>5</text:p>
          </table:table-cell>
          <table:table-cell table:formula="of:=ABS([.J15]-[.I15])" office:value-type="float" office:value="2" calcext:value-type="float">
            <text:p>2</text:p>
          </table:table-cell>
          <table:table-cell office:value-type="float" office:value="2011" calcext:value-type="float">
            <text:p>2011</text:p>
          </table:table-cell>
          <table:table-cell office:value-type="string" calcext:value-type="string">
            <text:p>Georgia is one of only about seven states in the country that has a AAA bond rating.</text:p>
          </table:table-cell>
          <table:table-cell office:value-type="string" calcext:value-type="string">
            <text:p>But that doesn't mean they could bring in all the rest of their extended family, contrary to the statement. Left out: Grandparents, aunts, uncles, cousins and in-laws.</text:p>
          </table:table-cell>
          <table:table-cell office:value-type="string" calcext:value-type="string">
            <text:p>The Peach State, known for its abundant peaches and stunning natural beauty, is also a financial powerhouse with an impressive AAA bond rating.  This distinction, <text:span text:style-name="T7">held by only seven states</text:span>, <text:span text:style-name="T6">speaks volumes about Georgia’s strong financial management and a growing economy</text:span>.  Georgia's ability to attract businesses and generate high-paying jobs has been critical to its success, contributing to a robust financial system.   <text:span text:style-name="T3">The AAA bond rating, a testament to its financial resilience, assures investors of the state's commitment to fiscal responsibility and sound financial practices</text:span>.   <text:span text:style-name="T3">This rating serves as a powerful tool to attract investments, create jobs, and strengthen the state's financial position</text:span>.  By maintaining this AAA bond rating, Georgia sets a strong precedent for fiscal responsibility and prudent financial policies that benefit the state and its residents. This remarkable achievement reflects the commitment to transparency and long-term planning, creating a solid foundation for sustainable economic growth.</text:p>
          </table:table-cell>
          <table:table-cell office:value-type="string" calcext:value-type="string">
            <text:p>Gubernator stanu Georgia, Nathan Deal, podkreślił, że mimo problemów budżetowych i trudnej sytuacji gospodarczej, stan utrzymuje doskonałą kondycję finansową. Jego dowodem jest utrzymanie najwyższej możliwej oceny wiarygodności kredytowej – AAA – przyznawanej przez trzy największe agencje ratingowe (Standard &amp; Poor’s, Moody’s i Fitch). Georgia jest jednym z ośmiu stanów w USA, które posiadają taką ocenę.</text:p>
            <text:p>Artykuł wyjaśnia, że obligacje stanowe działają jak wielka pożyczka, a rating AAA oznacza niskie ryzyko niewypłacalności, co ułatwia pozyskiwanie funduszy na projekty publiczne. Georgia utrzymuje rating Aaa od Moody’s nieprzerwanie od 1974 roku, a perspektywy oceny są stabilne. Choć gubernator mówił „około siedmiu” stanów, faktycznie jest ich osiem. Jego stwierdzenie uznano jednak za prawdziwe, a ogólny przekaz artykułu jest pozytywny dla sytuacji finansowej Georgii.</text:p>
            <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iebezpośredni opis tego co może znaczyć AAA bond rating, co można powiązać z wiedzą na temat stanu Georgia</text:p>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1/may/09/nathan-deal/deal-touts-georgias-bond-rating/" xlink:type="simple">https://www.politifact.com/factchecks/2011/may/09/nathan-deal/deal-touts-georgias-bond-rating/</text:a></text:p>
            <text:p/>
            <text:p>Wygenerowany artykuł jest ogólny i nie dodaje żadnych przydatnych informacji do poprawy klasyfikacji. Dodatkowo powiela fałszywą informację jakoby Georgia była jednym z 7 a nie 8 stanów, które mają rating AAA. Pomimo tego przekazuje pewną informację na temat tego co może znaczyć AAA bond rating, więc może poprawiać klasyfikacje, jeśli model wie, że Georgia dobrą kondycję finansową.</text:p>
          </table:table-cell>
          <table:table-cell office:value-type="string" calcext:value-type="string">
            <text:p>state-finances</text:p>
          </table:table-cell>
          <table:table-cell office:value-type="string" calcext:value-type="string">
            <text:p>nathan-deal</text:p>
          </table:table-cell>
          <table:table-cell table:number-columns-repeated="2"/>
          <table:table-cell office:value-type="string" calcext:value-type="string">
            <text:p>republican</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0" calcext:value-type="float">
            <text:p>0</text:p>
          </table:table-cell>
          <table:table-cell office:value-type="string" calcext:value-type="string">
            <text:p>a speech before the Atlanta Press Club</text:p>
          </table:table-cell>
          <table:table-cell office:value-type="string" calcext:value-type="string">
            <text:p>positive</text:p>
          </table:table-cell>
          <table:table-cell office:value-type="string" calcext:value-type="string">
            <text:p>not_question</text:p>
          </table:table-cell>
          <table:table-cell office:value-type="float" office:value="1" calcext:value-type="float">
            <text:p>1</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809661597013474, 0.09658778458833694, 0.1176643893122673, 0.2760204076766968, 0.21722011268138885, 0.27169761061668396]</text:p>
          </table:table-cell>
          <table:table-cell office:value-type="string" calcext:value-type="string">
            <text:p>[0.0014761752681806684, 0.03642118349671364, 0.03358316048979759, 0.16129247844219208, 0.34629255533218384, 0.4209344685077667]</text:p>
          </table:table-cell>
          <table:table-cell office:value-type="float" office:value="0.116186503602687" calcext:value-type="float">
            <text:p>0.116186503602687</text:p>
          </table:table-cell>
          <table:table-cell table:formula="of:=1-([.G15]/LOG(6;2))" office:value-type="float" office:value="0.107499661608009" calcext:value-type="float">
            <text:p>0,107499661608009</text:p>
          </table:table-cell>
          <table:table-cell table:formula="of:=1-([.H15]/LOG(6;2))" office:value-type="float" office:value="0.291207337541659" calcext:value-type="float">
            <text:p>0,291207337541659</text:p>
          </table:table-cell>
          <table:table-cell table:formula="of:=[.BI15]*[.BJ15]" office:value-type="float" office:value="0.0313046902434975" calcext:value-type="float">
            <text:p>0,0313046902434975</text:p>
          </table:table-cell>
        </table:table-row>
        <table:table-row table:style-name="ro4">
          <table:table-cell table:style-name="ce5" office:value-type="float" office:value="15" calcext:value-type="float">
            <text:p>15</text:p>
          </table:table-cell>
          <table:table-cell office:value-type="string" calcext:value-type="string">
            <text:p>6665.json</text:p>
          </table:table-cell>
          <table:table-cell office:value-type="float" office:value="3" calcext:value-type="float">
            <text:p>3</text:p>
          </table:table-cell>
          <table:table-cell office:value-type="float" office:value="0.387413114309311" calcext:value-type="float">
            <text:p>0.387413114309311</text:p>
          </table:table-cell>
          <table:table-cell office:value-type="float" office:value="0.328244000673294" calcext:value-type="float">
            <text:p>0.328244000673294</text:p>
          </table:table-cell>
          <table:table-cell table:formula="of:=[.E16]-[.D16]" office:value-type="float" office:value="-0.059169113636017" calcext:value-type="float">
            <text:p>-0.059169113636017</text:p>
          </table:table-cell>
          <table:table-cell office:value-type="float" office:value="2.05816208004284" calcext:value-type="float">
            <text:p>2.05816208004284</text:p>
          </table:table-cell>
          <table:table-cell office:value-type="float" office:value="2.22942274390023" calcext:value-type="float">
            <text:p>2.22942274390023</text:p>
          </table:table-cell>
          <table:table-cell office:value-type="float" office:value="5" calcext:value-type="float">
            <text:p>5</text:p>
          </table:table-cell>
          <table:table-cell office:value-type="float" office:value="3" calcext:value-type="float">
            <text:p>3</text:p>
          </table:table-cell>
          <table:table-cell table:formula="of:=ABS([.J16]-[.I16])" office:value-type="float" office:value="2" calcext:value-type="float">
            <text:p>2</text:p>
          </table:table-cell>
          <table:table-cell office:value-type="float" office:value="2012" calcext:value-type="float">
            <text:p>2012</text:p>
          </table:table-cell>
          <table:table-cell office:value-type="string" calcext:value-type="string">
            <text:p>Mitt Romney said it was tragic to end the war in Iraq.</text:p>
          </table:table-cell>
          <table:table-cell office:value-type="string" calcext:value-type="string">
            <text:p>Beyer said, "We have trade agreements with 20 countries, and we have trade surpluses with each one of those 20. "Data show the U. S. <text:s/>is running trade deficits with seven of those trade-agreement nations through the first nine months of this year and ran deficits with six of those countries in 2015.</text:p>
          </table:table-cell>
          <table:table-cell office:value-type="string" calcext:value-type="string">
            <text:p>The former Massachusetts Governor and <text:span text:style-name="T3">current Republican presidential candidate</text:span>, Mitt Romney, has emerged as a vocal critic of President Obama's decision to end the combat mission in Iraq. While President Obama made his announcement in a speech where he stressed the importance of bringing troops home after a lengthy conflict, <text:span text:style-name="T3">Romney believes that the war's conclusion was "tragic" and represents a failure to secure lasting peace in the Middle East</text:span>. During a recent campaign event, <text:span text:style-name="T3">Romney described the withdrawal process as a "disaster" and a "lost opportunity" that left Iraq vulnerable</text:span>. Romney's statements regarding the war and its end have gained attention as he continues to campaign for the Republican nomination. He has also been vocal about his opposition to President Obama's healthcare policies, further highlighting his stances on both domestic and foreign policy issues.<text:span text:style-name="T4">Romney, who served as a senator for Utah from 1985 to 2003</text:span>, has expressed opinions about the conflict for decades. His stances on the war in Iraq have been a constant source of debate. <text:span text:style-name="T3">In recent days, with the ongoing campaign, his concerns regarding the withdrawal have become more relevant than ever</text:span>. <text:span text:style-name="T3">As he continues to campaign for the Republican nomination, </text:span><text:span text:style-name="T11">his focus on this issue and other foreign policy stances further underscores his determination to shape</text:span></text:p>
          </table:table-cell>
          <table:table-cell office:value-type="string" calcext:value-type="string">
            <text:p>Artykuł analizuje wypowiedź prezydenta Baracka Obamy z 2012 roku, w której stwierdził, że jego przeciwnik, Mitt Romney, uznał zakończenie wojny w Iraku za „tragedię”. Sprawdzono, czy Obama wiernie zacytował Romney’a.</text:p>
            <text:p/>
            <text:p>Romney rzeczywiście użył słowa „tragiczne”, ale w konkretnym kontekście – krytykował szybkość wycofania wojsk amerykańskich z Iraku w 2011 roku. Nie był przeciwny samemu zakończeniu wojny, lecz uważał, że zbyt szybkie wyjście może zagrozić dotychczasowym osiągnięciom i stabilności w regionie.</text:p>
            <text:p/>
            <text:p>Romney powiedział m.in., że wycofanie było „poważnym błędem” i „porażką” administracji Obamy, a „tragiczne” odnosiło się do możliwych skutków „zbyt szybkiego” wyjścia. Obama, cytując Romney’a, pominął ten kontekst, co jego kampania uznała za uzasadnione, a kampania Romney’a – za wyrwanie słów z kontekstu.</text:p>
            <text:p/>
            <text:p>Wniosek PolitiFact: Obama poprawnie przytoczył słowo „tragiczne”, ale uprościł i spłaszczył kontekst. W rezultacie wypowiedź uznano za Half True („częściowo prawdziwą”).</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Zawiera informację, że Romney uznał zakończenie wojny za „tragiczne” – czyli zawiera kluczowy cytat lub jego parafrazę: „Romney believes that the war's conclusion was 'tragic'…”.</text:p>
            <text:p>Opisuje kontekst krytyki wycofania wojsk – artykuł mówi, że Romney uważał proces wycofania za „disaster” i „lost opportunity”, co zgadza się z jego rzeczywistymi wypowiedziami.</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2/sep/07/barack-obama/obama-says-romney-said-it-was-tragic-end-war-iraq/" xlink:type="simple">https://www.politifact.com/factchecks/2012/sep/07/barack-obama/obama-says-romney-said-it-was-tragic-end-war-iraq/</text:a></text:p>
            <text:p><text:a xlink:href="https://chatgpt.com/share/6859e305-cef0-8000-aea8-170eca2fafa3" xlink:type="simple">https://chatgpt.com/share/6859e305-cef0-8000-aea8-170eca2fafa3</text:a></text:p>
          </table:table-cell>
          <table:table-cell office:value-type="string" calcext:value-type="string">
            <text:p>iraq</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the Democratic National Convention in Charlotte, N.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56" calcext:value-type="float">
            <text:p>5.56</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119639940559864, 0.05539634823799133, 0.06289200484752655, 0.22268356382846832, 0.2634952664375305, 0.3874131143093109]</text:p>
          </table:table-cell>
          <table:table-cell office:value-type="string" calcext:value-type="string">
            <text:p>[0.007274244911968708, 0.11331719905138016, 0.09441439062356949, 0.32824400067329407, 0.23595422506332397, 0.22079595923423767]</text:p>
          </table:table-cell>
          <table:table-cell office:value-type="float" office:value="0.127166030554188" calcext:value-type="float">
            <text:p>0.127166030554188</text:p>
          </table:table-cell>
          <table:table-cell table:formula="of:=1-([.G16]/LOG(6;2))" office:value-type="float" office:value="0.203794221591744" calcext:value-type="float">
            <text:p>0,203794221591744</text:p>
          </table:table-cell>
          <table:table-cell table:formula="of:=1-([.H16]/LOG(6;2))" office:value-type="float" office:value="0.137541553009662" calcext:value-type="float">
            <text:p>0,137541553009662</text:p>
          </table:table-cell>
          <table:table-cell table:formula="of:=[.BI16]*[.BJ16]" office:value-type="float" office:value="0.0280301737321236" calcext:value-type="float">
            <text:p>0,0280301737321236</text:p>
          </table:table-cell>
        </table:table-row>
        <table:table-row table:style-name="ro9">
          <table:table-cell table:style-name="ce5" office:value-type="float" office:value="8" calcext:value-type="float">
            <text:p>8</text:p>
          </table:table-cell>
          <table:table-cell office:value-type="string" calcext:value-type="string">
            <text:p>7164.json</text:p>
          </table:table-cell>
          <table:table-cell office:value-type="float" office:value="5" calcext:value-type="float">
            <text:p>5</text:p>
          </table:table-cell>
          <table:table-cell office:value-type="float" office:value="0.335932672023773" calcext:value-type="float">
            <text:p>0.335932672023773</text:p>
          </table:table-cell>
          <table:table-cell office:value-type="float" office:value="0.415795564651489" calcext:value-type="float">
            <text:p>0.415795564651489</text:p>
          </table:table-cell>
          <table:table-cell table:formula="of:=[.E17]-[.D17]" office:value-type="float" office:value="0.079862892627716" calcext:value-type="float">
            <text:p>0.079862892627716</text:p>
          </table:table-cell>
          <table:table-cell office:value-type="float" office:value="2.27256634901146" calcext:value-type="float">
            <text:p>2.27256634901146</text:p>
          </table:table-cell>
          <table:table-cell office:value-type="float" office:value="2.11761109447898" calcext:value-type="float">
            <text:p>2.11761109447898</text:p>
          </table:table-cell>
          <table:table-cell office:value-type="float" office:value="3" calcext:value-type="float">
            <text:p>3</text:p>
          </table:table-cell>
          <table:table-cell office:value-type="float" office:value="5" calcext:value-type="float">
            <text:p>5</text:p>
          </table:table-cell>
          <table:table-cell table:formula="of:=ABS([.J17]-[.I17])" office:value-type="float" office:value="2" calcext:value-type="float">
            <text:p>2</text:p>
          </table:table-cell>
          <table:table-cell office:value-type="float" office:value="2012" calcext:value-type="float">
            <text:p>2012</text:p>
          </table:table-cell>
          <table:table-cell office:value-type="string" calcext:value-type="string">
            <text:p>Agriculture is the strongest industry in Ohio.</text:p>
          </table:table-cell>
          <table:table-cell office:value-type="string" calcext:value-type="string">
            <text:p>By the official definition, Hovde is off. On the other hand, its clear that Thompson has sold his influence and connections to firms to whom it would benefit on Capitol Hill, but did so in a way -- as a consultant -- to avoid having to register.</text:p>
          </table:table-cell>
          <table:table-cell office:value-type="string" calcext:value-type="string">
            <text:p>Ohio has a vibrant agricultural industry, driving the state's economy and providing a lifeline for countless families.  It's not just a profession, it's a way of life for many, passed down through generations, deeply ingrained in the landscape of the state. The resilience and dedication of Ohio's farmers are unparalleled. They've faced adversity over the years, weathering storms both natural and economic, yet their strength and perseverance have allowed them to thrive. Today, Ohio's agriculture industry stands as a pillar of strength, both economically and culturally.<text:span text:style-name="T3">Ohio's agricultural industry boasts a multitude of sectors, from sprawling dairy farms to family-owned orchards.</text:span>  These varied enterprises contribute significantly to the state's GDP and support thousands of families.  Small family farms are crucial to the industry, breathing life into rural communities, offering local products, and fostering a connection to the land that defines its very identity.  <text:span text:style-name="T3">The diverse range of agricultural products produced in Ohio, ranging from soybeans and corn to dairy, apples, and pears, caters to a vast market and drives national and </text:span><text:span text:style-name="T12">international trade</text:span>.  <text:span text:style-name="T3">This intricate network of interconnected farms, food processors, and retailers </text:span><text:span text:style-name="T12">ensures a constant flow of fresh produce and value-added goods,</text:span><text:span text:style-name="T3"> contributing significantly to the local and national economy</text:span></text:p>
          </table:table-cell>
          <table:table-cell office:value-type="string" calcext:value-type="string">
            <text:p>Gubernator Ohio John Kasich powiedział, że rolnictwo to „najsilniejszy przemysł w Ohio” i „fundament stanu”. PolitiFact Ohio postanowił sprawdzić tę wypowiedź, analizując dane z modelu ekonomicznego OHFOOD, opracowanego przez prof. Thomasa Sporledera z Ohio State University.</text:p>
            <text:p/>
            <text:p>Według raportu z 2012 roku (z danymi z 2010), sektor rolno-spożywczy (tzw. agrifood cluster) odpowiadał za:</text:p>
            <text:p/>
            <text:p>    11,7% całkowitej produkcji gospodarczej stanu ($105 mld z $898,7 mld),</text:p>
            <text:p/>
            <text:p>    11% produktu brutto stanu ($51 mld z $477,7 mld),</text:p>
            <text:p/>
            <text:p>    14% zatrudnienia w Ohio (ok. 1 na 7 pracowników).</text:p>
            <text:p/>
            <text:p>Sektor ten obejmuje nie tylko rolnictwo, ale także przetwórstwo, hurt, detal i usługi gastronomiczne – tworząc zintegrowany łańcuch wartości.</text:p>
            <text:p/>
            <text:p>Chociaż inne sektory, jak „finanse, prawo i nieruchomości”, również są duże, ich klasyfikacja w modelu OHFOOD nie odpowiada powszechnie stosowanym podziałom np. w danych federalnych. Sporleder wyjaśnia, że tylko agrifood stanowi realny łańcuch dostaw.</text:p>
            <text:p/>
            <text:p>Wniosek: Wypowiedź Kasicha została uznana za prawdziwą – dane potwierdzają, że sektor rolno-spożywczy jest największym sektorem gospodarki Ohio.</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architekturze farm w Ohio</text:p>
            <text:p>- informacja o produktach spożywczych tworzonych w tym przemyśle w Ohio</text:p>
            <text:p>- informacja o zaawansowanym łańcuchu przetwórczym w przemyśle spożywczofarmerskim</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2/dec/12/john-kasich/john-kasich-says-agriculture-strongest-industry-oh/" xlink:type="simple">https://www.politifact.com/factchecks/2012/dec/12/john-kasich/john-kasich-says-agriculture-strongest-industry-oh/</text:a></text:p>
            <text:p>https://chatgpt.com/share/68587d81-cb70-8000-bebe-52ed7bd2744f</text:p>
            <text:p/>
            <text:p>Wyegenerowany artykuł zawiera informacje, które zostały poruszone w orgyinalnym artykule, choć brakuje w nim nacisku na to, że sektor agrikulturalny w Ohio jest największym sektorem przemysłu ze względu na to, że jest tam cały łańcuch przetwórczy. Jest większe zgrupowanie finansowe i rynku nieruchomości, ale to są jedynie powiązane ze sobą niezależne usługi, a nie cały łańcuch dostaw jak agrikultura.</text:p>
          </table:table-cell>
          <table:table-cell office:value-type="string" calcext:value-type="string">
            <text:p>agriculture,economy</text:p>
          </table:table-cell>
          <table:table-cell office:value-type="string" calcext:value-type="string">
            <text:p>john-kasich</text:p>
          </table:table-cell>
          <table:table-cell office:value-type="string" calcext:value-type="string">
            <text:p>Governor of Ohio as of Jan. 10, 2011</text:p>
          </table:table-cell>
          <table:table-cell office:value-type="string" calcext:value-type="string">
            <text:p>Ohio</text:p>
          </table:table-cell>
          <table:table-cell office:value-type="string" calcext:value-type="string">
            <text:p>republican</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a speech to the Ohio Farm Bureau</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35" calcext:value-type="float">
            <text:p>4.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6709696501493454, 0.09156140685081482, 0.12782399356365204, 0.3359326720237732, 0.1972334086894989, 0.2307388335466385]</text:p>
          </table:table-cell>
          <table:table-cell office:value-type="string" calcext:value-type="string">
            <text:p>[0.019044233486056328, 0.13669584691524506, 0.044718414545059204, 0.1351541131734848, 0.24859188497066498, 0.41579556465148926]</text:p>
          </table:table-cell>
          <table:table-cell office:value-type="float" office:value="0.139679315049008" calcext:value-type="float">
            <text:p>0.139679315049008</text:p>
          </table:table-cell>
          <table:table-cell table:formula="of:=1-([.G17]/LOG(6;2))" office:value-type="float" office:value="0.120851328258164" calcext:value-type="float">
            <text:p>0,120851328258164</text:p>
          </table:table-cell>
          <table:table-cell table:formula="of:=1-([.H17]/LOG(6;2))" office:value-type="float" office:value="0.180796203469797" calcext:value-type="float">
            <text:p>0,180796203469797</text:p>
          </table:table-cell>
          <table:table-cell table:formula="of:=[.BI17]*[.BJ17]" office:value-type="float" office:value="0.0218494613333581" calcext:value-type="float">
            <text:p>0,0218494613333581</text:p>
          </table:table-cell>
        </table:table-row>
        <table:table-row table:style-name="ro10">
          <table:table-cell table:style-name="ce5" office:value-type="float" office:value="19" calcext:value-type="float">
            <text:p>19</text:p>
          </table:table-cell>
          <table:table-cell office:value-type="string" calcext:value-type="string">
            <text:p>4016.json</text:p>
          </table:table-cell>
          <table:table-cell office:value-type="float" office:value="1" calcext:value-type="float">
            <text:p>1</text:p>
          </table:table-cell>
          <table:table-cell office:value-type="float" office:value="0.307805806398392" calcext:value-type="float">
            <text:p>0.307805806398392</text:p>
          </table:table-cell>
          <table:table-cell office:value-type="float" office:value="0.399052858352661" calcext:value-type="float">
            <text:p>0.399052858352661</text:p>
          </table:table-cell>
          <table:table-cell table:formula="of:=[.E18]-[.D18]" office:value-type="float" office:value="0.091247051954269" calcext:value-type="float">
            <text:p>0.091247051954269</text:p>
          </table:table-cell>
          <table:table-cell office:value-type="float" office:value="2.2085469354647" calcext:value-type="float">
            <text:p>2.2085469354647</text:p>
          </table:table-cell>
          <table:table-cell office:value-type="float" office:value="2.27233816504018" calcext:value-type="float">
            <text:p>2.27233816504018</text:p>
          </table:table-cell>
          <table:table-cell office:value-type="float" office:value="3" calcext:value-type="float">
            <text:p>3</text:p>
          </table:table-cell>
          <table:table-cell office:value-type="float" office:value="1" calcext:value-type="float">
            <text:p>1</text:p>
          </table:table-cell>
          <table:table-cell table:formula="of:=ABS([.J18]-[.I18])" office:value-type="float" office:value="2" calcext:value-type="float">
            <text:p>2</text:p>
          </table:table-cell>
          <table:table-cell office:value-type="float" office:value="2011" calcext:value-type="float">
            <text:p>2011</text:p>
          </table:table-cell>
          <table:table-cell office:value-type="string" calcext:value-type="string">
            <text:p>On pay for fired Milwaukee police officers</text:p>
          </table:table-cell>
          <table:table-cell table:style-name="ce3" office:value-type="string" calcext:value-type="string">
            <text:p>"I told Robin that he needs to talk with Mr. <text:s/>Tobin," Darling said. On June 26, 2011, Walker vetoed the provision when he signed the two-year budget. Darling acknowledged she sought a veto of an amendment she co-sponsored.</text:p>
          </table:table-cell>
          <table:table-cell office:value-type="string" calcext:value-type="string">
            <text:p>The recent firing of several Milwaukee police officers has sparked ongoing debate regarding the financial ramifications for those officers. While city officials acknowledge the city's substantial budget constraints, they are pushing for a streamlined process to address potential severance packages and payments. Amidst the growing controversy, a lack of clarity regarding who will ultimately pay for those payments, and the potential financial burden it may pose, has emerged.The circumstances surrounding the firings have been clouded in legal challenges, with some officers facing claims of police brutality and misconduct. These cases have been complicated by conflicting evidence and varying legal interpretations, further adding to the complexity of the situation. In the absence of a clear consensus on the liabilities, the city finds itself navigating a precarious path, struggling to balance the complexities of police misconduct cases with the tight budgetary constraints.City officials remain firm in their commitment to finding fair and equitable solutions, but the process remains slow. The city's focus has shifted to resolving the legal challenges associated with these firings. This shift in strategy highlights the lack of clarity and transparency surrounding the financial implications of the firings.While the city seeks to finalize the legal challenges, concerns linger over the potential cost associated with severance payments for the discharged officers. This uncertainty, coupled with the lack of transparency regarding</text:p>
          </table:table-cell>
          <table:table-cell office:value-type="string" calcext:value-type="string">
            <text:p>Artykuł z 2011 roku opisuje całkowitą zmianę stanowiska senator stanu Wisconsin, Alberty Darling, w sprawie wypłat dla zwolnionych policjantów z Milwaukee.</text:p>
            <text:p/>
            <text:p>Na początku czerwca 2011 roku Darling współtworzyła poprawkę budżetową przywracającą wynagrodzenia dla policjantów zwolnionych za naruszenie zasad departamentu – mimo wcześniejszych działań ustawodawczych zakazujących takich wypłat. Poprawka została przyjęta przez komisję finansową i legislaturę, a Darling broniła jej w Senacie.</text:p>
            <text:p/>
            <text:p>Jednak po presji ze strony władz Milwaukee, które podkreślały oszczędności (283 300 dolarów) wynikające z poprzedniego zakazu wypłat oraz niesprawiedliwość wydłużonego procesu odwoławczego dla podatników, Darling zmieniła zdanie i poprosiła gubernatora Scotta Walkera o zawetowanie poprawki, co uczynił 26 czerwca 2011 roku.</text:p>
            <text:p/>
            <text:p>Darling przyznała, że lepiej zapoznała się z procedurami i zrozumiała, że policjanci mają zapewniony odpowiedni proces odwoławczy. Jej wcześniejsze obawy wynikały ze źle przedstawionych informacji.</text:p>
            <text:p/>
            <text:p>W efekcie uznano to za pełen zwrot stanowiska – tzw. „Full Flop”.</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mat wynagrodzeń dla zwolnionych funkcjonariuszy jest poruszony: mówi się o „severance packages and payments” oraz o „financial ramifications for those officers”.</text:p>
            <text:p/>
            <text:p>Artykuł odnosi się do niepewności i kontrowersji wokół tego, kto poniesie koszty wypłat oraz jaki będzie ich zakres – co sugeruje, że istnieją dyskusje na temat płacenia funkcjonariuszom po zwolnieniu.</text:p>
            <text:p/>
            <text:p>Wspomniane są trudności budżetowe miasta i brak jasności co do finansowych skutków zwolnień — co stanowi szerszy kontekst dla rozważań o płaceniu funkcjonariuszom po ich odejściu.</text:p>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span text:style-name="T17"><text:a xlink:href="https://www.politifact.com/factchecks/2011/jun/28/alberta-darling/pay-fired-milwaukee-police-officers-Darling-does-/" xlink:type="simple">https://www.politifact.com/factchecks/2011/jun/28/alberta-darling/pay-fired-milwaukee-police-officers-Darling-does-/</text:a></text:span></text:p>
            <text:p>https://chatgpt.com/share/685af395-1c8c-8000-b9ad-80b1976cf329</text:p>
            <text:p/>
            <text:p>Wygenerowany artykuł jest na podstawie niekonkretnej treści statementu opisać dokładnie te wydarzenia, o które chodziło w oryginalnym artykule na PolitiFact, dzięki czemu dostarcza wartościowych informacji do umożliwienia lepszej klasyfikacji.</text:p>
          </table:table-cell>
          <table:table-cell office:value-type="string" calcext:value-type="string">
            <text:p>state-budget</text:p>
          </table:table-cell>
          <table:table-cell office:value-type="string" calcext:value-type="string">
            <text:p>alberta-darling</text:p>
          </table:table-cell>
          <table:table-cell office:value-type="string" calcext:value-type="string">
            <text:p>State Senator, 8th District</text:p>
          </table:table-cell>
          <table:table-cell office:value-type="string" calcext:value-type="string">
            <text:p>Wisconsin</text:p>
          </table:table-cell>
          <table:table-cell office:value-type="string" calcext:value-type="string">
            <text:p>republican</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an interview</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sadness</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48425580561161, 0.2704865038394928, 0.06053741276264191, 0.3078058063983917, 0.12287935614585876, 0.22704248130321503]</text:p>
          </table:table-cell>
          <table:table-cell office:value-type="string" calcext:value-type="string">
            <text:p>[0.054944269359111786, 0.39905285835266113, 0.1228599101305008, 0.22620810568332672, 0.10960481315851212, 0.08732999861240387]</text:p>
          </table:table-cell>
          <table:table-cell office:value-type="float" office:value="0.122830786860824" calcext:value-type="float">
            <text:p>0.122830786860824</text:p>
          </table:table-cell>
          <table:table-cell table:formula="of:=1-([.G18]/LOG(6;2))" office:value-type="float" office:value="0.145617418106237" calcext:value-type="float">
            <text:p>0,145617418106237</text:p>
          </table:table-cell>
          <table:table-cell table:formula="of:=1-([.H18]/LOG(6;2))" office:value-type="float" office:value="0.120939601868019" calcext:value-type="float">
            <text:p>0,120939601868019</text:p>
          </table:table-cell>
          <table:table-cell table:formula="of:=[.BI18]*[.BJ18]" office:value-type="float" office:value="0.0176109125708172" calcext:value-type="float">
            <text:p>0,0176109125708172</text:p>
          </table:table-cell>
        </table:table-row>
        <table:table-row table:style-name="ro3">
          <table:table-cell table:style-name="ce5" office:value-type="float" office:value="9" calcext:value-type="float">
            <text:p>9</text:p>
          </table:table-cell>
          <table:table-cell office:value-type="string" calcext:value-type="string">
            <text:p>2105.json</text:p>
          </table:table-cell>
          <table:table-cell office:value-type="float" office:value="1" calcext:value-type="float">
            <text:p>1</text:p>
          </table:table-cell>
          <table:table-cell office:value-type="float" office:value="0.297669768333435" calcext:value-type="float">
            <text:p>0.297669768333435</text:p>
          </table:table-cell>
          <table:table-cell office:value-type="float" office:value="0.457838028669357" calcext:value-type="float">
            <text:p>0.457838028669357</text:p>
          </table:table-cell>
          <table:table-cell table:formula="of:=[.E19]-[.D19]" office:value-type="float" office:value="0.160168260335922" calcext:value-type="float">
            <text:p>0.160168260335922</text:p>
          </table:table-cell>
          <table:table-cell office:value-type="float" office:value="2.28132004424918" calcext:value-type="float">
            <text:p>2.28132004424918</text:p>
          </table:table-cell>
          <table:table-cell office:value-type="float" office:value="2.23523314477937" calcext:value-type="float">
            <text:p>2.23523314477937</text:p>
          </table:table-cell>
          <table:table-cell office:value-type="float" office:value="3" calcext:value-type="float">
            <text:p>3</text:p>
          </table:table-cell>
          <table:table-cell office:value-type="float" office:value="1" calcext:value-type="float">
            <text:p>1</text:p>
          </table:table-cell>
          <table:table-cell table:formula="of:=ABS([.J19]-[.I19])" office:value-type="float" office:value="2" calcext:value-type="float">
            <text:p>2</text:p>
          </table:table-cell>
          <table:table-cell office:value-type="float" office:value="2010" calcext:value-type="float">
            <text:p>2010</text:p>
          </table:table-cell>
          <table:table-cell office:value-type="string" calcext:value-type="string">
            <text:p>On debating.</text:p>
          </table:table-cell>
          <table:table-cell table:style-name="ce3" office:value-type="string" calcext:value-type="string">
            <text:p>In 2002, Perry pushed Sanchez to release his complete income tax returns for the years he was on the UT board of regents and on the Parks and Wildlife Commission, but never made it a condition to debate. Indeed, Perry not only debated him twice, but goaded him to participate in 12 debates. To date, Perry has refused to debate White until he releases all of his income tax returns for the years he served the Clinton administration in Washington and the state Democratic party chairman. We didn't hear back from the Perry campaign when we asked whether he has ever set a precondition on a debate before.</text:p>
          </table:table-cell>
          <table:table-cell office:value-type="string" calcext:value-type="string">
            <text:p>Debate is an art that's woven into the very fabric of our society. We engage in debates everyday, whether it's at school, in the workplace, even during casual conversations at a park. <text:s/>But in today's world, it seems like the art of debating is fading away, replaced by social media echo chambers and personal attacks. We used to be able to engage in discussions with opposing viewpoints in a respectful, reasoned manner. It felt like an act of self-improvement and intellectual growth. I believe we are missing a vital part of our own development and communication skills by abandoning this art. The modern world offers us an easy escape from the difficult process of engaging in meaningful dialogue. Social media algorithms are designed to feed us a diet of opinions that reinforce our pre-existing biases. This creates an "echo chamber" effect, isolating us from alternative perspectives and reinforcing our own biases. On top of this, the current digital landscape is rife with vitriol and emotional outbursts. The online discourse thrives on outrage, personal attacks and inflammatory language rather than fostering open, reasoned discussion. This has unfortunately led to a dramatic decline in civil discourse. <text:s/>The fear of online bullying or being ostracized from online communities often serves as a powerful deterrent to</text:p>
          </table:table-cell>
          <table:table-cell office:value-type="string" calcext:value-type="string">
            <text:p>Artykuł analizuje stanowisko Ricka Perry’ego dotyczące debat wyborczych w kontekście wyborów gubernatorskich w Teksasie w 2002 i 2010 roku. Oto jego streszczenie:</text:p>
            <text:p/>
            <text:p>    W 2002 roku Rick Perry nalegał na więcej debat z rywalem Tonym Sanchezem, nawet gdy ten nie ujawnił pełnych zeznań podatkowych. Debatowali dwukrotnie mimo braku całkowitej przejrzystości finansowej ze strony Sancheza.</text:p>
            <text:p/>
            <text:p>    W 2010 roku Perry odmówił debatowania z demokratą Billem Whitem, dopóki ten nie ujawni pełnych zeznań podatkowych z czasów, gdy był burmistrzem Houston i pracował w administracji Clintona.</text:p>
            <text:p/>
            <text:p>    White udostępnił część dokumentów (od 2004 roku), ale kampania Perry’ego uważała to za niewystarczające.</text:p>
            <text:p/>
            <text:p>    Artykuł wskazuje, że w 2002 roku Perry nie stawiał takich warunków i mimo braku pełnej przejrzystości Sancheza, odbył debaty.</text:p>
            <text:p/>
            <text:p>    W 2006 roku Perry również wykazywał mniejsze zainteresowanie debatami – odbyła się tylko jedna.</text:p>
            <text:p/>
            <text:p>    Konkluzja: Perry zmienił swoje podejście – wcześniej nalegał na debaty mimo braku danych finansowych rywala, a w 2010 roku uzależniał debatę od ich ujawnienia, co autorzy nazywają „pełnym wycofaniem się” ze swojego wcześniejszego stanowiska („Full Flop”).</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Opis nowoczesnych problemów związanych z debatowaniem i negatywne nacechowanie tego tematu, co może wstrzeliwać się statystycznie w wiele przypadków dotyczących tematu debatowania.</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politifact.com/factchecks/2010/jul/24/rick-perry/perry-debated-2002-even-though-his-opponent-didnt-/" xlink:type="simple">https://www.politifact.com/factchecks/2010/jul/24/rick-perry/perry-debated-2002-even-though-his-opponent-didnt-/</text:a></text:p>
            <text:p><text:span text:style-name="T17"><text:a xlink:href="https://chatgpt.com/share/685880d5-30b8-8000-ba71-02cb52f6b4e5" xlink:type="simple">https://chatgpt.com/share/685880d5-30b8-8000-ba71-02cb52f6b4e5</text:a></text:span></text:p>
            <text:p/>
            <text:p><text:span text:style-name="T17">Treść statement jest tak ogólna, że artykuł po prostu jest artykułem opinio-twórczym. Opisuje ogólnie proces debaty publicznej, ale co ciekawe opisuje z negatywnym nacechowaniem. Opisuje problemy dotyczące debatowania z jakimi w dzisiejszym świecie mamy do czynienia i trafnie zachacza o sens problemu zawarty w oryginalnym artykule. Prawdopodobnie dzięki takiemu opisowi debatowania i negatywnemu nacechowaniu wstrzeliwuje się w potencjalne oryginalne poruszane tematy, gdyż one często mogą cechować się tymi problemami.</text:span></text:p>
          </table:table-cell>
          <table:table-cell office:value-type="string" calcext:value-type="string">
            <text:p>elections</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33" calcext:value-type="float">
            <text:p>8.33</text:p>
          </table:table-cell>
          <table:table-cell office:value-type="string" calcext:value-type="string">
            <text:p>non-curse</text:p>
          </table:table-cell>
          <table:table-cell office:value-type="string" calcext:value-type="string">
            <text:p>disgust</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21754009649157524, 0.27068474888801575, 0.09400132298469543, 0.29766976833343506, 0.10013353079557419, 0.2157566398382187]</text:p>
          </table:table-cell>
          <table:table-cell office:value-type="string" calcext:value-type="string">
            <text:p>[0.12003032118082047, 0.4578380286693573, 0.11125998198986053, 0.13636234402656555, 0.06769009679555893, 0.1068192794919014]</text:p>
          </table:table-cell>
          <table:table-cell office:value-type="float" office:value="0.136284539928244" calcext:value-type="float">
            <text:p>0.136284539928244</text:p>
          </table:table-cell>
          <table:table-cell table:formula="of:=1-([.G19]/LOG(6;2))" office:value-type="float" office:value="0.117464936681776" calcext:value-type="float">
            <text:p>0,117464936681776</text:p>
          </table:table-cell>
          <table:table-cell table:formula="of:=1-([.H19]/LOG(6;2))" office:value-type="float" office:value="0.135293783118408" calcext:value-type="float">
            <text:p>0,135293783118408</text:p>
          </table:table-cell>
          <table:table-cell table:formula="of:=[.BI19]*[.BJ19]" office:value-type="float" office:value="0.0158922756674418" calcext:value-type="float">
            <text:p>0,0158922756674418</text:p>
          </table:table-cell>
        </table:table-row>
        <table:table-row table:style-name="ro11">
          <table:table-cell table:style-name="ce5" office:value-type="float" office:value="24" calcext:value-type="float">
            <text:p>24</text:p>
          </table:table-cell>
          <table:table-cell office:value-type="string" calcext:value-type="string">
            <text:p>2218.json</text:p>
          </table:table-cell>
          <table:table-cell office:value-type="float" office:value="3" calcext:value-type="float">
            <text:p>3</text:p>
          </table:table-cell>
          <table:table-cell office:value-type="float" office:value="0.445689529180527" calcext:value-type="float">
            <text:p>0.445689529180527</text:p>
          </table:table-cell>
          <table:table-cell office:value-type="float" office:value="0.267328292131424" calcext:value-type="float">
            <text:p>0.267328292131424</text:p>
          </table:table-cell>
          <table:table-cell table:formula="of:=[.E20]-[.D20]" office:value-type="float" office:value="-0.178361237049103" calcext:value-type="float">
            <text:p>-0.178361237049103</text:p>
          </table:table-cell>
          <table:table-cell office:value-type="float" office:value="2.1117162987761" calcext:value-type="float">
            <text:p>2.1117162987761</text:p>
          </table:table-cell>
          <table:table-cell office:value-type="float" office:value="2.36514123064892" calcext:value-type="float">
            <text:p>2.36514123064892</text:p>
          </table:table-cell>
          <table:table-cell office:value-type="float" office:value="5" calcext:value-type="float">
            <text:p>5</text:p>
          </table:table-cell>
          <table:table-cell office:value-type="float" office:value="3" calcext:value-type="float">
            <text:p>3</text:p>
          </table:table-cell>
          <table:table-cell table:formula="of:=ABS([.J20]-[.I20])" office:value-type="float" office:value="2" calcext:value-type="float">
            <text:p>2</text:p>
          </table:table-cell>
          <table:table-cell office:value-type="float" office:value="2010" calcext:value-type="float">
            <text:p>2010</text:p>
          </table:table-cell>
          <table:table-cell office:value-type="string" calcext:value-type="string">
            <text:p>Says Democrat Hank Gilbert has a criminal conviction for theft, has multiple years of unpaid taxes, has multiple tax liens and fines, unsafe driving convictions (and) has recently been accused of taking a bribe and is on record lying to the press this year about his criminal record.</text:p>
          </table:table-cell>
          <table:table-cell table:style-name="ce3" office:value-type="string" calcext:value-type="string">
            <text:p>Gilbert wasnt arrested on the charge, though he certainly faced justice and could have mentioned the conviction on the questionnaire. Footnote: Wed be happy not to sort multi-part charges again.</text:p>
          </table:table-cell>
          <table:table-cell office:value-type="string" calcext:value-type="string">
            <text:p><text:span text:style-name="T3">Democratic candidate for [Position] Hank Gilbert</text:span> faces increasing scrutiny following new claims surrounding his personal life and alleged criminal misconduct. A report from the [Name of Organization/Individual] suggests that Gilbert has a long history of legal trouble, including a criminal conviction for theft, multiple years of unpaid taxes, multiple tax liens and fines, and unsafe driving convictions.  <text:span text:style-name="T3">These charges, dating back years, are now being re-examined in the light of his candidacy and have raised serious questions about his integrity and suitability for the [Position].</text:span>  The report further claims Gilbert has recently been accused of taking a bribe and has on record lied to the press about his past criminal record.  The potential implications for Gilbert's candidacy are significant. These new revelations raise concerns about his honesty and transparency, potentially impacting voters' confidence in his leadership.  <text:span text:style-name="T13">Adding to the controversy, some have also called for his withdrawal from the race, pointing out the potential consequences for his future political aspirations and the potential for public backlash</text:span>. <text:span text:style-name="T3">The situation is still unfolding, and it remains to be seen what the consequences of these allegations will be.</text:span></text:p>
          </table:table-cell>
          <table:table-cell office:value-type="string" calcext:value-type="string">
            <text:p>Konsultant kampanii republikańskiego kandydata na komisarza rolnictwa Teksasu, Todda Staplesa, zarzuca jego demokratycznemu rywalowi Hankowi Gilbertowi szereg przewinień, m.in. wyrok za kradzież, nieopłacone podatki, mandaty za niebezpieczną jazdę, oskarżenie o przyjęcie łapówki oraz kłamstwa dotyczące przeszłości kryminalnej.</text:p>
            <text:p>Szczegóły zarzutów:</text:p>
            <text:p>- Gilbert w 2001 r. przyznał się do winy za kradzież przez wystawienie niezapłaconego czeku (wyrok klasy C, grzywna 100 dolarów).</text:p>
            <text:p>- Miał zaległości podatkowe z lat 90. i początku 2000, za które są nałożone liny podatkowe na łączną kwotę ponad 77 tys. USD, lecz obecnie je spłaca.</text:p>
            <text:p>- Otrzymał mandaty m.in. za prowadzenie z nieważnym prawem jazdy (2008), brak zapinania pasów (2005) i inne wykroczenia drogowe.</text:p>
            <text:p>- Oskarżenie o przyjęcie łapówki (darowizna 150 tys. USD od innego polityka) jest podnoszone przez rywali politycznych i nie zostało udowodnione.</text:p>
            <text:p>- Gilbert zaprzeczał w kwestionariuszu prasowym, że był zatrzymywany przez policję, ale formalnie nigdy nie został aresztowany za kradzież – jedynie ukarany w trybie sądowym.</text:p>
            <text:p>Podsumowanie weryfikacji:</text:p>
            <text:p>Część zarzutów jest prawdziwa (np. wyrok za kradzież, mandaty, zaległości podatkowe), ale niektóre są przesadzone lub niedokładne (np. kwestia aresztowania, oskarżenie o łapówkę). Całość ocenia się jako „półprawdę” – zarzuty mają swoje podstawy, ale są wyolbrzymione i niepełne.</text:p>
            <text:p>Kampania w Teksasie była ostro zażarta, a medialne starcia między Staplesem a Gilbertem opisywano jako „brudną walkę słowną”.</text:p>
            <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nformacja o tym, że opisane wydarzenia dotyczą walki wyborczej</text:p>
            <text:p>Informacja o tym, że zarzuty wpływają na opinie wyborców o nim</text:p>
            <text:p>Informacja o tym, że zarzuty w jego stronę nie są jeszcze w 100% potwierdzone i wciąż trzeba oczekiwać na rozwój wydarzeń (np. w przypadku zarzutów o przyjęcie łapówki)</text:p>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0/aug/13/todd-staples/todd-staples-consultant-says-democrat-hank-gilbert/" xlink:type="simple">https://www.politifact.com/factchecks/2010/aug/13/todd-staples/todd-staples-consultant-says-democrat-hank-gilbert/</text:a></text:p>
            <text:p><text:a xlink:href="https://chatgpt.com/share/6865bcf4-4758-8000-a3ba-b4b53955b112" xlink:type="simple">https://chatgpt.com/share/6865bcf4-4758-8000-a3ba-b4b53955b112</text:a></text:p>
            <text:p/>
            <text:p>Wygenerowany artykuł jest ogólny/generyczny, ale łapie kontekst treści statement i dodaje ważne informacje, które mogą pomóc w klasyfikacji.</text:p>
          </table:table-cell>
          <table:table-cell office:value-type="string" calcext:value-type="string">
            <text:p>candidates-biography,crime</text:p>
          </table:table-cell>
          <table:table-cell office:value-type="string" calcext:value-type="string">
            <text:p>todd-staples</text:p>
          </table:table-cell>
          <table:table-cell office:value-type="string" calcext:value-type="string">
            <text:p>state agriculture commissioner</text:p>
          </table:table-cell>
          <table:table-cell office:value-type="string" calcext:value-type="string">
            <text:p>Texas</text:p>
          </table:table-cell>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 consultant's e-mail to PolitiFact Texas.</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41" calcext:value-type="float">
            <text:p>1.41</text:p>
          </table:table-cell>
          <table:table-cell office:value-type="string" calcext:value-type="string">
            <text:p>non-curse</text:p>
          </table:table-cell>
          <table:table-cell office:value-type="string" calcext:value-type="string">
            <text:p>anger</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10408518835902214, 0.13500922918319702, 0.0715964213013649, 0.19273802638053894, 0.14455822110176086, 0.44568952918052673]</text:p>
          </table:table-cell>
          <table:table-cell office:value-type="string" calcext:value-type="string">
            <text:p>[0.01691363751888275, 0.1397005319595337, 0.14819861948490143, 0.26732829213142395, 0.21311672031879425, 0.21474219858646393]</text:p>
          </table:table-cell>
          <table:table-cell office:value-type="float" office:value="0.119145420656689" calcext:value-type="float">
            <text:p>0.119145420656689</text:p>
          </table:table-cell>
          <table:table-cell table:formula="of:=1-([.G20]/LOG(6;2))" office:value-type="float" office:value="0.18307662173553" calcext:value-type="float">
            <text:p>0,18307662173553</text:p>
          </table:table-cell>
          <table:table-cell table:formula="of:=1-([.H20]/LOG(6;2))" office:value-type="float" office:value="0.0850384754173069" calcext:value-type="float">
            <text:p>0,0850384754173069</text:p>
          </table:table-cell>
          <table:table-cell table:formula="of:=[.BI20]*[.BJ20]" office:value-type="float" office:value="0.0155685567969405" calcext:value-type="float">
            <text:p>0,0155685567969405</text:p>
          </table:table-cell>
        </table:table-row>
        <table:table-row table:style-name="ro2">
          <table:table-cell table:style-name="ce5" office:value-type="float" office:value="20" calcext:value-type="float">
            <text:p>20</text:p>
          </table:table-cell>
          <table:table-cell office:value-type="string" calcext:value-type="string">
            <text:p>12203.json</text:p>
          </table:table-cell>
          <table:table-cell office:value-type="float" office:value="3" calcext:value-type="float">
            <text:p>3</text:p>
          </table:table-cell>
          <table:table-cell office:value-type="float" office:value="0.362786501646042" calcext:value-type="float">
            <text:p>0.362786501646042</text:p>
          </table:table-cell>
          <table:table-cell office:value-type="float" office:value="0.335466861724854" calcext:value-type="float">
            <text:p>0.335466861724854</text:p>
          </table:table-cell>
          <table:table-cell table:formula="of:=[.E21]-[.D21]" office:value-type="float" office:value="-0.027319639921188" calcext:value-type="float">
            <text:p>-0.027319639921188</text:p>
          </table:table-cell>
          <table:table-cell office:value-type="float" office:value="2.27384027109317" calcext:value-type="float">
            <text:p>2.27384027109317</text:p>
          </table:table-cell>
          <table:table-cell office:value-type="float" office:value="2.30853234602669" calcext:value-type="float">
            <text:p>2.30853234602669</text:p>
          </table:table-cell>
          <table:table-cell office:value-type="float" office:value="5" calcext:value-type="float">
            <text:p>5</text:p>
          </table:table-cell>
          <table:table-cell office:value-type="float" office:value="3" calcext:value-type="float">
            <text:p>3</text:p>
          </table:table-cell>
          <table:table-cell table:formula="of:=ABS([.J21]-[.I21])" office:value-type="float" office:value="2" calcext:value-type="float">
            <text:p>2</text:p>
          </table:table-cell>
          <table:table-cell office:value-type="float" office:value="2016" calcext:value-type="float">
            <text:p>2016</text:p>
          </table:table-cell>
          <table:table-cell office:value-type="string" calcext:value-type="string">
            <text:p>Says the Congressional Budget Office is expecting a protracted economic malaise for at least the next decade under current policies.</text:p>
          </table:table-cell>
          <table:table-cell office:value-type="string" calcext:value-type="string">
            <text:p>U. S. <text:s/>employees of EADS/Airbus have contributed $15,700 in this election cycle to McCain's campaign. The next highest recipient was Mark Warner, a Democratic candidate for the U. S. <text:s/>Senate, who has gotten $2,800. Barack Obama has gotten $2,650. Neither McCain nor Obama has gotten any money from Airbus PACs, which have spread around $123,000 to 22 congressional candidates this election cycle.</text:p>
          </table:table-cell>
          <table:table-cell office:value-type="string" calcext:value-type="string">
            <text:p>The Congressional Budget Office (CBO) has issued a sobering report detailing the economic prospects for the US under current fiscal policies. Their projections paint a bleak picture, predicting a protracted period of economic malaise for the next decade, a reality fueled by a combination of federal spending and a widening trade deficit.The report unveiled a stark reality: <text:span text:style-name="T4">a continued stagnation in real GDP growth, hovering around 1.5% annually</text:span>.  While this might seem manageable at first, it's a far cry from the robust growth rates witnessed during the last two decades.  <text:span text:style-name="T4">This stagnation, according to the CBO, is directly tied to the widening trade deficit, which has consistently outpaced the US's ability to replenish its depleted national resources</text:span>.<text:span text:style-name="T3">Furthermore, the report underscores the lack of progress in addressing fiscal challenges, highlighting a structural budget deficit</text:span> of <text:span text:style-name="T4">$12 trillion</text:span>, <text:span text:style-name="T4">projected to remain constant for the foreseeable future</text:span>.  This deficit, coupled with the stagnant growth, creates a perfect storm of economic fragility.  The combination of high debt, high interest rates, and limited productivity gains acts as a dampener on any potential for economic recovery.The CBO's analysis goes beyond simply outlining the problem.  They also suggest potential pathways to address these issues.  Their</text:p>
          </table:table-cell>
          <table:table-cell office:value-type="string" calcext:value-type="string">
            <text:p>W 2016 roku republikański kongresmen Tom Price twierdził, że prognozy Biura Budżetowego Kongresu (CBO) wskazują na "długotrwałą gospodarczą stagnację" przez dekadę, argumentując, że średni wzrost gospodarczy ma wynieść jedynie 2,1% rocznie – o jedną trzecią mniej niż historyczna średnia 3%. Obwinił za to politykę administracji Obamy, w tym podatki, regulacje i interwencjonizm.</text:p>
            <text:p/>
            <text:p>Analiza pokazuje jednak, że Price wybrał jedynie pesymistyczną interpretację CBO, pomijając drugą – bardziej optymistyczną. CBO zauważyło, że choć 2,1% to spadek względem lat 1981–2007 (3,1%), to nadal więcej niż wzrost od końca recesji w 2007 roku (1,4%). Dodatkowo eksperci zaznaczyli, że 2% wzrostu niekoniecznie oznacza stagnację – m.in. z powodu starzejącej się populacji i zmieniających się warunków globalnych.</text:p>
            <text:p/>
            <text:p>Podsumowując, wypowiedź Price’a została oceniona jako częściowo prawdziwa ("Half True") – oddaje pewien aspekt raportu CBO, ale pomija jego pełny kontekst i alternatywne interpretacj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tagnacja gospodarcza jako zmartwienie </text:p>
            <text:p>Krytyka obecnej polityki fiskalnej </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apr/11/tom-price/does-cbo-report-suggest-us-economy-faces-decade-pr/" xlink:type="simple">https://www.politifact.com/factchecks/2016/apr/11/tom-price/does-cbo-report-suggest-us-economy-faces-decade-pr/</text:a></text:p>
            <text:p><text:a xlink:href="https://chatgpt.com/share/685b317b-3080-8000-bd74-ac9a93242f31" xlink:type="simple">https://chatgpt.com/share/685b317b-3080-8000-bd74-ac9a93242f31</text:a></text:p>
          </table:table-cell>
          <table:table-cell office:value-type="string" calcext:value-type="string">
            <text:p>economy</text:p>
          </table:table-cell>
          <table:table-cell office:value-type="string" calcext:value-type="string">
            <text:p>tom-price</text:p>
          </table:table-cell>
          <table:table-cell office:value-type="string" calcext:value-type="string">
            <text:p>Congressman</text:p>
          </table:table-cell>
          <table:table-cell office:value-type="string" calcext:value-type="string">
            <text:p>Georgia</text:p>
          </table:table-cell>
          <table:table-cell office:value-type="string" calcext:value-type="string">
            <text:p>republica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ost on Medi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03" calcext:value-type="float">
            <text:p>3.0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0889785140752792, 0.17342360317707062, 0.0827476903796196, 0.18246176838874817, 0.17769066989421844, 0.36278650164604187]</text:p>
          </table:table-cell>
          <table:table-cell office:value-type="string" calcext:value-type="string">
            <text:p>[0.03591325506567955, 0.21673671901226044, 0.17390349507331848, 0.3354668617248535, 0.17547523975372314, 0.06250440329313278]</text:p>
          </table:table-cell>
          <table:table-cell office:value-type="float" office:value="0.121702849183336" calcext:value-type="float">
            <text:p>0.121702849183336</text:p>
          </table:table-cell>
          <table:table-cell table:formula="of:=1-([.G21]/LOG(6;2))" office:value-type="float" office:value="0.120358507924656" calcext:value-type="float">
            <text:p>0,120358507924656</text:p>
          </table:table-cell>
          <table:table-cell table:formula="of:=1-([.H21]/LOG(6;2))" office:value-type="float" office:value="0.106937781347833" calcext:value-type="float">
            <text:p>0,106937781347833</text:p>
          </table:table-cell>
          <table:table-cell table:formula="of:=[.BI21]*[.BJ21]" office:value-type="float" office:value="0.0128708718037983" calcext:value-type="float">
            <text:p>0,0128708718037983</text:p>
          </table:table-cell>
        </table:table-row>
        <table:table-row table:style-name="ro10">
          <table:table-cell table:style-name="ce5" office:value-type="float" office:value="14" calcext:value-type="float">
            <text:p>14</text:p>
          </table:table-cell>
          <table:table-cell office:value-type="string" calcext:value-type="string">
            <text:p>8961.json</text:p>
          </table:table-cell>
          <table:table-cell office:value-type="float" office:value="3" calcext:value-type="float">
            <text:p>3</text:p>
          </table:table-cell>
          <table:table-cell office:value-type="float" office:value="0.34793296456337" calcext:value-type="float">
            <text:p>0.34793296456337</text:p>
          </table:table-cell>
          <table:table-cell office:value-type="float" office:value="0.366102188825607" calcext:value-type="float">
            <text:p>0.366102188825607</text:p>
          </table:table-cell>
          <table:table-cell table:formula="of:=[.E22]-[.D22]" office:value-type="float" office:value="0.0181692242622371" calcext:value-type="float">
            <text:p>0.0181692242622371</text:p>
          </table:table-cell>
          <table:table-cell office:value-type="float" office:value="2.33560549450787" calcext:value-type="float">
            <text:p>2.33560549450787</text:p>
          </table:table-cell>
          <table:table-cell office:value-type="float" office:value="2.28434517821226" calcext:value-type="float">
            <text:p>2.28434517821226</text:p>
          </table:table-cell>
          <table:table-cell office:value-type="float" office:value="5" calcext:value-type="float">
            <text:p>5</text:p>
          </table:table-cell>
          <table:table-cell office:value-type="float" office:value="3" calcext:value-type="float">
            <text:p>3</text:p>
          </table:table-cell>
          <table:table-cell table:formula="of:=ABS([.J22]-[.I22])" office:value-type="float" office:value="2" calcext:value-type="float">
            <text:p>2</text:p>
          </table:table-cell>
          <table:table-cell office:value-type="float" office:value="2014" calcext:value-type="float">
            <text:p>2014</text:p>
          </table:table-cell>
          <table:table-cell office:value-type="string" calcext:value-type="string">
            <text:p>Chained CPI would save $1 trillion in the second decade off the federal budget debt, a report shows.</text:p>
          </table:table-cell>
          <table:table-cell office:value-type="string" calcext:value-type="string">
            <text:p>As the Fox News video showed, there is at least one person receiving those federal benefits who bought lobster. The man did say he does so if its on sale. From what weve seen, there are few people buying such high-end items. But it is possible, just as Morris said.</text:p>
          </table:table-cell>
          <table:table-cell office:value-type="string" calcext:value-type="string">
            <text:p>According to a recent report from the Center on Budget and Policy Priorities, <text:span text:style-name="T13">the implementation of a chained CPI would save the federal budget debt an unprecedented $1 trillion in the second decade off its existence</text:span>. <text:span text:style-name="T11">This significant savings could be attributed to the way </text:span><text:span text:style-name="T14">chained CPI reflects the true cost of healthcare and other essential services</text:span><text:span text:style-name="T11"> for consumers</text:span>. <text:span text:style-name="T3">It's believed that the program would also lead to an increase in federal savings</text:span> by <text:span text:style-name="T4">increasing the retirement age</text:span> and incentivizing more efficient government service provision.<text:span text:style-name="T11">The report also revealed that chained CPI is a proven solution that has demonstrated its effectiveness in slowing the growth of government debt over the past few years</text:span>.<text:span text:style-name="T4"> This mechanism has successfully implemented its benefits</text:span>, and despite criticism from some political groups, <text:span text:style-name="T4">it continues to receive wide support from across political spectrum</text:span>. The impact of chained CPI, as indicated in the report, would be far-reaching.<text:span text:style-name="T11"> This proposed change promises to bring about a substantial reduction in the federal budget debt and open the door to improved financial stability</text:span>. <text:span text:style-name="T4">Implementing chained CPI could significantly improve federal retirement age and incentivize more efficient government services</text:span>. The potential of chained CPI as a game-changer for long-term economic stability is undeniable.<text:span text:style-name="T3">Although the implementation of chained CPI presents challenges in terms of political debate and logistical considerations</text:span>, the potential benefits for the long-</text:p>
          </table:table-cell>
          <table:table-cell office:value-type="string" calcext:value-type="string">
            <text:p>Artykuł omawia chained CPI (wskaźnik cen konsumpcyjnych skorygowany o zmiany zachowań konsumenckich) jako narzędzie obliczania inflacji, które miałoby wpływ na świadczenia rządowe (np. emerytury z Social Security) i progi podatkowe. Choć prezydent Obama uwzględnił chained CPI w budżecie na 2013 rok, w propozycji budżetowej na 2014/2015 już go nie zawarł, aby uniknąć konfliktów wewnątrz Partii Demokratycznej.</text:p>
            <text:p/>
            <text:p>Na czym polega chained CPI?</text:p>
            <text:p>Wskaźnik ten uwzględnia zmiany w zachowaniu konsumentów, np. zastępowanie droższych produktów tańszymi, co daje nieco niższy wskaźnik inflacji niż obecnie stosowany. Oznacza to mniejsze podwyżki świadczeń i wolniejsze dostosowywanie progów podatkowych, co w efekcie zmniejsza wydatki rządu i zwiększa wpływy z podatków.</text:p>
            <text:p/>
            <text:p>Efekty finansowe:</text:p>
            <text:p/>
            <text:p>    W ciągu 10 lat chained CPI mogłoby zmniejszyć deficyt o 340 miliardów dolarów (216 mld z wydatków, 124 mld z podatków).</text:p>
            <text:p/>
            <text:p>    Publicysta David Brooks stwierdził, że oszczędności w drugim dziesięcioleciu wyniosłyby 1 bilion dolarów, ale to szacunek pochodzący od niezależnej organizacji, nie z oficjalnych danych CBO (Congressional Budget Office).</text:p>
            <text:p/>
            <text:p>Weryfikacja wypowiedzi Brooksa:</text:p>
            <text:p/>
            <text:p>    Eksperci przyznają, że wartość 1 biliona dolarów może być zbliżona do prawdy, ale zależy od zakresu wdrożenia chained CPI.</text:p>
            <text:p/>
            <text:p>    Obama w 2013 roku proponował wyjątki dla najbiedniejszych i dodatki dla starszych emerytów, co obniżyłoby oszczędności o ok. 100 miliardów dolarów.</text:p>
            <text:p/>
            <text:p>    Brooks też mylnie mówił o długu, choć chodziło raczej o roczny deficyt.</text:p>
            <text:p/>
            <text:p>Ocena wypowiedzi Brooksa przez autorów artykułu:</text:p>
            <text:p>"Half True" – częściowo prawdziwa, ale zawiera uproszczenia i pomija istotne niuanse dotyczące skali oszczędności i zakresu polityki.</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nformacja o trudności wprowadzenia chained CPI</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4/feb/23/david-brooks/chained-cpi-and-what-it-means-federal-budget/" xlink:type="simple">https://www.politifact.com/factchecks/2014/feb/23/david-brooks/chained-cpi-and-what-it-means-federal-budget/</text:a></text:p>
            <text:p><text:a xlink:href="https://chatgpt.com/share/6859cba2-5e0c-8000-a97f-6641f36cbbd9" xlink:type="simple">https://chatgpt.com/share/6859cba2-5e0c-8000-a97f-6641f36cbbd9</text:a></text:p>
            <text:p/>
            <text:p>Wygenerowany artykuł zawiera wiele nieprawdziwych informacji. Nie jest jasne, w jaki sposób poprawia dokładność klasyfikacji, ale może to być spowodowane użyciem na końcu sformułowania mówiącego, że implementacja chained CPI może być trudna i wymagać publicznej debaty. Może być też tak, że to przypadek lub coś innego.</text:p>
          </table:table-cell>
          <table:table-cell office:value-type="string" calcext:value-type="string">
            <text:p>economy,federal-budget,medicare,social-security</text:p>
          </table:table-cell>
          <table:table-cell office:value-type="string" calcext:value-type="string">
            <text:p>david-brooks</text:p>
          </table:table-cell>
          <table:table-cell table:number-columns-repeated="2"/>
          <table:table-cell office:value-type="string" calcext:value-type="string">
            <text:p>none</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comments on NBC's "Meet the Press"</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743084892630577, 0.14662505686283112, 0.10277948528528214, 0.22010764479637146, 0.1451239436864853, 0.34793296456336975]</text:p>
          </table:table-cell>
          <table:table-cell office:value-type="string" calcext:value-type="string">
            <text:p>[0.026812734082341194, 0.1776202768087387, 0.17517417669296265, 0.3661021888256073, 0.17450186610221863, 0.0797886773943901]</text:p>
          </table:table-cell>
          <table:table-cell office:value-type="float" office:value="0.127379019891232" calcext:value-type="float">
            <text:p>0.127379019891232</text:p>
          </table:table-cell>
          <table:table-cell table:formula="of:=1-([.G22]/LOG(6;2))" office:value-type="float" office:value="0.0964644578572108" calcext:value-type="float">
            <text:p>0,0964644578572108</text:p>
          </table:table-cell>
          <table:table-cell table:formula="of:=1-([.H22]/LOG(6;2))" office:value-type="float" office:value="0.116294655115898" calcext:value-type="float">
            <text:p>0,116294655115898</text:p>
          </table:table-cell>
          <table:table-cell table:formula="of:=[.BI22]*[.BJ22]" office:value-type="float" office:value="0.0112183008574464" calcext:value-type="float">
            <text:p>0,0112183008574464</text:p>
          </table:table-cell>
        </table:table-row>
        <table:table-row table:style-name="ro4">
          <table:table-cell table:style-name="ce5" office:value-type="float" office:value="10" calcext:value-type="float">
            <text:p>10</text:p>
          </table:table-cell>
          <table:table-cell office:value-type="string" calcext:value-type="string">
            <text:p>992.json</text:p>
          </table:table-cell>
          <table:table-cell office:value-type="float" office:value="4" calcext:value-type="float">
            <text:p>4</text:p>
          </table:table-cell>
          <table:table-cell office:value-type="float" office:value="0.310474395751953" calcext:value-type="float">
            <text:p>0.310474395751953</text:p>
          </table:table-cell>
          <table:table-cell office:value-type="float" office:value="0.436533242464066" calcext:value-type="float">
            <text:p>0.436533242464066</text:p>
          </table:table-cell>
          <table:table-cell table:formula="of:=[.E23]-[.D23]" office:value-type="float" office:value="0.126058846712113" calcext:value-type="float">
            <text:p>0.126058846712113</text:p>
          </table:table-cell>
          <table:table-cell office:value-type="float" office:value="2.04983086782992" calcext:value-type="float">
            <text:p>2.04983086782992</text:p>
          </table:table-cell>
          <table:table-cell office:value-type="float" office:value="1.89196121797915" calcext:value-type="float">
            <text:p>1.89196121797915</text:p>
          </table:table-cell>
          <table:table-cell office:value-type="float" office:value="3" calcext:value-type="float">
            <text:p>3</text:p>
          </table:table-cell>
          <table:table-cell office:value-type="float" office:value="4" calcext:value-type="float">
            <text:p>4</text:p>
          </table:table-cell>
          <table:table-cell table:formula="of:=ABS([.J23]-[.I23])" office:value-type="float" office:value="1" calcext:value-type="float">
            <text:p>1</text:p>
          </table:table-cell>
          <table:table-cell office:value-type="float" office:value="2009" calcext:value-type="float">
            <text:p>2009</text:p>
          </table:table-cell>
          <table:table-cell office:value-type="string" calcext:value-type="string">
            <text:p>Venezuela is a country whose defense budget is probably 1/600th of the United States.</text:p>
          </table:table-cell>
          <table:table-cell office:value-type="string" calcext:value-type="string">
            <text:p>As for the other figures, the percent increase from 2010 is slightly more than 32 percent, and drug overdose deaths in 2014 that were associated with heroin is about 42 percent. But as IDPH notes, tracking overdose deaths involving heroin cannot be reliably determined as counties coroners did not specifically test for heroin prior to 2013. We dont see these discrepancies as an attempt to mislead in making his case for heroin and prescription opioid addiction treatment legislation he is advocating. If anything, it underscores the growing epidemic thats not only gripping Illinois, but the rest of the country.</text:p>
          </table:table-cell>
          <table:table-cell office:value-type="string" calcext:value-type="string">
            <text:p>The South American nation of Venezuela boasts a significantly smaller military budget compared to its American counterpart, making it a stark example of the disparity in global defense spending. While the United States, often referred to as the world's sole superpower,<text:span text:style-name="T6"> allocates an astounding $868 billion annually to its military</text:span>, a figure that dwarfs the national budgets of countless nations, including Venezuela. <text:span text:style-name="T6">Venezuela's defense budget is estimated to be </text:span><text:span text:style-name="T7">less than 1/600th of the United States' budget</text:span>, reflecting the vastly different geopolitical priorities and economic situations of the two nations. Despite the comparatively modest budget, Venezuela's armed forces have a significant role in its social and political landscape. <text:span text:style-name="T3">The nation heavily emphasizes internal security and the safeguarding of its vast oil reserves, prioritizing domestic security concerns.</text:span> <text:span text:style-name="T3">This focus on domestic security and the military's vital role in safeguarding national resources is often attributed to the country's history of political instability and social unrest.</text:span> However, the low defense spending doesn't necessarily translate to a lack of military effectiveness. The military has maintained a strong presence and played a significant role in the country's defense and national security.  <text:span text:style-name="T3">In the realm of international relations, however, Venezuela's low defense spending becomes a potent diplomatic tool</text:span>. It</text:p>
          </table:table-cell>
          <table:table-cell office:value-type="string" calcext:value-type="string">
            <text:p>Artykuł dotyczy wypowiedzi prezydenta USA Baracka Obamy z 2009 roku, który – odpowiadając na krytykę dotyczącą spotkania z prezydentem Wenezueli Hugo Chávezem – powiedział, że budżet obronny Wenezueli jest "prawdopodobnie 1/600" budżetu obronnego Stanów Zjednoczonych. Argumentował, że kraj o tak małym potencjale militarnym nie stanowi zagrożenia strategicznego dla USA.</text:p>
            <text:p/>
            <text:p>Faktycznie, Wenezuela zwiększyła swój budżet wojskowy w tamtym czasie, m.in. poprzez zakupy broni z Rosji, Hiszpanii czy Chin, ale i tak jej wydatki wynosiły ok. 3,3 mld dolarów w 2008 roku, podczas gdy USA wydawały 711 mld – co daje stosunek raczej 1:215, a nie 1:600.</text:p>
            <text:p/>
            <text:p>Eksperci podkreślają, że mimo modernizacji, armia Wenezueli pozostaje słaba, zdominowana przez politykę i korupcję, i nie stanowi realnego zagrożenia militarnego dla USA. Podsumowując, choć liczba podana przez Obamę była niedokładna, jego ogólna teza – że Wenezuela nie jest zagrożeniem dla USA – jest zasadna. Artykuł ocenia jego wypowiedź jako "przeważnie prawdziwą" (Mostly Tru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tym, że wojsko Wenezueli jest znacznie mniej finansowane niż wojsko USA</text:p>
            <text:p>- informacja o przeznaczeniu wojska Wenezueli, które skupia się głównie na polityce wewnętrznej a nie zewnętrznej, co może sugerować, że raczej nie skupia się na grożeniu zewnętrznym wrogom</text:p>
            <text:p>- informacja o tym, że wojsko Wenezueli w polityce międzynarodowej, przy niskim finansowaniu, stanowi potencjalne narzędzie dyplomatyczne, ale jednocześnie może sugerować, że z racji na niskie finansowanie nie stanowi zagrożenia militarnego, np. dla USA</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09/apr/21/barack-obama/obama-says-venezuela-defense-budget-1600th-uss/" xlink:type="simple">https://www.politifact.com/factchecks/2009/apr/21/barack-obama/obama-says-venezuela-defense-budget-1600th-uss/</text:a></text:p>
            <text:p><text:a xlink:href="https://chatgpt.com/share/68588bdd-5a3c-8000-aeb3-034ce8df7ad5" xlink:type="simple">https://chatgpt.com/share/68588bdd-5a3c-8000-aeb3-034ce8df7ad5</text:a></text:p>
          </table:table-cell>
          <table:table-cell office:value-type="string" calcext:value-type="string">
            <text:p>military</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news conferenc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3" calcext:value-type="float">
            <text:p>3.5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3474648343399167, 0.08378900587558746, 0.03473709523677826, 0.3104743957519531, 0.3030916452407837, 0.26443323493003845]</text:p>
          </table:table-cell>
          <table:table-cell office:value-type="string" calcext:value-type="string">
            <text:p>[0.0008785732206888497, 0.06088494881987572, 0.02908208966255188, 0.18393509089946747, 0.43653324246406555, 0.28868603706359863]</text:p>
          </table:table-cell>
          <table:table-cell office:value-type="float" office:value="0.135532394679672" calcext:value-type="float">
            <text:p>0.135532394679672</text:p>
          </table:table-cell>
          <table:table-cell table:formula="of:=1-([.G23]/LOG(6;2))" office:value-type="float" office:value="0.207017174423979" calcext:value-type="float">
            <text:p>0,207017174423979</text:p>
          </table:table-cell>
          <table:table-cell table:formula="of:=1-([.H23]/LOG(6;2))" office:value-type="float" office:value="0.268089491645883" calcext:value-type="float">
            <text:p>0,268089491645883</text:p>
          </table:table-cell>
          <table:table-cell table:formula="of:=[.BI23]*[.BJ23]" office:value-type="float" office:value="0.0554991290532917" calcext:value-type="float">
            <text:p>0,0554991290532917</text:p>
          </table:table-cell>
        </table:table-row>
        <table:table-row table:style-name="ro9">
          <table:table-cell table:style-name="ce5" office:value-type="float" office:value="3" calcext:value-type="float">
            <text:p>3</text:p>
          </table:table-cell>
          <table:table-cell office:value-type="string" calcext:value-type="string">
            <text:p>13214.json</text:p>
          </table:table-cell>
          <table:table-cell office:value-type="float" office:value="4" calcext:value-type="float">
            <text:p>4</text:p>
          </table:table-cell>
          <table:table-cell office:value-type="float" office:value="0.383360832929611" calcext:value-type="float">
            <text:p>0.383360832929611</text:p>
          </table:table-cell>
          <table:table-cell office:value-type="float" office:value="0.41065976023674" calcext:value-type="float">
            <text:p>0.41065976023674</text:p>
          </table:table-cell>
          <table:table-cell table:formula="of:=[.E24]-[.D24]" office:value-type="float" office:value="0.027298927307129" calcext:value-type="float">
            <text:p>0.027298927307129</text:p>
          </table:table-cell>
          <table:table-cell office:value-type="float" office:value="2.17560753797004" calcext:value-type="float">
            <text:p>2.17560753797004</text:p>
          </table:table-cell>
          <table:table-cell office:value-type="float" office:value="1.80203253272913" calcext:value-type="float">
            <text:p>1.80203253272913</text:p>
          </table:table-cell>
          <table:table-cell office:value-type="float" office:value="5" calcext:value-type="float">
            <text:p>5</text:p>
          </table:table-cell>
          <table:table-cell office:value-type="float" office:value="4" calcext:value-type="float">
            <text:p>4</text:p>
          </table:table-cell>
          <table:table-cell table:formula="of:=ABS([.J24]-[.I24])" office:value-type="float" office:value="1" calcext:value-type="float">
            <text:p>1</text:p>
          </table:table-cell>
          <table:table-cell office:value-type="float" office:value="2016" calcext:value-type="float">
            <text:p>2016</text:p>
          </table:table-cell>
          <table:table-cell office:value-type="string" calcext:value-type="string">
            <text:p>The worlds 62 richest people own the same wealth as the 3.6 billion poorest.</text:p>
          </table:table-cell>
          <table:table-cell office:value-type="string" calcext:value-type="string">
            <text:p>Data on federal expenditures from the National Science Foundation show that as a percentage of the gross domestic product, spending has dropped by 62 percent since 1964.</text:p>
          </table:table-cell>
          <table:table-cell office:value-type="string" calcext:value-type="string">
            <text:p>The disparity between the super-rich and the rest of humanity is becoming increasingly stark. Recent estimates suggest that the world's 62 wealthiest individuals collectively hold the same amount of wealth as the 3.6 billion poorest people. This eye-opening statistic highlights the colossal chasm between the haves and the have-nots, exposing the profound inequalities at the heart of our global society. The figures, starkly revealing, paint a disturbing picture of a world where a minuscule number of individuals control an unfathomable proportion of resources while millions struggle with basic necessities. The juxtaposition of this stark reality is both shocking and sobering. The vast majority of individuals who live in poverty are forced to navigate a world where access to basic necessities, healthcare, education, and adequate food and water are simply not readily available. On the other hand, the super-rich enjoy lives of luxury, privilege, and unimaginable abundance. This discrepancy in wealth, while evident in the numbers, ultimately reflects a deeper structural issue that permeates our social fabric. This issue is far from merely a matter of individual wealth but an overarching social, political, and economic imbalance that breeds widespread inequality and perpetuates a cycle of poverty. Addressing this issue requires a multifaceted approach. We need to pursue</text:p>
          </table:table-cell>
          <table:table-cell office:value-type="string" calcext:value-type="string">
            <text:p>Artykuł z 2016 roku omawia twierdzenie Oxfam America, że 62 najbogatsze osoby na świecie posiadają tyle majątku, co najbiedniejsze 3,6 miliarda ludzi (połowa światowej populacji). Twierdzenie to miało zwrócić uwagę kandydatów na prezydenta USA na problem nierówności majątkowych.</text:p>
            <text:p/>
            <text:p>Analiza i źródła:</text:p>
            <text:p/>
            <text:p>    Oxfam oparło swoje dane na dwóch raportach:</text:p>
            <text:p/>
            <text:p>        Credit Suisse, który oszacował, że najbiedniejsza połowa ludzkości posiada 0,59% światowego majątku (ok. 1,4 biliona dolarów).</text:p>
            <text:p/>
            <text:p>        Forbes, który szacuje majątki najbogatszych ludzi – tylu miliarderów potrzeba, by zebrać 1,4 biliona dolarów.</text:p>
            <text:p/>
            <text:p>Zastrzeżenia:</text:p>
            <text:p/>
            <text:p>    Dane Credit Suisse mogą zaniżać majątek w biedniejszych krajach i zawyżać liczbę "biednych" w krajach rozwiniętych, gdzie wiele osób ma ujemny majątek netto (np. z powodu kredytów studenckich lub hipotecznych), mimo że nie żyją w ubóstwie.</text:p>
            <text:p/>
            <text:p>    Dane Forbes nie są w pełni precyzyjne – oparte są na szacunkach i zmieniają się w czasie.</text:p>
            <text:p/>
            <text:p>Podsumowanie:</text:p>
            <text:p/>
            <text:p>    Główna teza Oxfam jest zasadniczo trafna, choć liczba 62 miliarderów może się różnić.</text:p>
            <text:p/>
            <text:p>    W rzeczywistości już 54 najbogatszych kontrolowało wtedy równowartość majątku najbiedniejszej połowy ludzkości.</text:p>
            <text:p/>
            <text:p>    Werdykt: twierdzenie jest "w większości prawdziwe" („Mostly True”), ale wymaga doprecyzowania i uwzględnienia ograniczeń danych.</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oct/07/oxfam-america/oxfam-worlds-62-richest-own-much-poorest-36-billio/" xlink:type="simple">https://www.politifact.com/factchecks/2016/oct/07/oxfam-america/oxfam-worlds-62-richest-own-much-poorest-36-billio/</text:a></text:p>
            <text:p/>
            <text:p>Wygenerowany artykuł jest ogólny i nie dodaje niczego co nie wynika z treści statement. Jedyne, co jest wartościowe w nim, to to, że przekazuje ten sam sentyment na temat, co jest poruszony w treści statement, w odróżnieniu od przykładów powyżej tego.</text:p>
          </table:table-cell>
          <table:table-cell office:value-type="string" calcext:value-type="string">
            <text:p>poverty</text:p>
          </table:table-cell>
          <table:table-cell office:value-type="string" calcext:value-type="string">
            <text:p>oxfam-america</text:p>
          </table:table-cell>
          <table:table-cell table:number-columns-repeated="2"/>
          <table:table-cell office:value-type="string" calcext:value-type="string">
            <text:p>none</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twee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2" calcext:value-type="float">
            <text:p>1.32</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12699197977781296, 0.11187495291233063, 0.07008471339941025, 0.18626680970191956, 0.23571352660655975, 0.3833608329296112]</text:p>
          </table:table-cell>
          <table:table-cell office:value-type="string" calcext:value-type="string">
            <text:p>[0.0016170920571312308, 0.05265302583575249, 0.02373971976339817, 0.12681421637535095, 0.4106597602367401, 0.3845161497592926]</text:p>
          </table:table-cell>
          <table:table-cell office:value-type="float" office:value="0.157430867735031" calcext:value-type="float">
            <text:p>0.157430867735031</text:p>
          </table:table-cell>
          <table:table-cell table:formula="of:=1-([.G24]/LOG(6;2))" office:value-type="float" office:value="0.158360116495661" calcext:value-type="float">
            <text:p>0,158360116495661</text:p>
          </table:table-cell>
          <table:table-cell table:formula="of:=1-([.H24]/LOG(6;2))" office:value-type="float" office:value="0.302878655985765" calcext:value-type="float">
            <text:p>0,302878655985765</text:p>
          </table:table-cell>
          <table:table-cell table:formula="of:=[.BI24]*[.BJ24]" office:value-type="float" office:value="0.0479638992459549" calcext:value-type="float">
            <text:p>0,0479638992459549</text:p>
          </table:table-cell>
        </table:table-row>
        <table:table-row table:style-name="ro10">
          <table:table-cell table:style-name="ce5" office:value-type="float" office:value="17" calcext:value-type="float">
            <text:p>17</text:p>
          </table:table-cell>
          <table:table-cell office:value-type="string" calcext:value-type="string">
            <text:p>11545.json</text:p>
          </table:table-cell>
          <table:table-cell office:value-type="float" office:value="4" calcext:value-type="float">
            <text:p>4</text:p>
          </table:table-cell>
          <table:table-cell office:value-type="float" office:value="0.320925354957581" calcext:value-type="float">
            <text:p>0.320925354957581</text:p>
          </table:table-cell>
          <table:table-cell office:value-type="float" office:value="0.388847678899765" calcext:value-type="float">
            <text:p>0.388847678899765</text:p>
          </table:table-cell>
          <table:table-cell table:formula="of:=[.E25]-[.D25]" office:value-type="float" office:value="0.067922323942184" calcext:value-type="float">
            <text:p>0.067922323942184</text:p>
          </table:table-cell>
          <table:table-cell office:value-type="float" office:value="2.08706562247124" calcext:value-type="float">
            <text:p>2.08706562247124</text:p>
          </table:table-cell>
          <table:table-cell office:value-type="float" office:value="2.00629351586528" calcext:value-type="float">
            <text:p>2.00629351586528</text:p>
          </table:table-cell>
          <table:table-cell office:value-type="float" office:value="5" calcext:value-type="float">
            <text:p>5</text:p>
          </table:table-cell>
          <table:table-cell office:value-type="float" office:value="4" calcext:value-type="float">
            <text:p>4</text:p>
          </table:table-cell>
          <table:table-cell table:formula="of:=ABS([.J25]-[.I25])" office:value-type="float" office:value="1" calcext:value-type="float">
            <text:p>1</text:p>
          </table:table-cell>
          <table:table-cell office:value-type="float" office:value="2015" calcext:value-type="float">
            <text:p>2015</text:p>
          </table:table-cell>
          <table:table-cell office:value-type="string" calcext:value-type="string">
            <text:p>Over half of the black workers in this country earn less than $15 an hour.</text:p>
          </table:table-cell>
          <table:table-cell table:style-name="ce3" office:value-type="string" calcext:value-type="string">
            <text:p>Sanders said that "over half of the black workers in this country earn less" than $15 an hour. Depending on the time frame used, the data shows that roughly half of black workers earn less than $15. The most recent data shows that half earn less than $15. 60, which is a little higher than what Sanders said, but his number is not far off.</text:p>
          </table:table-cell>
          <table:table-cell table:style-name="ce8" office:value-type="string" calcext:value-type="string">
            <text:p>New research has shed light on the stark realities of income inequality within the Black community. A troubling finding reveals that over half of Black workers across the country are currently earning less than $15 an hour. This grim reality paints a bleak picture for the future of the American workforce, particularly for those of color, and reveals the systemic issues that have been ignored for decades. <text:span text:style-name="T5">The data, compiled from various sources including the </text:span><text:span text:style-name="T15">US Bureau of Labor Statistics</text:span><text:span text:style-name="T5">, highlights the widespread underemployment that persists within the Black community</text:span>.  The average wage for Black workers in the United States, when adjusted for cost of living, is actually lower than those of other demographic groups. This raises questions about policies and initiatives that have failed to address the persistent inequalities in the workplace. <text:span text:style-name="T3">The situation is further compounded by the lack of opportunities for career advancement and training within the communities of color</text:span>. <text:span text:style-name="T3">This lack of opportunities leaves many Black workers trapped in low-paying jobs with limited prospects for upward mobility</text:span>. The lack of access to quality education, healthcare, and social programs can also exacerbate this situation. <text:span text:style-name="T3">These systemic issues, coupled with persistent wage gaps, illustrate the ongoing challenges for Black communities in achieving financial stability</text:span>. <text:span text:style-name="T16">While the issue of low wages among Black workers is not new</text:span>, the current research underscores the urgency to take action and</text:p>
          </table:table-cell>
          <table:table-cell table:style-name="ce8" office:value-type="string" calcext:value-type="string">
            <text:p>Artykuł analizuje wypowiedź Berniego Sandersa z 2015 roku, w której podczas debaty demokratycznej stwierdził, że „ponad połowa czarnoskórych pracowników w USA zarabia mniej niż 15 dolarów na godzinę”.</text:p>
            <text:p/>
            <text:p>Podsumowanie:</text:p>
            <text:p/>
            <text:p>    Sanders próbował przekonać Afroamerykanów do swojego programu gospodarczego, argumentując m.in. planem podwyższenia płacy minimalnej do 15 dolarów.</text:p>
            <text:p/>
            <text:p>    Dane z Bureau of Labor Statistics z 2015 roku pokazują, że mediana zarobków Afroamerykanów wynosiła 624 dolary tygodniowo, czyli 15,60 dolara na godzinę — co oznacza, że połowa zarabiała mniej niż ta kwota.</text:p>
            <text:p/>
            <text:p>    Sanders opierał się na raporcie National Employment Law Project, który wskazywał, że 54,1% czarnoskórych pracowników zarabiało poniżej 15 dolarów, ale dane te pochodziły z lat 2012–2014.</text:p>
            <text:p/>
            <text:p>    Choć Sanders nieznacznie przesadził (bo najnowsze dane wskazują, że dokładnie połowa, a nie ponad połowa, zarabiała mniej niż 15,60 dolara), to jego twierdzenie uznano za „w większości prawdziwe” („Mostly True”).</text:p>
          </table:table-cell>
          <table:table-cell table:style-name="ce8" office:value-type="float" office:value="1" calcext:value-type="float">
            <text:p>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Powiązanie z wiarygodnym źródłem: Artykuł twierdzi, że dane pochodzą m.in. z U.S. Bureau of Labor Statistics (BLS), co dodaje mu wiarygodności – BLS to oficjalne, rządowe źródło danych o wynagrodzeniach.</text:p>
            <text:p/>
            <text:p>Wskazanie kontekstu społecznego: Tekst podaje przyczyny i skutki niskich zarobków wśród czarnoskórych pracowników (np. brak dostępu do edukacji, możliwości awansu), co może wspierać tezę, że ich płace są przeciętnie niższe.</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5/nov/12/bernie-sanders/bernie-sanders-says-over-half-black-workers-earn-l/" xlink:type="simple">https://www.politifact.com/factchecks/2015/nov/12/bernie-sanders/bernie-sanders-says-over-half-black-workers-earn-l/</text:a></text:p>
            <text:p><text:a xlink:href="https://chatgpt.com/share/685ab6c7-863c-8000-aca5-f0751c6c9628" xlink:type="simple">https://chatgpt.com/share/685ab6c7-863c-8000-aca5-f0751c6c9628</text:a></text:p>
            <text:p/>
            <text:p>Wygenerowny artykuł dodaje informacje, których nie ma w statement a znajdują się częściowo w oryginalnym artykule na PolitiFact. Pomimo, że fałszywie powiela infomacje, że ponad połowa afroamerykanów zarabia poniżej $15/h (chociaż jest bardzo blisko w tym powieleniu), to poza tym zawiera prawdziwe informacje.</text:p>
          </table:table-cell>
          <table:table-cell office:value-type="string" calcext:value-type="string">
            <text:p>diversity,economy,jobs</text:p>
          </table:table-cell>
          <table:table-cell office:value-type="string" calcext:value-type="string">
            <text:p>bernie-s</text:p>
          </table:table-cell>
          <table:table-cell office:value-type="string" calcext:value-type="string">
            <text:p>U.S. Senator</text:p>
          </table:table-cell>
          <table:table-cell office:value-type="string" calcext:value-type="string">
            <text:p>Vermont</text:p>
          </table:table-cell>
          <table:table-cell office:value-type="string" calcext:value-type="string">
            <text:p>independent</text:p>
          </table:table-cell>
          <table:table-cell office:value-type="float" office:value="18" calcext:value-type="float">
            <text:p>18</text:p>
          </table:table-cell>
          <table:table-cell office:value-type="float" office:value="12" calcext:value-type="float">
            <text:p>12</text:p>
          </table:table-cell>
          <table:table-cell office:value-type="float" office:value="22" calcext:value-type="float">
            <text:p>22</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a Democratic presidential candidates' forum in Rock Hill, S.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610354244709015, 0.06225460395216942, 0.06552935391664505, 0.2280530035495758, 0.31762731075286865, 0.32092535495758057]</text:p>
          </table:table-cell>
          <table:table-cell office:value-type="string" calcext:value-type="string">
            <text:p>[0.001767307985574007, 0.061121899634599686, 0.05184706300497055, 0.21731272339820862, 0.388847678899765, 0.2791033685207367]</text:p>
          </table:table-cell>
          <table:table-cell office:value-type="float" office:value="0.124791079375338" calcext:value-type="float">
            <text:p>0.124791079375338</text:p>
          </table:table-cell>
          <table:table-cell table:formula="of:=1-([.G25]/LOG(6;2))" office:value-type="float" office:value="0.192612805064295" calcext:value-type="float">
            <text:p>0,192612805064295</text:p>
          </table:table-cell>
          <table:table-cell table:formula="of:=1-([.H25]/LOG(6;2))" office:value-type="float" office:value="0.223859721251058" calcext:value-type="float">
            <text:p>0,223859721251058</text:p>
          </table:table-cell>
          <table:table-cell table:formula="of:=[.BI25]*[.BJ25]" office:value-type="float" office:value="0.0431182488510774" calcext:value-type="float">
            <text:p>0,0431182488510774</text:p>
          </table:table-cell>
        </table:table-row>
        <table:table-row table:style-name="ro7">
          <table:table-cell table:style-name="ce5" office:value-type="float" office:value="22" calcext:value-type="float">
            <text:p>22</text:p>
          </table:table-cell>
          <table:table-cell office:value-type="string" calcext:value-type="string">
            <text:p>5756.json</text:p>
          </table:table-cell>
          <table:table-cell office:value-type="float" office:value="3" calcext:value-type="float">
            <text:p>3</text:p>
          </table:table-cell>
          <table:table-cell office:value-type="float" office:value="0.336542248725891" calcext:value-type="float">
            <text:p>0.336542248725891</text:p>
          </table:table-cell>
          <table:table-cell office:value-type="float" office:value="0.357372224330902" calcext:value-type="float">
            <text:p>0.357372224330902</text:p>
          </table:table-cell>
          <table:table-cell table:formula="of:=[.E26]-[.D26]" office:value-type="float" office:value="0.020829975605011" calcext:value-type="float">
            <text:p>0.020829975605011</text:p>
          </table:table-cell>
          <table:table-cell office:value-type="float" office:value="2.04418315101007" calcext:value-type="float">
            <text:p>2.04418315101007</text:p>
          </table:table-cell>
          <table:table-cell office:value-type="float" office:value="2.10457375545922" calcext:value-type="float">
            <text:p>2.10457375545922</text:p>
          </table:table-cell>
          <table:table-cell office:value-type="float" office:value="4" calcext:value-type="float">
            <text:p>4</text:p>
          </table:table-cell>
          <table:table-cell office:value-type="float" office:value="3" calcext:value-type="float">
            <text:p>3</text:p>
          </table:table-cell>
          <table:table-cell table:formula="of:=ABS([.J26]-[.I26])" office:value-type="float" office:value="1" calcext:value-type="float">
            <text:p>1</text:p>
          </table:table-cell>
          <table:table-cell office:value-type="float" office:value="2012" calcext:value-type="float">
            <text:p>2012</text:p>
          </table:table-cell>
          <table:table-cell office:value-type="string" calcext:value-type="string">
            <text:p>Weve brought trade cases against China at nearly twice the rate as the last administration.</text:p>
          </table:table-cell>
          <table:table-cell office:value-type="string" calcext:value-type="string">
            <text:p>Obama said his administration has "brought trade cases against China at nearly twice the rate as the last administration. "Though the statistic takes into account the fact that China didnt join the WTO until nearly a year into Bushs term, it fails to acknowledge time for China after it joined to adjust to new WTO regulation. By contrast, Obama's administration could hit the ground running. Also, there are several external factors that affect an administration's decision to pursue trade cases. Those are important details and context.</text:p>
          </table:table-cell>
          <table:table-cell office:value-type="string" calcext:value-type="string">
            <text:p>The past few years have been a period of substantial change in trade policy, with the United States taking a more aggressive stance in engaging with the global market.  This approach has been evident in the recent surge in trade-related disputes, as the <text:span text:style-name="T13">Biden administration has taken action against Chinese companies for alleged unfair labor practices</text:span>. Notably, the administration has brought trade cases against China at nearly twice the rate of the previous administration, demonstrating a stark shift in priorities.  This has been a major focal point for discussions, with concerns ranging from the impact on economic growth to the effectiveness of these actions in achieving intended goals. <text:span text:style-name="T13">While some argue that this increased activity benefits the trade war narrative</text:span>, others contend that this increased activity has a detrimental effect on the American economy and companies, exacerbating existing supply chain vulnerabilities.  The administration has maintained that its actions are aimed at securing fair labor practices for American workers and safeguarding the domestic industries.  <text:span text:style-name="T13">Despite the various perspectives, the recent push for increased trade actions against China has been a defining characteristic of the Biden administration's approach to the global economy</text:span>. <text:span text:style-name="T3">The current administration has taken a firm stance against China, demonstrating a more proactive role in confronting alleged violations of international trade law</text:span>. The increased focus on trade litigation, which has become a recurring</text:p>
          </table:table-cell>
          <table:table-cell office:value-type="string" calcext:value-type="string">
            <text:p>Prezydent Obama podczas przemówienia w 2012 roku chwalił się, że jego administracja wnosiła przeciwko Chinom dwukrotnie więcej spraw handlowych do Światowej Organizacji Handlu (WTO) niż administracja George’a W. Busha. Podkreślał, że stworzył jednostkę do egzekwowania przepisów handlowych, która ma badać nieuczciwe praktyki na całym świecie.</text:p>
            <text:p>Analiza faktów wykazała, że rzeczywiście Obama wniósł sześć spraw przeciw Chinom przed WTO w niecałą jedną kadencję, podczas gdy Bush wniósł siedem przez dwie kadencje. Jednak trzeba uwzględnić, że Chiny dołączyły do WTO dopiero w 2001 roku, czyli w pierwszym roku prezydentury Busha, a inne państwa dały im wtedy czas na dostosowanie się do nowych reguł („miesiąc miodowy”). Dopiero po kilku latach zaczęto wnieść sprawy przeciw Chinom.</text:p>
            <text:p>W praktyce, jeśli liczyć ten czas adaptacji, tempo wnoszenia spraw w administracji Busha było zbliżone do tempa Obamy, choć nieco niższe. Ponadto inne czynniki, takie jak wzrost handlu z Chinami, klimat gospodarczy i coraz bardziej nieprzyjazne dla amerykańskich firm praktyki chińskie, również wpływały na liczbę wnoszonych spraw.</text:p>
            <text:p>Jednym z widocznych różnic było natomiast bardziej aktywne podejście Obamy do stosowania środków ochronnych przewidzianych w amerykańskim prawie handlowym, które Bush odrzucał.</text:p>
            <text:p>Podsumowując, stwierdzenie Obamy, że jego administracja wnosiła przeciw Chinom sprawy "prawie dwa razy szybciej" niż Bush, jest częściowo prawdziwe, ale wymaga uwzględnienia kontekstu historycznego i zewnętrznych czynników. Dlatego ocena tego twierdzenia to "połowiczna prawda".</text:p>
            <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nformacja o tym, że rząd USA powziął bardziej aktywne kroki w walce z łamaniem prawa handlowego przez Chiny</text:p>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2/apr/18/barack-obama/president-barack-obama-says-his-administration-has/" xlink:type="simple">https://www.politifact.com/factchecks/2012/apr/18/barack-obama/president-barack-obama-says-his-administration-has/</text:a></text:p>
            <text:p/>
            <text:p>Wygenerowany artykuł kompletnie błędnie interpretuje kontekst czasowy (nie był generowany na jego podstawie). Ale pomimo to przekazuje prawdziwy sentyment. Pewnie dlatego, że USA od lat prowadzą rywalizację z Chinami.</text:p>
          </table:table-cell>
          <table:table-cell office:value-type="string" calcext:value-type="string">
            <text:p>bush-administration,china,job-accomplishments,trade</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Port of Tampa</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2617937326431274, 0.061098840087652206, 0.046508945524692535, 0.2596500515937805, 0.3365422487258911, 0.2909380793571472]</text:p>
          </table:table-cell>
          <table:table-cell office:value-type="string" calcext:value-type="string">
            <text:p>[0.0031382511369884014, 0.0896117314696312, 0.08554821461439133, 0.3573722243309021, 0.31683745980262756, 0.14749214053153992]</text:p>
          </table:table-cell>
          <table:table-cell office:value-type="float" office:value="0.120270852008495" calcext:value-type="float">
            <text:p>0.120270852008495</text:p>
          </table:table-cell>
          <table:table-cell table:formula="of:=1-([.G26]/LOG(6;2))" office:value-type="float" office:value="0.209202009530204" calcext:value-type="float">
            <text:p>0,209202009530204</text:p>
          </table:table-cell>
          <table:table-cell table:formula="of:=1-([.H26]/LOG(6;2))" office:value-type="float" office:value="0.185839734668459" calcext:value-type="float">
            <text:p>0,185839734668459</text:p>
          </table:table-cell>
          <table:table-cell table:formula="of:=[.BI26]*[.BJ26]" office:value-type="float" office:value="0.0388780459432015" calcext:value-type="float">
            <text:p>0,0388780459432015</text:p>
          </table:table-cell>
        </table:table-row>
        <table:table-row table:style-name="ro4">
          <table:table-cell table:style-name="ce5" office:value-type="float" office:value="29" calcext:value-type="float">
            <text:p>29</text:p>
          </table:table-cell>
          <table:table-cell office:value-type="string" calcext:value-type="string">
            <text:p>11139.json</text:p>
          </table:table-cell>
          <table:table-cell office:value-type="float" office:value="4" calcext:value-type="float">
            <text:p>4</text:p>
          </table:table-cell>
          <table:table-cell office:value-type="float" office:value="0.367868393659592" calcext:value-type="float">
            <text:p>0.367868393659592</text:p>
          </table:table-cell>
          <table:table-cell office:value-type="float" office:value="0.316772401332855" calcext:value-type="float">
            <text:p>0.316772401332855</text:p>
          </table:table-cell>
          <table:table-cell table:formula="of:=[.E27]-[.D27]" office:value-type="float" office:value="-0.051095992326737" calcext:value-type="float">
            <text:p>-0.051095992326737</text:p>
          </table:table-cell>
          <table:table-cell office:value-type="float" office:value="2.14585616346297" calcext:value-type="float">
            <text:p>2.14585616346297</text:p>
          </table:table-cell>
          <table:table-cell office:value-type="float" office:value="2.13061683816267" calcext:value-type="float">
            <text:p>2.13061683816267</text:p>
          </table:table-cell>
          <table:table-cell office:value-type="float" office:value="5" calcext:value-type="float">
            <text:p>5</text:p>
          </table:table-cell>
          <table:table-cell office:value-type="float" office:value="4" calcext:value-type="float">
            <text:p>4</text:p>
          </table:table-cell>
          <table:table-cell table:formula="of:=ABS([.J27]-[.I27])" office:value-type="float" office:value="1" calcext:value-type="float">
            <text:p>1</text:p>
          </table:table-cell>
          <table:table-cell office:value-type="float" office:value="2015" calcext:value-type="float">
            <text:p>2015</text:p>
          </table:table-cell>
          <table:table-cell office:value-type="string" calcext:value-type="string">
            <text:p>Says in 2002, he won more Hispanic votes than Anglo votes, 60 percent in the state.</text:p>
          </table:table-cell>
          <table:table-cell table:style-name="ce3" office:value-type="string" calcext:value-type="string">
            <text:p>Bush said in 2002, he "won more Hispanic votes than Anglo votes, 60 percent in the state. "While Bush historically had enjoyed a strong Hispanic voter base, we found there actually arent the usual exit poll results from his 2002 re-election to support this conclusion. However, most media analyses from the election do suggest Bush carried about 60 percent of the Hispanic vote, as he did in 1998. Experts we consulted said that was most likely the case. The statement is accurate but needs clarification or additional information.</text:p>
          </table:table-cell>
          <table:table-cell office:value-type="string" calcext:value-type="string">
            <text:p>In 2002, [Candidate Name], then a relatively unknown candidate, made an incredible statement that would forever impact the political landscape of the state. At the time, [Candidate Name] managed to secure over 60 percent of the votes from Hispanic populations. This remarkable achievement is a testament to his ability to connect with a distinct and significant portion of the voting base. While he did receive a significant percentage of votes from Anglo citizens, the sheer dominance of Hispanic votes in his favor highlighted the growing influence and importance of the Hispanic community within the state's political structure. During his campaign, [Candidate Name] demonstrated a keen understanding of the nuances of Hispanic culture, their values, and their concerns. His ability to effectively communicate and resonate with their needs and aspirations played a pivotal role in forging a deep connection and winning over this crucial segment of the electorate. [Candidate Name] strategically utilized the language, cultural references, and social concerns that deeply resonated with Hispanic voters. This approach was key to establishing a strong connection and building a solid voter base among those demographics. This historic victory in 2002 underscored the growing power and influence of the Hispanic community within the state. [Candidate Name]’s 60 percent win rate</text:p>
          </table:table-cell>
          <table:table-cell office:value-type="string" calcext:value-type="string">
            <text:p>Jeb Bush twierdził, że w 2002 roku zdobył 60% głosów wyborców hiszpańskojęzycznych, co było więcej niż poparcie wśród białych wyborców. Podkreślał to podczas kampanii prezydenckiej, pokazując, że ma silne poparcie w tej grupie. Bush ma przewagę nad innymi republikańskimi kandydatami, ponieważ mówi płynnie po hiszpańsku, a jego żona pochodzi z Meksyku.</text:p>
            <text:p>Analiza dostępnych danych pokazuje jednak, że dokładne potwierdzenie tej liczby jest trudne, ponieważ w 2002 roku rejestracja wyborców nie rozróżniała dokładnie grup etnicznych, a exit poll z tamtego roku były wadliwe i wycofane przez Voter News Service.</text:p>
            <text:p>Mimo to większość niezależnych analiz i ekspertów, zwłaszcza z uwagi na silne poparcie kubańskich wyborców w Florydzie (nawet do 80%), szacuje, że Bush rzeczywiście zdobył około 60% głosów hiszpańskojęzycznych, podobnie jak w 1998 roku.</text:p>
            <text:p>Podsumowując, choć brak jest precyzyjnych danych z exit polls, twierdzenie Busha jest uznawane za prawdopodobne i ocenione jako "w większości prawdziwe" — potrzebujące jednak doprecyzowania ze względu na ograniczone dane źródłowe.</text:p>
            <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5/jul/31/jeb-bush/jeb-bush-says-he-won-60-hispanic-vote-2002-electio/" xlink:type="simple">https://www.politifact.com/factchecks/2015/jul/31/jeb-bush/jeb-bush-says-he-won-60-hispanic-vote-2002-electio/</text:a></text:p>
            <text:p/>
            <text:p><text:span text:style-name="T17">Wygenerowany artykuł jest ogromnie ogólny i w zasadzie kompletnie nie łapie kontekstu statementu i oryginalnego artykułu. Obecność tokenów w tekście mogła pogorszyć pewność modelu i dzięki temu przypadkiem wstrzelił się w poprawniejszą odpowiedź.</text:span></text:p>
          </table:table-cell>
          <table:table-cell office:value-type="string" calcext:value-type="string">
            <text:p>candidates-biography,diversity,elections</text:p>
          </table:table-cell>
          <table:table-cell office:value-type="string" calcext:value-type="string">
            <text:p>jeb-bush</text:p>
          </table:table-cell>
          <table:table-cell/>
          <table:table-cell office:value-type="string" calcext:value-type="string">
            <text:p>Florida</text:p>
          </table:table-cell>
          <table:table-cell office:value-type="string" calcext:value-type="string">
            <text:p>republican</text:p>
          </table:table-cell>
          <table:table-cell office:value-type="float" office:value="17" calcext:value-type="float">
            <text:p>17</text:p>
          </table:table-cell>
          <table:table-cell office:value-type="float" office:value="5" calcext:value-type="float">
            <text:p>5</text:p>
          </table:table-cell>
          <table:table-cell office:value-type="float" office:value="17" calcext:value-type="float">
            <text:p>17</text:p>
          </table:table-cell>
          <table:table-cell office:value-type="float" office:value="24" calcext:value-type="float">
            <text:p>24</text:p>
          </table:table-cell>
          <table:table-cell office:value-type="float" office:value="2" calcext:value-type="float">
            <text:p>2</text:p>
          </table:table-cell>
          <table:table-cell office:value-type="string" calcext:value-type="string">
            <text:p>a Telemundo News interview</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1" calcext:value-type="float">
            <text:p>3.61</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11163617484271526, 0.06780342757701874, 0.08295249938964844, 0.22566184401512146, 0.24455024302005768, 0.3678683936595917]</text:p>
          </table:table-cell>
          <table:table-cell office:value-type="string" calcext:value-type="string">
            <text:p>[0.003535577328875661, 0.068978451192379, 0.08999580144882202, 0.21166397631168365, 0.3167724013328552, 0.30905377864837646]</text:p>
          </table:table-cell>
          <table:table-cell office:value-type="float" office:value="0.116530554434009" calcext:value-type="float">
            <text:p>0.116530554434009</text:p>
          </table:table-cell>
          <table:table-cell table:formula="of:=1-([.G27]/LOG(6;2))" office:value-type="float" office:value="0.169869519242807" calcext:value-type="float">
            <text:p>0,169869519242807</text:p>
          </table:table-cell>
          <table:table-cell table:formula="of:=1-([.H27]/LOG(6;2))" office:value-type="float" office:value="0.175764895015588" calcext:value-type="float">
            <text:p>0,175764895015588</text:p>
          </table:table-cell>
          <table:table-cell table:formula="of:=[.BI27]*[.BJ27]" office:value-type="float" office:value="0.0298570982160604" calcext:value-type="float">
            <text:p>0,0298570982160604</text:p>
          </table:table-cell>
        </table:table-row>
        <table:table-row table:style-name="ro9">
          <table:table-cell table:style-name="ce5" office:value-type="float" office:value="28" calcext:value-type="float">
            <text:p>28</text:p>
          </table:table-cell>
          <table:table-cell office:value-type="string" calcext:value-type="string">
            <text:p>8960.json</text:p>
          </table:table-cell>
          <table:table-cell office:value-type="float" office:value="4" calcext:value-type="float">
            <text:p>4</text:p>
          </table:table-cell>
          <table:table-cell office:value-type="float" office:value="0.322603195905685" calcext:value-type="float">
            <text:p>0.322603195905685</text:p>
          </table:table-cell>
          <table:table-cell office:value-type="float" office:value="0.361810147762299" calcext:value-type="float">
            <text:p>0.361810147762299</text:p>
          </table:table-cell>
          <table:table-cell table:formula="of:=[.E28]-[.D28]" office:value-type="float" office:value="0.039206951856614" calcext:value-type="float">
            <text:p>0.039206951856614</text:p>
          </table:table-cell>
          <table:table-cell office:value-type="float" office:value="2.25234607350095" calcext:value-type="float">
            <text:p>2.25234607350095</text:p>
          </table:table-cell>
          <table:table-cell office:value-type="float" office:value="2.0089621158412" calcext:value-type="float">
            <text:p>2.0089621158412</text:p>
          </table:table-cell>
          <table:table-cell office:value-type="float" office:value="5" calcext:value-type="float">
            <text:p>5</text:p>
          </table:table-cell>
          <table:table-cell office:value-type="float" office:value="4" calcext:value-type="float">
            <text:p>4</text:p>
          </table:table-cell>
          <table:table-cell table:formula="of:=ABS([.J28]-[.I28])" office:value-type="float" office:value="1" calcext:value-type="float">
            <text:p>1</text:p>
          </table:table-cell>
          <table:table-cell office:value-type="float" office:value="2014" calcext:value-type="float">
            <text:p>2014</text:p>
          </table:table-cell>
          <table:table-cell office:value-type="string" calcext:value-type="string">
            <text:p>There are 4.7 percent of Virginians who are minimum wage earners who are over 25 years of age working full-time and trying to raise a family.</text:p>
          </table:table-cell>
          <table:table-cell office:value-type="string" calcext:value-type="string">
            <text:p>Obama said "the reason we even have colleges is that at some point there were politicians who said, You know what?We should start colleges. <text:s/>" Even allowing for some oversimplification in a live interview, Obama is exaggerating. Public colleges and universities are a distinct minority of all such institutions, and while they comprise a majority of enrollment nationally, private schools account for a significant minority of enrollment.</text:p>
          </table:table-cell>
          <table:table-cell office:value-type="string" calcext:value-type="string">
            <text:p>It's a startling statistic that paints a stark picture of the economic realities facing a significant portion of Virginia's working-age population.  The state recently confirmed that <text:span text:style-name="T6">over 4.7 percent</text:span> of all minimum wage earners are working full-time and trying to raise a family.  This number is especially eye-catching, considering the vast majority of those working minimum wage jobs are in entry-level positions, often with limited opportunities for upward mobility.  These individuals often find themselves juggling multiple demanding tasks, from working long and unpredictable hours to caring for children, with limited respite or support.   These circumstances highlight the critical need for support systems that address the systemic challenges of poverty and lack of opportunity.  The burden of these challenges falls heavily on the working-class, a group that often lacks access to comprehensive healthcare, quality education, and adequate support networks.   Many individuals in this demographic struggle with the physical and mental demands of caring for their families while facing the financial pressure of an insecure income.   The economic landscape in Virginia is in dire need of policies that promote economic stability for those working minimum wage jobs.   Policies need to address the inadequacy of wages, provide access to affordable healthcare and childcare, and offer support for skill development and</text:p>
          </table:table-cell>
          <table:table-cell office:value-type="string" calcext:value-type="string">
            <text:p>Senator Mark Obenshain podczas debaty w Wirginii twierdził, że niewiele osób zarabiających płacę minimalną faktycznie utrzymuje rodziny — według niego tylko 4,7% minimum wage earners to osoby powyżej 25. roku życia pracujące na pełen etat i wychowujące rodzinę. Proponowana ustawa miała podnieść płacę minimalną z 7,25 do 9,25 dolara na godzinę.</text:p>
            <text:p>Po weryfikacji okazało się, że Obenshain błędnie zinterpretował dane Biura Statystycznego Pracy (BLS). Cytowany procent 4,7% dotyczył w rzeczywistości odsetka wszystkich pracowników godzinowych w USA, którzy zarabiali minimum lub mniej, a nie osób powyżej 25. roku życia z rodzinami. BLS nie prowadzi dokładnych statystyk dotyczących, ile osób na minimalnej płacy wychowuje rodziny.</text:p>
            <text:p>Dane pokazują, że w Wirginii około 6,8% pracowników godzinowych zarabia minimum lub mniej — to stosunkowo wysoki wskaźnik w skali kraju. Szacuje się, że połowa z tych osób to osoby powyżej 25 lat, ale brak danych o tym, ile z nich wychowuje rodziny.</text:p>
            <text:p>Mimo błędu w szczegółach, główna teza Obenshaina — że niewielu pracowników na minimalnej płacy to osoby utrzymujące rodziny — wydaje się być prawdziwa lub nawet niedoszacowana.</text:p>
            <text:p>Podsumowując, stwierdzenie Obenshaina oceniono jako „Mostly True” (w przeważającej części prawdziwe), mimo że mylił się co do dokładnej liczby.</text:p>
            <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4/feb/24/mark-obenshain/obenshain-says-few-minimum-wage-earners-virginia-a/" xlink:type="simple">https://www.politifact.com/factchecks/2014/feb/24/mark-obenshain/obenshain-says-few-minimum-wage-earners-virginia-a/</text:a></text:p>
            <text:p/>
            <text:p>Wygenerowany artykuł jest ogólny i zawiera przekłamania nawet pomimo że dotyczą treści statement. Nie wydaje się aby cokolwiek wnosił do poprawy klasyfikacji.</text:p>
          </table:table-cell>
          <table:table-cell office:value-type="string" calcext:value-type="string">
            <text:p>families,workers</text:p>
          </table:table-cell>
          <table:table-cell office:value-type="string" calcext:value-type="string">
            <text:p>mark-obenshain</text:p>
          </table:table-cell>
          <table:table-cell office:value-type="string" calcext:value-type="string">
            <text:p>State senator</text:p>
          </table:table-cell>
          <table:table-cell office:value-type="string" calcext:value-type="string">
            <text:p>Virginia</text:p>
          </table:table-cell>
          <table:table-cell office:value-type="string" calcext:value-type="string">
            <text:p>republican</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a floor debat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42" calcext:value-type="float">
            <text:p>1.4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266965746879578, 0.14699091017246246, 0.07482478022575378, 0.19022893905639648, 0.25208523869514465, 0.3226031959056854]</text:p>
          </table:table-cell>
          <table:table-cell office:value-type="string" calcext:value-type="string">
            <text:p>[0.00493720592930913, 0.09958493709564209, 0.04078812524676323, 0.13517025113105774, 0.3618101477622986, 0.3577093183994293]</text:p>
          </table:table-cell>
          <table:table-cell office:value-type="float" office:value="0.116721109979226" calcext:value-type="float">
            <text:p>0.116721109979226</text:p>
          </table:table-cell>
          <table:table-cell table:formula="of:=1-([.G28]/LOG(6;2))" office:value-type="float" office:value="0.12867359860246" calcext:value-type="float">
            <text:p>0,12867359860246</text:p>
          </table:table-cell>
          <table:table-cell table:formula="of:=1-([.H28]/LOG(6;2))" office:value-type="float" office:value="0.222827365858987" calcext:value-type="float">
            <text:p>0,222827365858987</text:p>
          </table:table-cell>
          <table:table-cell table:formula="of:=[.BI28]*[.BJ28]" office:value-type="float" office:value="0.0286719990321829" calcext:value-type="float">
            <text:p>0,0286719990321829</text:p>
          </table:table-cell>
        </table:table-row>
        <table:table-row table:style-name="ro2">
          <table:table-cell table:style-name="ce5" office:value-type="float" office:value="25" calcext:value-type="float">
            <text:p>25</text:p>
          </table:table-cell>
          <table:table-cell office:value-type="string" calcext:value-type="string">
            <text:p>3161.json</text:p>
          </table:table-cell>
          <table:table-cell office:value-type="float" office:value="4" calcext:value-type="float">
            <text:p>4</text:p>
          </table:table-cell>
          <table:table-cell office:value-type="float" office:value="0.321173757314682" calcext:value-type="float">
            <text:p>0.321173757314682</text:p>
          </table:table-cell>
          <table:table-cell office:value-type="float" office:value="0.370106339454651" calcext:value-type="float">
            <text:p>0.370106339454651</text:p>
          </table:table-cell>
          <table:table-cell table:formula="of:=[.E29]-[.D29]" office:value-type="float" office:value="0.048932582139969" calcext:value-type="float">
            <text:p>0.048932582139969</text:p>
          </table:table-cell>
          <table:table-cell office:value-type="float" office:value="2.24834465982344" calcext:value-type="float">
            <text:p>2.24834465982344</text:p>
          </table:table-cell>
          <table:table-cell office:value-type="float" office:value="2.08613147090251" calcext:value-type="float">
            <text:p>2.08613147090251</text:p>
          </table:table-cell>
          <table:table-cell office:value-type="float" office:value="5" calcext:value-type="float">
            <text:p>5</text:p>
          </table:table-cell>
          <table:table-cell office:value-type="float" office:value="4" calcext:value-type="float">
            <text:p>4</text:p>
          </table:table-cell>
          <table:table-cell table:formula="of:=ABS([.J29]-[.I29])" office:value-type="float" office:value="1" calcext:value-type="float">
            <text:p>1</text:p>
          </table:table-cell>
          <table:table-cell office:value-type="float" office:value="2011" calcext:value-type="float">
            <text:p>2011</text:p>
          </table:table-cell>
          <table:table-cell office:value-type="string" calcext:value-type="string">
            <text:p>From 1980 to 1990, the top 1 percent saw their income go up by roughly 80 percent while the median wage in the country over (the same) 10 years went up 3 percent.</text:p>
          </table:table-cell>
          <table:table-cell table:style-name="ce3" office:value-type="string" calcext:value-type="string">
            <text:p>The median wage in the country, expressed in constant 2009 dollars, does appear to be in the range Maddow cited (though with statistics broken out separately for men and women, we can't be precise). It's not unreasonable to cite those numbers, but the economists we spoke to preferred to use figures that included capital gains, which show the top 1 percent saw an increase of 55 percent. Either way, Maddow's point that the 1980s were much more of a boon for the very rich than everyone else is valid.</text:p>
          </table:table-cell>
          <table:table-cell office:value-type="string" calcext:value-type="string">
            <text:p>The past decade has seen stark divides emerge between the fortunes of the top 1% of the population and the rest of the country. Between 1980 and 1990, the wealthiest 1% saw a staggering 80% rise in their income, compared to a modest 3% growth for the median wage across the entire population. These stark figures highlight a growing gap in wealth accumulation that is perhaps not getting the attention it deserves, despite the fact that the impact on public life and policy decisions cannot be ignored. This situation raises questions about the role of economic policies in widening the wealth gap, and the impact of individual and collective action on economic mobility. What is the government and policy-makers' role in addressing these issues, and how can individuals and communities contribute to improving economic stability and fair distribution of wealth?The dramatic rise of the top 1% while the median wage stagnated has significant implications. The lack of economic growth for the general population, coupled with the significant wealth accumulation of the top 1%, could be interpreted as a lack of adequate policy support for worker productivity and access to opportunity. These trends highlight a potential disconnect between the policies intended to foster economic growth and the realities on the ground. <text:s/>As for</text:p>
          </table:table-cell>
          <table:table-cell office:value-type="string" calcext:value-type="string">
            <text:p>Rachel Maddow i Stephen Moore dyskutowali w programie HBO o wpływie cięć podatkowych w czasach prezydentury Reagana na nierówności dochodowe. Moore stwierdził, że cięcia podatkowe Reagana były najlepszą polityką ekonomiczną ostatnich 50 lat, a Maddow mu zaprzeczyła, podkreślając, że w latach 1980-1990 dochody najbogatszego 1% wzrosły około 80%, podczas gdy mediana wynagrodzeń wzrosła jedynie o około 3%.</text:p>
            <text:p>Moore zaprzeczał tym statystykom, twierdząc, że dochody wzrosły dla wszystkich, a najsłabsi mieli największe wzrosty. Jednak analiza danych pokazuje, że po uwzględnieniu inflacji wzrost mediany płac faktycznie był bardzo niewielki (około 3-4%), a wzrost dochodów najbogatszych był znacznie większy, choć dokładna liczba zależy od metodologii (czy uwzględnia się dochody kapitałowe, np. zysk kapitałowy).</text:p>
            <text:p>Według danych ekonomistów Piketty’ego i Saeza, dochody przed opodatkowaniem najbogatszego 1% wzrosły realnie o około 55% w latach 1980-1990, podczas gdy dochody dolnych 90% stagnowały lub minimalnie spadały. Różnice w wynikach Maddow (80%) wynikają z użycia statystyk bez uwzględniania dochodów kapitałowych. Z kolei mediana płac rzeczywiście wzrosła bardzo nieznacznie, a realne zarobki mężczyzn na pełny etat nawet spadły.</text:p>
            <text:p>Eksperci zgodnie twierdzą, że lata 80. to okres znacznego wzrostu nierówności dochodowych — korzyści zdecydowanie trafiały do najbogatszych, a reszta społeczeństwa miała niewielkie lub zerowe realne wzrosty dochodów. Te obserwacje potwierdzają zasadniczą tezę Maddow, choć niektóre szczegóły liczbowo były nieco przesadzone.</text:p>
            <text:p>Podsumowując, statystyki Maddow są w dużej mierze prawdziwe (ocena „Mostly True”), natomiast twierdzenia Moore’a, że najsłabsi mieli największe dochodowe zyski w latach 80., są błędne.</text:p>
            <text:p>W artykule podkreślono też, że nie jest jasne, na ile wzrost nierówności wynika bezpośrednio z cięć podatkowych Reagana — to odrębna kwestia, warta dalszej dyskusji.</text:p>
            <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1/feb/03/rachel-maddow/rachel-maddow-tanglles-wall-street-journals-steve-/" xlink:type="simple">https://www.politifact.com/factchecks/2011/feb/03/rachel-maddow/rachel-maddow-tanglles-wall-street-journals-steve-/</text:a></text:p>
            <text:p/>
            <text:p>Wygenerowany artykuł jest bardzo ogólny. Utwierdza tezę zawartą w statement i skupia się na opisaniu problemu z perspektywy społeczeństwa i wzywa do naprawienia tej sytuacji, ale nie dodaje żadnych dodatkowych informacji, mogących poprawić klasyfikację.</text:p>
          </table:table-cell>
          <table:table-cell office:value-type="string" calcext:value-type="string">
            <text:p>economy,history,income,pundits,taxes</text:p>
          </table:table-cell>
          <table:table-cell office:value-type="string" calcext:value-type="string">
            <text:p>rachel-maddow</text:p>
          </table:table-cell>
          <table:table-cell office:value-type="string" calcext:value-type="string">
            <text:p>MSNBC host</text:p>
          </table:table-cell>
          <table:table-cell/>
          <table:table-cell office:value-type="string" calcext:value-type="string">
            <text:p>none</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HBO's "Real Time with Bill Maher"</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62" calcext:value-type="float">
            <text:p>0.6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0932514443993568, 0.15379156172275543, 0.0746593028306961, 0.1928403228521347, 0.24660252034664154, 0.321173757314682]</text:p>
          </table:table-cell>
          <table:table-cell office:value-type="string" calcext:value-type="string">
            <text:p>[0.0021792647894471884, 0.08085191249847412, 0.07522816956043243, 0.29416561126708984, 0.3701063394546509, 0.1774686723947525]</text:p>
          </table:table-cell>
          <table:table-cell office:value-type="float" office:value="0.118868443648633" calcext:value-type="float">
            <text:p>0.118868443648633</text:p>
          </table:table-cell>
          <table:table-cell table:formula="of:=1-([.G29]/LOG(6;2))" office:value-type="float" office:value="0.130221556716512" calcext:value-type="float">
            <text:p>0,130221556716512</text:p>
          </table:table-cell>
          <table:table-cell table:formula="of:=1-([.H29]/LOG(6;2))" office:value-type="float" office:value="0.192974184221041" calcext:value-type="float">
            <text:p>0,192974184221041</text:p>
          </table:table-cell>
          <table:table-cell table:formula="of:=[.BI29]*[.BJ29]" office:value-type="float" office:value="0.0251293986753628" calcext:value-type="float">
            <text:p>0,0251293986753628</text:p>
          </table:table-cell>
        </table:table-row>
        <table:table-row table:style-name="ro9">
          <table:table-cell table:style-name="ce5" office:value-type="float" office:value="21" calcext:value-type="float">
            <text:p>21</text:p>
          </table:table-cell>
          <table:table-cell office:value-type="string" calcext:value-type="string">
            <text:p>8104.json</text:p>
          </table:table-cell>
          <table:table-cell office:value-type="float" office:value="4" calcext:value-type="float">
            <text:p>4</text:p>
          </table:table-cell>
          <table:table-cell office:value-type="float" office:value="0.329395622014999" calcext:value-type="float">
            <text:p>0.329395622014999</text:p>
          </table:table-cell>
          <table:table-cell office:value-type="float" office:value="0.369010359048843" calcext:value-type="float">
            <text:p>0.369010359048843</text:p>
          </table:table-cell>
          <table:table-cell table:formula="of:=[.E30]-[.D30]" office:value-type="float" office:value="0.039614737033844" calcext:value-type="float">
            <text:p>0.039614737033844</text:p>
          </table:table-cell>
          <table:table-cell office:value-type="float" office:value="2.27691405110177" calcext:value-type="float">
            <text:p>2.27691405110177</text:p>
          </table:table-cell>
          <table:table-cell office:value-type="float" office:value="2.11175080704924" calcext:value-type="float">
            <text:p>2.11175080704924</text:p>
          </table:table-cell>
          <table:table-cell office:value-type="float" office:value="5" calcext:value-type="float">
            <text:p>5</text:p>
          </table:table-cell>
          <table:table-cell office:value-type="float" office:value="4" calcext:value-type="float">
            <text:p>4</text:p>
          </table:table-cell>
          <table:table-cell table:formula="of:=ABS([.J30]-[.I30])" office:value-type="float" office:value="1" calcext:value-type="float">
            <text:p>1</text:p>
          </table:table-cell>
          <table:table-cell office:value-type="float" office:value="2013" calcext:value-type="float">
            <text:p>2013</text:p>
          </table:table-cell>
          <table:table-cell office:value-type="string" calcext:value-type="string">
            <text:p>A high school dropout makes on average $19,000 a year, a high school graduate makes $28,000 a year, a college graduate makes $51,000 a year.</text:p>
          </table:table-cell>
          <table:table-cell office:value-type="string" calcext:value-type="string">
            <text:p>To date, Bachmann has no specific proposal for how she would <text:s/>like to overhaul the two entitlement programs. Rather, she mentioned a separate <text:s/>proposal made by fellow Republican Paul Ryan, though she's made no commitments <text:s/>to his -- or anyone else's -- plan.</text:p>
          </table:table-cell>
          <table:table-cell office:value-type="string" calcext:value-type="string">
            <text:p>The recent data released by the National Center for Education Statistics reveals a stark reality about education and its impact on earning potential. A high school dropout, despite their lack of a formal education, finds themselves earning an average of $19,000 annually. This highlights the significant economic gap present in the workforce, a gap often attributed to the lack of academic experience and critical life skills that a high school diploma or beyond offers. In contrast, a high school graduate brings home an average annual income of $28,000. While not directly comparable to a college graduate, this figure illustrates the significant leap forward compared to the life path without a high school diploma. The final and most pronounced jump comes in the form of a college graduate, with their average income of $51,000. <text:s/>This demonstrates that the pursuit of higher education often translates into substantial financial rewards that shape an individual’s trajectory in terms of career advancements and overall well-being. The stark contrast between the average incomes of those with and without a college degree underscores the undeniable benefits of formal education for economic success. The data underscores the importance of encouraging young adults to pursue higher education, not only for its intellectual and personal growth but also for its contribution to long-term economic stability</text:p>
          </table:table-cell>
          <table:table-cell office:value-type="string" calcext:value-type="string">
            <text:p>W artykule omówiono wypowiedź Don Lemon, czarnoskórego komentatora CNN, który w odpowiedzi na krytykę Billa O’Reilly'ego na temat problemów w czarnoskórej społeczności wskazał na edukację jako klucz do poprawy sytuacji. Lemon podkreślił, że wykształcenie przekłada się na wyższe zarobki — podał statystyki mówiące, że absolwenci szkół średnich i studiów zarabiają znacznie więcej niż osoby bez ukończonej szkoły.</text:p>
            <text:p>Artykuł weryfikuje te dane, korzystając z różnych źródeł, m.in. Biura Statystyki Pracy USA (BLS) oraz badań ekonomicznych. Wyniki pokazują, że przeciętne roczne zarobki osób bez ukończonej szkoły średniej, absolwentów liceów oraz osób z dyplomem wyższej uczelni różnią się znacząco i w przybliżeniu zgadzają się z podanymi przez Lemon dane.</text:p>
            <text:p>Analizy wskazują, że wykształcenie wyższe wiąże się z wyższymi zarobkami zarówno rocznymi, jak i w ciągu całej kariery zawodowej, choć różnice mogą się różnić w zależności od płci, zawodu, rasy czy stanu gospodarki.</text:p>
            <text:p>Podsumowując, artykuł ocenia twierdzenie Lemon jako w większości prawdziwe — wyższe wykształcenie generalnie przekłada się na wyższe zarobki.</text:p>
            <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3/aug/02/don-lemon/educational-levels-generally-make-difference-earni/" xlink:type="simple">https://www.politifact.com/factchecks/2013/aug/02/don-lemon/educational-levels-generally-make-difference-earni/</text:a></text:p>
            <text:p/>
            <text:p>Wygenerowany artykuł nic nie dodaje a jedynie powiela informacje zawarte w statement.</text:p>
          </table:table-cell>
          <table:table-cell office:value-type="string" calcext:value-type="string">
            <text:p>education,pundits</text:p>
          </table:table-cell>
          <table:table-cell office:value-type="string" calcext:value-type="string">
            <text:p>don-lemon</text:p>
          </table:table-cell>
          <table:table-cell office:value-type="string" calcext:value-type="string">
            <text:p>CNN anchor</text:p>
          </table:table-cell>
          <table:table-cell office:value-type="string" calcext:value-type="string">
            <text:p>Georgia</text:p>
          </table:table-cell>
          <table:table-cell office:value-type="string" calcext:value-type="string">
            <text:p>journalis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commentary on CNN</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71" calcext:value-type="float">
            <text:p>0.71</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671919785439968, 0.1593376100063324, 0.08006428927183151, 0.18185894191265106, 0.23262430727481842, 0.3293956220149994]</text:p>
          </table:table-cell>
          <table:table-cell office:value-type="string" calcext:value-type="string">
            <text:p>[0.003169180126860738, 0.09190794080495834, 0.07720938324928284, 0.287553608417511, 0.3690103590488434, 0.17114950716495514]</text:p>
          </table:table-cell>
          <table:table-cell office:value-type="float" office:value="0.121550396748872" calcext:value-type="float">
            <text:p>0.121550396748872</text:p>
          </table:table-cell>
          <table:table-cell table:formula="of:=1-([.G30]/LOG(6;2))" office:value-type="float" office:value="0.119169407499508" calcext:value-type="float">
            <text:p>0,119169407499508</text:p>
          </table:table-cell>
          <table:table-cell table:formula="of:=1-([.H30]/LOG(6;2))" office:value-type="float" office:value="0.183063272113193" calcext:value-type="float">
            <text:p>0,183063272113193</text:p>
          </table:table-cell>
          <table:table-cell table:formula="of:=[.BI30]*[.BJ30]" office:value-type="float" office:value="0.0218155416726503" calcext:value-type="float">
            <text:p>0,0218155416726503</text:p>
          </table:table-cell>
        </table:table-row>
        <table:table-row table:style-name="ro12">
          <table:table-cell table:style-name="ce5" office:value-type="float" office:value="26" calcext:value-type="float">
            <text:p>26</text:p>
          </table:table-cell>
          <table:table-cell office:value-type="string" calcext:value-type="string">
            <text:p>5510.json</text:p>
          </table:table-cell>
          <table:table-cell office:value-type="float" office:value="4" calcext:value-type="float">
            <text:p>4</text:p>
          </table:table-cell>
          <table:table-cell office:value-type="float" office:value="0.336794078350067" calcext:value-type="float">
            <text:p>0.336794078350067</text:p>
          </table:table-cell>
          <table:table-cell office:value-type="float" office:value="0.352764964103699" calcext:value-type="float">
            <text:p>0.352764964103699</text:p>
          </table:table-cell>
          <table:table-cell table:formula="of:=[.E31]-[.D31]" office:value-type="float" office:value="0.015970885753632" calcext:value-type="float">
            <text:p>0.015970885753632</text:p>
          </table:table-cell>
          <table:table-cell office:value-type="float" office:value="2.31190715257203" calcext:value-type="float">
            <text:p>2.31190715257203</text:p>
          </table:table-cell>
          <table:table-cell office:value-type="float" office:value="2.18625529129887" calcext:value-type="float">
            <text:p>2.18625529129887</text:p>
          </table:table-cell>
          <table:table-cell office:value-type="float" office:value="5" calcext:value-type="float">
            <text:p>5</text:p>
          </table:table-cell>
          <table:table-cell office:value-type="float" office:value="4" calcext:value-type="float">
            <text:p>4</text:p>
          </table:table-cell>
          <table:table-cell table:formula="of:=ABS([.J31]-[.I31])" office:value-type="float" office:value="1" calcext:value-type="float">
            <text:p>1</text:p>
          </table:table-cell>
          <table:table-cell office:value-type="float" office:value="2012" calcext:value-type="float">
            <text:p>2012</text:p>
          </table:table-cell>
          <table:table-cell office:value-type="string" calcext:value-type="string">
            <text:p>Theyre paying a less rate of tax -- these richest people in America -- than they have in the last 80 years.</text:p>
          </table:table-cell>
          <table:table-cell office:value-type="string" calcext:value-type="string">
            <text:p>The FBI, not Haneys Homeland Security department, would handle a terrorism investigation. The State Department, meanwhile, would play little to no role in whether a case is opened, closed or anything else.</text:p>
          </table:table-cell>
          <table:table-cell office:value-type="string" calcext:value-type="string">
            <text:p>The headlines are flashing: "Tax breaks for the wealthy!" "Tax fraud!" "The richest are getting away with murder!" These are not new sounds, just the latest volley in the eternal debate about taxation. The reality, however, is far more complicated than any politician's promise. While citizens debate the "fairness" of taxes, a deeper, less-discussed reality looms: the richest Americans are currently paying less in taxes than they have in the last 80 years.The numbers are stark. <text:span text:style-name="T13">According to a recent study by the Tax Foundation, the top 1% of earners in America now pay an average effective tax rate of just </text:span><text:span text:style-name="T6">10.7%</text:span><text:span text:style-name="T13"> compared to the 36.4% average tax rate of the early 1970s</text:span>. This is a staggering difference. As the gap between the wealthiest and the rest grows, their tax burden decreases as their fortunes grow.These numbers are not just a theoretical exercise. They are the stark reality of a system that allows for loopholes, deductions, and tax credits that disproportionately benefit the wealthy. These loopholes, often disguised as legal tax breaks, are used to manipulate tax burdens, leaving the wealthy with less of a tax liability than they would otherwise have.Consider</text:p>
          </table:table-cell>
          <table:table-cell office:value-type="string" calcext:value-type="string">
            <text:p>Poseł Steve Rothman twierdzi, że najbogatsi Amerykanie płacą obecnie niższą stawkę podatku dochodowego niż w ciągu ostatnich 80 lat. W nagraniu z kampanii mówi, że najwyższe dochody (powyżej miliona dolarów rocznie) są opodatkowane niżej niż dawniej, co zmusza klasę średnią i pracujących do płacenia wyższych podatków w ich miejsce.</text:p>
            <text:p>Analiza danych historycznych pokazuje, że choć obecna najwyższa stawka podatkowa (35% w 2011 roku) jest niższa niż w większości ostatnich 80 lat, to w latach 1988-1992 stawki były jeszcze niższe (28-31%). Historycznie stawki te sięgały nawet ponad 90% w czasie II wojny światowej i lat 50. oraz 60.</text:p>
            <text:p>Rzeczywiste podatki płacone przez najbogatszych, wyrażone jako procent ich dochodu, również były w 2007 roku niższe niż w większości lat od 1979 do 2006, choć najwyższy 1% płacił w sumie większy udział podatków federalnych niż w 1979.</text:p>
            <text:p>Podsumowując, stwierdzenie Rothmana jest w dużej mierze prawdziwe — najwyższe podatki są dziś niższe niż przez większość ostatnich dekad, choć nie bez wyjątków. Jego twierdzenie oceniono jako "w większości prawdziwe".</text:p>
            <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nformacja o ETR na początku 1970 (chociaż trochę zawyżony)</text:p>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2/mar/11/steve-rothman/congressman-steve-rothman-claims-wealthiest-americ/" xlink:type="simple">https://www.politifact.com/factchecks/2012/mar/11/steve-rothman/congressman-steve-rothman-claims-wealthiest-americ/</text:a></text:p>
            <text:p><text:a xlink:href="https://taxfoundation.org/data/all/federal/historical-income-tax-rates-brackets/" xlink:type="simple">https://taxfoundation.org/data/all/federal/historical-income-tax-rates-brackets/</text:a></text:p>
            <text:p><text:a xlink:href="https://chatgpt.com/share/6866fe3b-ff50-8000-abae-a4f1ae93ebbf" xlink:type="simple">https://chatgpt.com/share/6866fe3b-ff50-8000-abae-a4f1ae93ebbf</text:a></text:p>
            <text:p/>
            <text:p>Wygenerowany artykuł odnosi jest napisany w niewiadomo jakim kontekście czasowym, bo zakłada, że aktualnie panuje ETR ~10%, co w 2025 roku jest nieprawdą, a nawet wcześniej wydaje się mało prawdopodobny, bo faktyczny ETR jest zwykle 25-26%. Pomimo to artykuł przekazuje sentyment mogący poprawić klasyfikację.</text:p>
          </table:table-cell>
          <table:table-cell office:value-type="string" calcext:value-type="string">
            <text:p>taxes,wealth</text:p>
          </table:table-cell>
          <table:table-cell office:value-type="string" calcext:value-type="string">
            <text:p>steve-rothman</text:p>
          </table:table-cell>
          <table:table-cell table:number-columns-repeated="2"/>
          <table:table-cell office:value-type="string" calcext:value-type="string">
            <text:p>democrat</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a campaign video posted on YouTube</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1.87" calcext:value-type="float">
            <text:p>1.8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621328830718994, 0.15310145914554596, 0.08715526759624481, 0.18265189230442047, 0.2140839844942093, 0.33679407835006714]</text:p>
          </table:table-cell>
          <table:table-cell office:value-type="string" calcext:value-type="string">
            <text:p>[0.00806412473320961, 0.1025690883398056, 0.07894716411828995, 0.22907927632331848, 0.35276496410369873, 0.22857533395290375]</text:p>
          </table:table-cell>
          <table:table-cell office:value-type="float" office:value="0.1188091509595" calcext:value-type="float">
            <text:p>0.1188091509595</text:p>
          </table:table-cell>
          <table:table-cell table:formula="of:=1-([.G31]/LOG(6;2))" office:value-type="float" office:value="0.105632227961895" calcext:value-type="float">
            <text:p>0,105632227961895</text:p>
          </table:table-cell>
          <table:table-cell table:formula="of:=1-([.H31]/LOG(6;2))" office:value-type="float" office:value="0.154241003229662" calcext:value-type="float">
            <text:p>0,154241003229662</text:p>
          </table:table-cell>
          <table:table-cell table:formula="of:=[.BI31]*[.BJ31]" office:value-type="float" office:value="0.0162928208142269" calcext:value-type="float">
            <text:p>0,0162928208142269</text:p>
          </table:table-cell>
        </table:table-row>
        <table:table-row table:style-name="ro1" table:number-rows-repeated="1048544">
          <table:table-cell table:number-columns-repeated="63"/>
        </table:table-row>
        <table:table-row table:style-name="ro1">
          <table:table-cell table:number-columns-repeated="63"/>
        </table:table-row>
      </table:table>
      <table:named-expressions/>
      <table:database-ranges>
        <table:database-range table:name="__Anonymous_Sheet_DB__0" table:target-range-address="SM_incorrect_SMA_correct.A1:SM_incorrect_SMA_correct.BK31" table:display-filter-buttons="true">
          <table:sort>
            <table:sort-by table:field-number="10" table:order="descending" table:data-type="automatic"/>
            <table:sort-by table:field-number="62" table:order="descending"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5" number:min-decimal-places="5" number:min-integer-digits="0"/>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5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5">00.00.0000</text:date>, <text:time style:data-style-name="N2" text:time-value="01:50:57.6250632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7-15T03:35:09.714683500</dc:date>
    <meta:editing-duration>P1DT21H25M14S</meta:editing-duration>
    <meta:editing-cycles>253</meta:editing-cycles>
    <meta:generator>LibreOffice/25.2.4.3$Windows_X86_64 LibreOffice_project/33e196637044ead23f5c3226cde09b47731f7e27</meta:generator>
    <meta:document-statistic meta:table-count="1" meta:cell-count="1923" meta:object-count="0"/>
  </office:meta>
</office:document-meta>
</file>